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8409in"/>
    </style:style>
    <style:style style:name="co31" style:family="table-column">
      <style:table-column-properties fo:break-before="auto" style:column-width="1.7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1.6535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  <style:text-properties style:font-name="Arial Narrow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1" style:family="table-cell" style:parent-style-name="Default" style:data-style-name="N121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Green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3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0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56" style:family="table-cell" style:parent-style-name="Default" style:data-style-name="N121">
      <style:table-cell-properties fo:border-bottom="0.74pt solid #000000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66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75" style:family="table-cell" style:parent-style-name="Default">
      <style:table-cell-properties fo:border-bottom="none" fo:background-color="#ffb66c" fo:border-left="none" fo:border-right="0.74pt solid #000000" fo:border-top="0.74pt solid #000000"/>
    </style:style>
    <style:style style:name="ce77" style:family="table-cell" style:parent-style-name="Default" style:data-style-name="N121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1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121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5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b4c7dc" fo:border-left="none" fo:border-right="0.74pt solid #000000" fo:border-top="0.74pt solid #000000"/>
    </style:style>
    <style:style style:name="ce94" style:family="table-cell" style:parent-style-name="Default" style:data-style-name="N121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column table:style-name="co7" table:number-columns-repeated="9" table:default-cell-style-name="Default"/>
        <table:table-row table:style-name="ro1">
          <table:table-cell table:style-name="ce1"/>
          <table:table-cell table:style-name="ce18"/>
          <table:table-cell table:style-name="ce22" table:number-columns-repeated="4"/>
          <table:table-cell table:style-name="ce30" office:value-type="string" calcext:value-type="string" table:number-columns-spanned="7" table:number-rows-spanned="1">
            <text:p>BothSides</text:p>
          </table:table-cell>
          <table:covered-table-cell table:number-columns-repeated="5" table:style-name="ce39"/>
          <table:covered-table-cell table:style-name="ce49"/>
          <table:table-cell table:style-name="ce55" office:value-type="string" calcext:value-type="string" table:number-columns-spanned="7" table:number-rows-spanned="1">
            <text:p>PosSide</text:p>
          </table:table-cell>
          <table:covered-table-cell table:number-columns-repeated="2" table:style-name="ce63"/>
          <table:covered-table-cell table:number-columns-repeated="3" table:style-name="ce71"/>
          <table:covered-table-cell table:style-name="ce75"/>
          <table:table-cell table:style-name="ce81" office:value-type="string" calcext:value-type="string" table:number-columns-spanned="7" table:number-rows-spanned="1">
            <text:p>NegSide</text:p>
          </table:table-cell>
          <table:covered-table-cell table:number-columns-repeated="2" table:style-name="ce85"/>
          <table:covered-table-cell table:number-columns-repeated="3" table:style-name="ce89"/>
          <table:covered-table-cell table:style-name="ce92"/>
        </table:table-row>
        <table:table-row table:style-name="ro1">
          <table:table-cell table:style-name="ce12" office:value-type="string" calcext:value-type="string">
            <text:p>Scenario</text:p>
          </table:table-cell>
          <table:table-cell table:style-name="ce19" office:value-type="string" calcext:value-type="string">
            <text:p>Scenario #</text:p>
          </table:table-cell>
          <table:table-cell table:style-name="ce19" office:value-type="string" calcext:value-type="string">
            <text:p>fracPos</text:p>
          </table:table-cell>
          <table:table-cell table:style-name="ce19" office:value-type="string" calcext:value-type="string">
            <text:p>fracNeg</text:p>
          </table:table-cell>
          <table:table-cell table:style-name="ce19" office:value-type="string" calcext:value-type="string">
            <text:p>rho</text:p>
          </table:table-cell>
          <table:table-cell table:style-name="ce19" office:value-type="string" calcext:value-type="string">
            <text:p>FDRmethod</text:p>
          </table:table-cell>
          <table:table-cell table:style-name="ce31" office:value-type="string" calcext:value-type="string">
            <text:p>canonical</text:p>
          </table:table-cell>
          <table:table-cell table:style-name="ce40" office:value-type="string" calcext:value-type="string">
            <text:p>combined</text:p>
          </table:table-cell>
          <table:table-cell table:style-name="ce40" office:value-type="string" calcext:value-type="string">
            <text:p>twotailed</text:p>
          </table:table-cell>
          <table:table-cell table:style-name="ce40" office:value-type="string" calcext:value-type="string">
            <text:p>split</text:p>
          </table:table-cell>
          <table:table-cell table:style-name="ce40" office:value-type="string" calcext:value-type="string">
            <text:p>old</text:p>
          </table:table-cell>
          <table:table-cell table:style-name="ce40" office:value-type="string" calcext:value-type="string">
            <text:p>question11</text:p>
          </table:table-cell>
          <table:table-cell table:style-name="ce50" office:value-type="string" calcext:value-type="string">
            <text:p>question12</text:p>
          </table:table-cell>
          <table:table-cell table:style-name="ce56" office:value-type="string" calcext:value-type="string">
            <text:p>canonical</text:p>
          </table:table-cell>
          <table:table-cell table:style-name="ce66" office:value-type="string" calcext:value-type="string">
            <text:p>combined</text:p>
          </table:table-cell>
          <table:table-cell table:style-name="ce66" office:value-type="string" calcext:value-type="string">
            <text:p>twotailed</text:p>
          </table:table-cell>
          <table:table-cell table:style-name="ce66" office:value-type="string" calcext:value-type="string">
            <text:p>split</text:p>
          </table:table-cell>
          <table:table-cell table:style-name="ce66" office:value-type="string" calcext:value-type="string">
            <text:p>old</text:p>
          </table:table-cell>
          <table:table-cell table:style-name="ce66" office:value-type="string" calcext:value-type="string">
            <text:p>question11</text:p>
          </table:table-cell>
          <table:table-cell table:style-name="ce77" office:value-type="string" calcext:value-type="string">
            <text:p>question12</text:p>
          </table:table-cell>
          <table:table-cell table:style-name="ce82" office:value-type="string" calcext:value-type="string">
            <text:p>canonical</text:p>
          </table:table-cell>
          <table:table-cell table:style-name="ce86" office:value-type="string" calcext:value-type="string">
            <text:p>combined</text:p>
          </table:table-cell>
          <table:table-cell table:style-name="ce86" office:value-type="string" calcext:value-type="string">
            <text:p>twotailed</text:p>
          </table:table-cell>
          <table:table-cell table:style-name="ce86" office:value-type="string" calcext:value-type="string">
            <text:p>split</text:p>
          </table:table-cell>
          <table:table-cell table:style-name="ce86" office:value-type="string" calcext:value-type="string">
            <text:p>old</text:p>
          </table:table-cell>
          <table:table-cell table:style-name="ce86" office:value-type="string" calcext:value-type="string">
            <text:p>question11</text:p>
          </table:table-cell>
          <table:table-cell table:style-name="ce94" office:value-type="string" calcext:value-type="string">
            <text:p>question12</text:p>
          </table:table-cell>
        </table:table-row>
        <table:table-row table:style-name="ro1">
          <table:table-cell table:style-name="ce1" table:formula="of:=[$raw.A2]" office:value-type="string" office:string-value="bh_indep_null_fdp" calcext:value-type="string">
            <text:p>bh_indep_null_fdp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09" calcext:value-type="float">
            <text:p>0.0900</text:p>
          </table:table-cell>
          <table:table-cell table:style-name="ce91" table:formula="of:=[raw.Q2]+ORG.OPENOFFICE.STYLE(IF([raw.K2]&lt;[raw.R2];&quot;Red&quot;;IF([raw.K2]&gt;[raw.S2];&quot;Blue&quot;;&quot;Green&quot;)))" office:value-type="float" office:value="0.04" calcext:value-type="float">
            <text:p>0.0400</text:p>
          </table:table-cell>
          <table:table-cell table:style-name="ce91" table:formula="of:=[raw.T2]+ORG.OPENOFFICE.STYLE(IF([raw.K2]&lt;[raw.U2];&quot;Red&quot;;IF([raw.K2]&gt;[raw.V2];&quot;Blue&quot;;&quot;Green&quot;)))" office:value-type="float" office:value="0.04" calcext:value-type="float">
            <text:p>0.0400</text:p>
          </table:table-cell>
          <table:table-cell table:style-name="ce54" table:formula="of:=[raw.W2]+ORG.OPENOFFICE.STYLE(IF([raw.K2]&lt;[raw.X2];&quot;Red&quot;;IF([raw.K2]&gt;[raw.Y2];&quot;Blue&quot;;&quot;Green&quot;)))" office:value-type="float" office:value="0.0885" calcext:value-type="float">
            <text:p>0.0885</text:p>
          </table:table-cell>
          <table:table-cell table:style-name="ce91" table:formula="of:=[raw.Z2]+ORG.OPENOFFICE.STYLE(IF([raw.K2]&lt;[raw.AA2];&quot;Red&quot;;IF([raw.K2]&gt;[raw.AB2];&quot;Blue&quot;;&quot;Green&quot;)))" office:value-type="float" office:value="0.0395" calcext:value-type="float">
            <text:p>0.0395</text:p>
          </table:table-cell>
          <table:table-cell table:style-name="ce91" table:formula="of:=[raw.AC2]+ORG.OPENOFFICE.STYLE(IF([raw.K2]&lt;[raw.AD2];&quot;Red&quot;;IF([raw.K2]&gt;[raw.AE2];&quot;Blue&quot;;&quot;Green&quot;)))" office:value-type="float" office:value="0.0395" calcext:value-type="float">
            <text:p>0.0395</text:p>
          </table:table-cell>
          <table:table-cell table:style-name="ce101" table:formula="of:=[raw.AF2]+ORG.OPENOFFICE.STYLE(IF([raw.K2]&lt;[raw.AG2];&quot;Red&quot;;IF([raw.K2]&gt;[raw.AH2];&quot;Blue&quot;;&quot;Green&quot;)))" office:value-type="float" office:value="0.0395" calcext:value-type="float">
            <text:p>0.0395</text:p>
          </table:table-cell>
          <table:table-cell table:style-name="ce83" table:formula="of:=[raw.AI2]+ORG.OPENOFFICE.STYLE(IF([raw.K2]&lt;[raw.AJ2];&quot;Red&quot;;IF([raw.K2]&gt;[raw.AK2];&quot;Blue&quot;;&quot;Green&quot;)))" office:value-type="float" office:value="0.046" calcext:value-type="float">
            <text:p>0.0460</text:p>
          </table:table-cell>
          <table:table-cell table:style-name="ce91" table:formula="of:=[raw.AL2]+ORG.OPENOFFICE.STYLE(IF([raw.K2]&lt;[raw.AM2];&quot;Red&quot;;IF([raw.K2]&gt;[raw.AN2];&quot;Blue&quot;;&quot;Green&quot;)))" office:value-type="float" office:value="0.0215" calcext:value-type="float">
            <text:p>0.0215</text:p>
          </table:table-cell>
          <table:table-cell table:style-name="ce91" table:formula="of:=[raw.AO2]+ORG.OPENOFFICE.STYLE(IF([raw.K2]&lt;[raw.AP2];&quot;Red&quot;;IF([raw.K2]&gt;[raw.AQ2];&quot;Blue&quot;;&quot;Green&quot;)))" office:value-type="float" office:value="0.0215" calcext:value-type="float">
            <text:p>0.0215</text:p>
          </table:table-cell>
          <table:table-cell table:style-name="ce60" table:formula="of:=[raw.AR2]+ORG.OPENOFFICE.STYLE(IF([raw.K2]&lt;[raw.AS2];&quot;Red&quot;;IF([raw.K2]&gt;[raw.AT2];&quot;Blue&quot;;&quot;Green&quot;)))" office:value-type="float" office:value="0.0445" calcext:value-type="float">
            <text:p>0.0445</text:p>
          </table:table-cell>
          <table:table-cell table:style-name="ce91" table:formula="of:=[raw.AU2]+ORG.OPENOFFICE.STYLE(IF([raw.K2]&lt;[raw.AV2];&quot;Red&quot;;IF([raw.K2]&gt;[raw.AW2];&quot;Blue&quot;;&quot;Green&quot;)))" office:value-type="float" office:value="0.02" calcext:value-type="float">
            <text:p>0.0200</text:p>
          </table:table-cell>
          <table:table-cell table:style-name="ce91" table:formula="of:=[raw.AX2]+ORG.OPENOFFICE.STYLE(IF([raw.K2]&lt;[raw.AY2];&quot;Red&quot;;IF([raw.K2]&gt;[raw.AZ2];&quot;Blue&quot;;&quot;Green&quot;)))" office:value-type="float" office:value="0.0195" calcext:value-type="float">
            <text:p>0.0195</text:p>
          </table:table-cell>
          <table:table-cell table:style-name="ce101" table:formula="of:=[raw.BA2]+ORG.OPENOFFICE.STYLE(IF([raw.K2]&lt;[raw.BB2];&quot;Red&quot;;IF([raw.K2]&gt;[raw.BC2];&quot;Blue&quot;;&quot;Green&quot;)))" office:value-type="float" office:value="0.02" calcext:value-type="float">
            <text:p>0.0200</text:p>
          </table:table-cell>
          <table:table-cell table:style-name="ce83" table:formula="of:=[raw.BD2]+ORG.OPENOFFICE.STYLE(IF([raw.K2]&lt;[raw.BE2];&quot;Red&quot;;IF([raw.K2]&gt;[raw.BF2];&quot;Blue&quot;;&quot;Green&quot;)))" office:value-type="float" office:value="0.046" calcext:value-type="float">
            <text:p>0.0460</text:p>
          </table:table-cell>
          <table:table-cell table:style-name="ce91" table:formula="of:=[raw.BG2]+ORG.OPENOFFICE.STYLE(IF([raw.K2]&lt;[raw.BH2];&quot;Red&quot;;IF([raw.K2]&gt;[raw.BI2];&quot;Blue&quot;;&quot;Green&quot;)))" office:value-type="float" office:value="0.0205" calcext:value-type="float">
            <text:p>0.0205</text:p>
          </table:table-cell>
          <table:table-cell table:style-name="ce91" table:formula="of:=[raw.BJ2]+ORG.OPENOFFICE.STYLE(IF([raw.K2]&lt;[raw.BK2];&quot;Red&quot;;IF([raw.K2]&gt;[raw.BL2];&quot;Blue&quot;;&quot;Green&quot;)))" office:value-type="float" office:value="0.0205" calcext:value-type="float">
            <text:p>0.0205</text:p>
          </table:table-cell>
          <table:table-cell table:style-name="ce60" table:formula="of:=[raw.BM2]+ORG.OPENOFFICE.STYLE(IF([raw.K2]&lt;[raw.BN2];&quot;Red&quot;;IF([raw.K2]&gt;[raw.BO2];&quot;Blue&quot;;&quot;Green&quot;)))" office:value-type="float" office:value="0.046" calcext:value-type="float">
            <text:p>0.0460</text:p>
          </table:table-cell>
          <table:table-cell table:style-name="ce91" table:formula="of:=[raw.BP2]+ORG.OPENOFFICE.STYLE(IF([raw.K2]&lt;[raw.BQ2];&quot;Red&quot;;IF([raw.K2]&gt;[raw.BR2];&quot;Blue&quot;;&quot;Green&quot;)))" office:value-type="float" office:value="0.02" calcext:value-type="float">
            <text:p>0.0200</text:p>
          </table:table-cell>
          <table:table-cell table:style-name="ce91" table:formula="of:=[raw.BS2]+ORG.OPENOFFICE.STYLE(IF([raw.K2]&lt;[raw.BT2];&quot;Red&quot;;IF([raw.K2]&gt;[raw.BU2];&quot;Blue&quot;;&quot;Green&quot;)))" office:value-type="float" office:value="0.0205" calcext:value-type="float">
            <text:p>0.0205</text:p>
          </table:table-cell>
          <table:table-cell table:style-name="ce101" table:formula="of:=[raw.BV2]+ORG.OPENOFFICE.STYLE(IF([raw.K2]&lt;[raw.BW2];&quot;Red&quot;;IF([raw.K2]&gt;[raw.BX2];&quot;Blue&quot;;&quot;Green&quot;)))" office:value-type="float" office:value="0.02" calcext:value-type="float">
            <text:p>0.0200</text:p>
          </table:table-cell>
        </table:table-row>
        <table:table-row table:style-name="ro1">
          <table:table-cell table:style-name="ce5" table:formula="of:=[$raw.A3]" office:value-type="string" office:string-value="bh_indep_posonly_fdp" calcext:value-type="string">
            <text:p>bh_indep_posonly_fdp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5602366357146" calcext:value-type="float">
            <text:p>0.0376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6813023516164" calcext:value-type="float">
            <text:p>0.0377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6813023516164" calcext:value-type="float">
            <text:p>0.0377</text:p>
          </table:table-cell>
          <table:table-cell table:style-name="ce61" table:formula="of:=[raw.W3]+ORG.OPENOFFICE.STYLE(IF([raw.K3]&lt;[raw.X3];&quot;Red&quot;;IF([raw.K3]&gt;[raw.Y3];&quot;Blue&quot;;&quot;Green&quot;)))" office:value-type="float" office:value="0.030210971094166" calcext:value-type="float">
            <text:p>0.0302</text:p>
          </table:table-cell>
          <table:table-cell table:style-name="ce61" table:formula="of:=[raw.Z3]+ORG.OPENOFFICE.STYLE(IF([raw.K3]&lt;[raw.AA3];&quot;Red&quot;;IF([raw.K3]&gt;[raw.AB3];&quot;Blue&quot;;&quot;Green&quot;)))" office:value-type="float" office:value="0.0188181036143327" calcext:value-type="float">
            <text:p>0.0188</text:p>
          </table:table-cell>
          <table:table-cell table:style-name="ce61" table:formula="of:=[raw.AC3]+ORG.OPENOFFICE.STYLE(IF([raw.K3]&lt;[raw.AD3];&quot;Red&quot;;IF([raw.K3]&gt;[raw.AE3];&quot;Blue&quot;;&quot;Green&quot;)))" office:value-type="float" office:value="0.015045678996747" calcext:value-type="float">
            <text:p>0.0150</text:p>
          </table:table-cell>
          <table:table-cell table:style-name="ce29" table:formula="of:=[raw.AF3]+ORG.OPENOFFICE.STYLE(IF([raw.K3]&lt;[raw.AG3];&quot;Red&quot;;IF([raw.K3]&gt;[raw.AH3];&quot;Blue&quot;;&quot;Green&quot;)))" office:value-type="float" office:value="0.0187838753322396" calcext:value-type="float">
            <text:p>0.0188</text:p>
          </table:table-cell>
          <table:table-cell table:style-name="ce15" table:formula="of:=[raw.AI3]+ORG.OPENOFFICE.STYLE(IF([raw.K3]&lt;[raw.AJ3];&quot;Red&quot;;IF([raw.K3]&gt;[raw.AK3];&quot;Blue&quot;;&quot;Green&quot;)))" office:value-type="float" office:value="0.0374524887698803" calcext:value-type="float">
            <text:p>0.0375</text:p>
          </table:table-cell>
          <table:table-cell table:style-name="ce61" table:formula="of:=[raw.AL3]+ORG.OPENOFFICE.STYLE(IF([raw.K3]&lt;[raw.AM3];&quot;Red&quot;;IF([raw.K3]&gt;[raw.AN3];&quot;Blue&quot;;&quot;Green&quot;)))" office:value-type="float" office:value="0.0191001232600823" calcext:value-type="float">
            <text:p>0.0191</text:p>
          </table:table-cell>
          <table:table-cell table:style-name="ce6" table:formula="of:=[raw.AO3]+ORG.OPENOFFICE.STYLE(IF([raw.K3]&lt;[raw.AP3];&quot;Red&quot;;IF([raw.K3]&gt;[raw.AQ3];&quot;Blue&quot;;&quot;Green&quot;)))" office:value-type="float" office:value="0.0191001232600823" calcext:value-type="float">
            <text:p>0.0191</text:p>
          </table:table-cell>
          <table:table-cell table:style-name="ce6" table:formula="of:=[raw.AR3]+ORG.OPENOFFICE.STYLE(IF([raw.K3]&lt;[raw.AS3];&quot;Red&quot;;IF([raw.K3]&gt;[raw.AT3];&quot;Blue&quot;;&quot;Green&quot;)))" office:value-type="float" office:value="0.0300677660183424" calcext:value-type="float">
            <text:p>0.0301</text:p>
          </table:table-cell>
          <table:table-cell table:style-name="ce61" table:formula="of:=[raw.AU3]+ORG.OPENOFFICE.STYLE(IF([raw.K3]&lt;[raw.AV3];&quot;Red&quot;;IF([raw.K3]&gt;[raw.AW3];&quot;Blue&quot;;&quot;Green&quot;)))" office:value-type="float" office:value="0.0187499975822507" calcext:value-type="float">
            <text:p>0.0187</text:p>
          </table:table-cell>
          <table:table-cell table:style-name="ce61" table:formula="of:=[raw.AX3]+ORG.OPENOFFICE.STYLE(IF([raw.K3]&lt;[raw.AY3];&quot;Red&quot;;IF([raw.K3]&gt;[raw.AZ3];&quot;Blue&quot;;&quot;Green&quot;)))" office:value-type="float" office:value="0.0149502937664943" calcext:value-type="float">
            <text:p>0.0150</text:p>
          </table:table-cell>
          <table:table-cell table:style-name="ce29" table:formula="of:=[raw.BA3]+ORG.OPENOFFICE.STYLE(IF([raw.K3]&lt;[raw.BB3];&quot;Red&quot;;IF([raw.K3]&gt;[raw.BC3];&quot;Blue&quot;;&quot;Green&quot;)))" office:value-type="float" office:value="0.0187157092352466" calcext:value-type="float">
            <text:p>0.0187</text:p>
          </table:table-cell>
          <table:table-cell table:style-name="ce15" table:formula="of:=[raw.BD3]+ORG.OPENOFFICE.STYLE(IF([raw.K3]&lt;[raw.BE3];&quot;Red&quot;;IF([raw.K3]&gt;[raw.BF3];&quot;Blue&quot;;&quot;Green&quot;)))" office:value-type="float" office:value="0.04" calcext:value-type="float">
            <text:p>0.0400</text:p>
          </table:table-cell>
          <table:table-cell table:style-name="ce9" table:formula="of:=[raw.BG3]+ORG.OPENOFFICE.STYLE(IF([raw.K3]&lt;[raw.BH3];&quot;Red&quot;;IF([raw.K3]&gt;[raw.BI3];&quot;Blue&quot;;&quot;Green&quot;)))" office:value-type="float" office:value="0.996" calcext:value-type="float">
            <text:p>0.9960</text:p>
          </table:table-cell>
          <table:table-cell table:style-name="ce9" table:formula="of:=[raw.BJ3]+ORG.OPENOFFICE.STYLE(IF([raw.K3]&lt;[raw.BK3];&quot;Red&quot;;IF([raw.K3]&gt;[raw.BL3];&quot;Blue&quot;;&quot;Green&quot;)))" office:value-type="float" office:value="0.996" calcext:value-type="float">
            <text:p>0.9960</text:p>
          </table:table-cell>
          <table:table-cell table:style-name="ce72" table:formula="of:=[raw.BM3]+ORG.OPENOFFICE.STYLE(IF([raw.K3]&lt;[raw.BN3];&quot;Red&quot;;IF([raw.K3]&gt;[raw.BO3];&quot;Blue&quot;;&quot;Green&quot;)))" office:value-type="float" office:value="0.0495" calcext:value-type="float">
            <text:p>0.0495</text:p>
          </table:table-cell>
          <table:table-cell table:style-name="ce6" table:formula="of:=[raw.BP3]+ORG.OPENOFFICE.STYLE(IF([raw.K3]&lt;[raw.BQ3];&quot;Red&quot;;IF([raw.K3]&gt;[raw.BR3];&quot;Blue&quot;;&quot;Green&quot;)))" office:value-type="float" office:value="0.0225" calcext:value-type="float">
            <text:p>0.0225</text:p>
          </table:table-cell>
          <table:table-cell table:style-name="ce6" table:formula="of:=[raw.BS3]+ORG.OPENOFFICE.STYLE(IF([raw.K3]&lt;[raw.BT3];&quot;Red&quot;;IF([raw.K3]&gt;[raw.BU3];&quot;Blue&quot;;&quot;Green&quot;)))" office:value-type="float" office:value="0.029" calcext:value-type="float">
            <text:p>0.0290</text:p>
          </table:table-cell>
          <table:table-cell table:style-name="ce29" table:formula="of:=[raw.BV3]+ORG.OPENOFFICE.STYLE(IF([raw.K3]&lt;[raw.BW3];&quot;Red&quot;;IF([raw.K3]&gt;[raw.BX3];&quot;Blue&quot;;&quot;Green&quot;)))" office:value-type="float" office:value="0.0225" calcext:value-type="float">
            <text:p>0.0225</text:p>
          </table:table-cell>
        </table:table-row>
        <table:table-row table:style-name="ro1">
          <table:table-cell table:style-name="ce5" table:formula="of:=[$raw.A4]" office:value-type="string" office:string-value="bh_indep_negonly_fdp" calcext:value-type="string">
            <text:p>bh_indep_negonly_fdp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161559841397" calcext:value-type="float">
            <text:p>0.0392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6107350742778" calcext:value-type="float">
            <text:p>0.0396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6107350742778" calcext:value-type="float">
            <text:p>0.0396</text:p>
          </table:table-cell>
          <table:table-cell table:style-name="ce61" table:formula="of:=[raw.W4]+ORG.OPENOFFICE.STYLE(IF([raw.K4]&lt;[raw.X4];&quot;Red&quot;;IF([raw.K4]&gt;[raw.Y4];&quot;Blue&quot;;&quot;Green&quot;)))" office:value-type="float" office:value="0.031805843704601" calcext:value-type="float">
            <text:p>0.0318</text:p>
          </table:table-cell>
          <table:table-cell table:style-name="ce61" table:formula="of:=[raw.Z4]+ORG.OPENOFFICE.STYLE(IF([raw.K4]&lt;[raw.AA4];&quot;Red&quot;;IF([raw.K4]&gt;[raw.AB4];&quot;Blue&quot;;&quot;Green&quot;)))" office:value-type="float" office:value="0.0205559758465672" calcext:value-type="float">
            <text:p>0.0206</text:p>
          </table:table-cell>
          <table:table-cell table:style-name="ce61" table:formula="of:=[raw.AC4]+ORG.OPENOFFICE.STYLE(IF([raw.K4]&lt;[raw.AD4];&quot;Red&quot;;IF([raw.K4]&gt;[raw.AE4];&quot;Blue&quot;;&quot;Green&quot;)))" office:value-type="float" office:value="0.016806630684699" calcext:value-type="float">
            <text:p>0.0168</text:p>
          </table:table-cell>
          <table:table-cell table:style-name="ce29" table:formula="of:=[raw.AF4]+ORG.OPENOFFICE.STYLE(IF([raw.K4]&lt;[raw.AG4];&quot;Red&quot;;IF([raw.K4]&gt;[raw.AH4];&quot;Blue&quot;;&quot;Green&quot;)))" office:value-type="float" office:value="0.0205150965533453" calcext:value-type="float">
            <text:p>0.0205</text:p>
          </table:table-cell>
          <table:table-cell table:style-name="ce15" table:formula="of:=[raw.AI4]+ORG.OPENOFFICE.STYLE(IF([raw.K4]&lt;[raw.AJ4];&quot;Red&quot;;IF([raw.K4]&gt;[raw.AK4];&quot;Blue&quot;;&quot;Green&quot;)))" office:value-type="float" office:value="0.0395" calcext:value-type="float">
            <text:p>0.0395</text:p>
          </table:table-cell>
          <table:table-cell table:style-name="ce62" table:formula="of:=[raw.AL4]+ORG.OPENOFFICE.STYLE(IF([raw.K4]&lt;[raw.AM4];&quot;Red&quot;;IF([raw.K4]&gt;[raw.AN4];&quot;Blue&quot;;&quot;Green&quot;)))" office:value-type="float" office:value="0.999" calcext:value-type="float">
            <text:p>0.9990</text:p>
          </table:table-cell>
          <table:table-cell table:style-name="ce9" table:formula="of:=[raw.AO4]+ORG.OPENOFFICE.STYLE(IF([raw.K4]&lt;[raw.AP4];&quot;Red&quot;;IF([raw.K4]&gt;[raw.AQ4];&quot;Blue&quot;;&quot;Green&quot;)))" office:value-type="float" office:value="0.999" calcext:value-type="float">
            <text:p>0.9990</text:p>
          </table:table-cell>
          <table:table-cell table:style-name="ce7" table:formula="of:=[raw.AR4]+ORG.OPENOFFICE.STYLE(IF([raw.K4]&lt;[raw.AS4];&quot;Red&quot;;IF([raw.K4]&gt;[raw.AT4];&quot;Blue&quot;;&quot;Green&quot;)))" office:value-type="float" office:value="0.0505" calcext:value-type="float">
            <text:p>0.0505</text:p>
          </table:table-cell>
          <table:table-cell table:style-name="ce61" table:formula="of:=[raw.AU4]+ORG.OPENOFFICE.STYLE(IF([raw.K4]&lt;[raw.AV4];&quot;Red&quot;;IF([raw.K4]&gt;[raw.AW4];&quot;Blue&quot;;&quot;Green&quot;)))" office:value-type="float" office:value="0.016" calcext:value-type="float">
            <text:p>0.0160</text:p>
          </table:table-cell>
          <table:table-cell table:style-name="ce61" table:formula="of:=[raw.AX4]+ORG.OPENOFFICE.STYLE(IF([raw.K4]&lt;[raw.AY4];&quot;Red&quot;;IF([raw.K4]&gt;[raw.AZ4];&quot;Blue&quot;;&quot;Green&quot;)))" office:value-type="float" office:value="0.0245" calcext:value-type="float">
            <text:p>0.0245</text:p>
          </table:table-cell>
          <table:table-cell table:style-name="ce29" table:formula="of:=[raw.BA4]+ORG.OPENOFFICE.STYLE(IF([raw.K4]&lt;[raw.BB4];&quot;Red&quot;;IF([raw.K4]&gt;[raw.BC4];&quot;Blue&quot;;&quot;Green&quot;)))" office:value-type="float" office:value="0.016" calcext:value-type="float">
            <text:p>0.0160</text:p>
          </table:table-cell>
          <table:table-cell table:style-name="ce15" table:formula="of:=[raw.BD4]+ORG.OPENOFFICE.STYLE(IF([raw.K4]&lt;[raw.BE4];&quot;Red&quot;;IF([raw.K4]&gt;[raw.BF4];&quot;Blue&quot;;&quot;Green&quot;)))" office:value-type="float" office:value="0.0390553525995707" calcext:value-type="float">
            <text:p>0.0391</text:p>
          </table:table-cell>
          <table:table-cell table:style-name="ce6" table:formula="of:=[raw.BG4]+ORG.OPENOFFICE.STYLE(IF([raw.K4]&lt;[raw.BH4];&quot;Red&quot;;IF([raw.K4]&gt;[raw.BI4];&quot;Blue&quot;;&quot;Green&quot;)))" office:value-type="float" office:value="0.0208207214411445" calcext:value-type="float">
            <text:p>0.0208</text:p>
          </table:table-cell>
          <table:table-cell table:style-name="ce6" table:formula="of:=[raw.BJ4]+ORG.OPENOFFICE.STYLE(IF([raw.K4]&lt;[raw.BK4];&quot;Red&quot;;IF([raw.K4]&gt;[raw.BL4];&quot;Blue&quot;;&quot;Green&quot;)))" office:value-type="float" office:value="0.0208207214411445" calcext:value-type="float">
            <text:p>0.0208</text:p>
          </table:table-cell>
          <table:table-cell table:style-name="ce61" table:formula="of:=[raw.BM4]+ORG.OPENOFFICE.STYLE(IF([raw.K4]&lt;[raw.BN4];&quot;Red&quot;;IF([raw.K4]&gt;[raw.BO4];&quot;Blue&quot;;&quot;Green&quot;)))" office:value-type="float" office:value="0.0316562887026285" calcext:value-type="float">
            <text:p>0.0317</text:p>
          </table:table-cell>
          <table:table-cell table:style-name="ce6" table:formula="of:=[raw.BP4]+ORG.OPENOFFICE.STYLE(IF([raw.K4]&lt;[raw.BQ4];&quot;Red&quot;;IF([raw.K4]&gt;[raw.BR4];&quot;Blue&quot;;&quot;Green&quot;)))" office:value-type="float" office:value="0.0205051052168317" calcext:value-type="float">
            <text:p>0.0205</text:p>
          </table:table-cell>
          <table:table-cell table:style-name="ce6" table:formula="of:=[raw.BS4]+ORG.OPENOFFICE.STYLE(IF([raw.K4]&lt;[raw.BT4];&quot;Red&quot;;IF([raw.K4]&gt;[raw.BU4];&quot;Blue&quot;;&quot;Green&quot;)))" office:value-type="float" office:value="0.0167213795118876" calcext:value-type="float">
            <text:p>0.0167</text:p>
          </table:table-cell>
          <table:table-cell table:style-name="ce29" table:formula="of:=[raw.BV4]+ORG.OPENOFFICE.STYLE(IF([raw.K4]&lt;[raw.BW4];&quot;Red&quot;;IF([raw.K4]&gt;[raw.BX4];&quot;Blue&quot;;&quot;Green&quot;)))" office:value-type="float" office:value="0.0204641803433716" calcext:value-type="float">
            <text:p>0.0205</text:p>
          </table:table-cell>
        </table:table-row>
        <table:table-row table:style-name="ro1">
          <table:table-cell table:style-name="ce5" table:formula="of:=[$raw.A5]" office:value-type="string" office:string-value="bh_indep_balanced_fdp" calcext:value-type="string">
            <text:p>bh_indep_balanced_fdp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59147032641184" calcext:value-type="float">
            <text:p>0.0259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58799857820131" calcext:value-type="float">
            <text:p>0.0259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58799857820131" calcext:value-type="float">
            <text:p>0.0259</text:p>
          </table:table-cell>
          <table:table-cell table:style-name="ce61" table:formula="of:=[raw.W5]+ORG.OPENOFFICE.STYLE(IF([raw.K5]&lt;[raw.X5];&quot;Red&quot;;IF([raw.K5]&gt;[raw.Y5];&quot;Blue&quot;;&quot;Green&quot;)))" office:value-type="float" office:value="0.0258955630680617" calcext:value-type="float">
            <text:p>0.0259</text:p>
          </table:table-cell>
          <table:table-cell table:style-name="ce61" table:formula="of:=[raw.Z5]+ORG.OPENOFFICE.STYLE(IF([raw.K5]&lt;[raw.AA5];&quot;Red&quot;;IF([raw.K5]&gt;[raw.AB5];&quot;Blue&quot;;&quot;Green&quot;)))" office:value-type="float" office:value="0.0136814456053608" calcext:value-type="float">
            <text:p>0.0137</text:p>
          </table:table-cell>
          <table:table-cell table:style-name="ce61" table:formula="of:=[raw.AC5]+ORG.OPENOFFICE.STYLE(IF([raw.K5]&lt;[raw.AD5];&quot;Red&quot;;IF([raw.K5]&gt;[raw.AE5];&quot;Blue&quot;;&quot;Green&quot;)))" office:value-type="float" office:value="0.0136575414647484" calcext:value-type="float">
            <text:p>0.0137</text:p>
          </table:table-cell>
          <table:table-cell table:style-name="ce29" table:formula="of:=[raw.AF5]+ORG.OPENOFFICE.STYLE(IF([raw.K5]&lt;[raw.AG5];&quot;Red&quot;;IF([raw.K5]&gt;[raw.AH5];&quot;Blue&quot;;&quot;Green&quot;)))" office:value-type="float" office:value="0.0136525247492983" calcext:value-type="float">
            <text:p>0.0137</text:p>
          </table:table-cell>
          <table:table-cell table:style-name="ce15" table:formula="of:=[raw.AI5]+ORG.OPENOFFICE.STYLE(IF([raw.K5]&lt;[raw.AJ5];&quot;Red&quot;;IF([raw.K5]&gt;[raw.AK5];&quot;Blue&quot;;&quot;Green&quot;)))" office:value-type="float" office:value="0.0250581784080714" calcext:value-type="float">
            <text:p>0.0251</text:p>
          </table:table-cell>
          <table:table-cell table:style-name="ce61" table:formula="of:=[raw.AL5]+ORG.OPENOFFICE.STYLE(IF([raw.K5]&lt;[raw.AM5];&quot;Red&quot;;IF([raw.K5]&gt;[raw.AN5];&quot;Blue&quot;;&quot;Green&quot;)))" office:value-type="float" office:value="0.0250680341768784" calcext:value-type="float">
            <text:p>0.0251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50680341768784" calcext:value-type="float">
            <text:p>0.0251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250943813660535" calcext:value-type="float">
            <text:p>0.0251</text:p>
          </table:table-cell>
          <table:table-cell table:style-name="ce61" table:formula="of:=[raw.AU5]+ORG.OPENOFFICE.STYLE(IF([raw.K5]&lt;[raw.AV5];&quot;Red&quot;;IF([raw.K5]&gt;[raw.AW5];&quot;Blue&quot;;&quot;Green&quot;)))" office:value-type="float" office:value="0.0127695707299711" calcext:value-type="float">
            <text:p>0.0128</text:p>
          </table:table-cell>
          <table:table-cell table:style-name="ce61" table:formula="of:=[raw.AX5]+ORG.OPENOFFICE.STYLE(IF([raw.K5]&lt;[raw.AY5];&quot;Red&quot;;IF([raw.K5]&gt;[raw.AZ5];&quot;Blue&quot;;&quot;Green&quot;)))" office:value-type="float" office:value="0.0127467618967594" calcext:value-type="float">
            <text:p>0.0127</text:p>
          </table:table-cell>
          <table:table-cell table:style-name="ce29" table:formula="of:=[raw.BA5]+ORG.OPENOFFICE.STYLE(IF([raw.K5]&lt;[raw.BB5];&quot;Red&quot;;IF([raw.K5]&gt;[raw.BC5];&quot;Blue&quot;;&quot;Green&quot;)))" office:value-type="float" office:value="0.0127435230067857" calcext:value-type="float">
            <text:p>0.0127</text:p>
          </table:table-cell>
          <table:table-cell table:style-name="ce15" table:formula="of:=[raw.BD5]+ORG.OPENOFFICE.STYLE(IF([raw.K5]&lt;[raw.BE5];&quot;Red&quot;;IF([raw.K5]&gt;[raw.BF5];&quot;Blue&quot;;&quot;Green&quot;)))" office:value-type="float" office:value="0.0266837347776166" calcext:value-type="float">
            <text:p>0.0267</text:p>
          </table:table-cell>
          <table:table-cell table:style-name="ce6" table:formula="of:=[raw.BG5]+ORG.OPENOFFICE.STYLE(IF([raw.K5]&lt;[raw.BH5];&quot;Red&quot;;IF([raw.K5]&gt;[raw.BI5];&quot;Blue&quot;;&quot;Green&quot;)))" office:value-type="float" office:value="0.0266361051301126" calcext:value-type="float">
            <text:p>0.0266</text:p>
          </table:table-cell>
          <table:table-cell table:style-name="ce6" table:formula="of:=[raw.BJ5]+ORG.OPENOFFICE.STYLE(IF([raw.K5]&lt;[raw.BK5];&quot;Red&quot;;IF([raw.K5]&gt;[raw.BL5];&quot;Blue&quot;;&quot;Green&quot;)))" office:value-type="float" office:value="0.0266361051301126" calcext:value-type="float">
            <text:p>0.0266</text:p>
          </table:table-cell>
          <table:table-cell table:style-name="ce61" table:formula="of:=[raw.BM5]+ORG.OPENOFFICE.STYLE(IF([raw.K5]&lt;[raw.BN5];&quot;Red&quot;;IF([raw.K5]&gt;[raw.BO5];&quot;Blue&quot;;&quot;Green&quot;)))" office:value-type="float" office:value="0.0266118966511567" calcext:value-type="float">
            <text:p>0.0266</text:p>
          </table:table-cell>
          <table:table-cell table:style-name="ce6" table:formula="of:=[raw.BP5]+ORG.OPENOFFICE.STYLE(IF([raw.K5]&lt;[raw.BQ5];&quot;Red&quot;;IF([raw.K5]&gt;[raw.BR5];&quot;Blue&quot;;&quot;Green&quot;)))" office:value-type="float" office:value="0.0145420199576371" calcext:value-type="float">
            <text:p>0.0145</text:p>
          </table:table-cell>
          <table:table-cell table:style-name="ce6" table:formula="of:=[raw.BS5]+ORG.OPENOFFICE.STYLE(IF([raw.K5]&lt;[raw.BT5];&quot;Red&quot;;IF([raw.K5]&gt;[raw.BU5];&quot;Blue&quot;;&quot;Green&quot;)))" office:value-type="float" office:value="0.0145190662638975" calcext:value-type="float">
            <text:p>0.0145</text:p>
          </table:table-cell>
          <table:table-cell table:style-name="ce29" table:formula="of:=[raw.BV5]+ORG.OPENOFFICE.STYLE(IF([raw.K5]&lt;[raw.BW5];&quot;Red&quot;;IF([raw.K5]&gt;[raw.BX5];&quot;Blue&quot;;&quot;Green&quot;)))" office:value-type="float" office:value="0.0145100082739977" calcext:value-type="float">
            <text:p>0.0145</text:p>
          </table:table-cell>
        </table:table-row>
        <table:table-row table:style-name="ro1">
          <table:table-cell table:style-name="ce11" table:formula="of:=[$raw.A6]" office:value-type="string" office:string-value="bh_indep_unbalanced_fdp" calcext:value-type="string">
            <text:p>bh_indep_unbalanced_fdp</text:p>
          </table:table-cell>
          <table:table-cell table:style-name="ce21" table:formula="of:=[$raw.B6]" office:value-type="float" office:value="5" calcext:value-type="float">
            <text:p>5</text:p>
          </table:table-cell>
          <table:table-cell table:style-name="ce21" table:formula="of:=[$raw.C6]" office:value-type="float" office:value="0.1" calcext:value-type="float">
            <text:p>0.1</text:p>
          </table:table-cell>
          <table:table-cell table:style-name="ce21" table:formula="of:=[$raw.D6]" office:value-type="float" office:value="0.4" calcext:value-type="float">
            <text:p>0.4</text:p>
          </table:table-cell>
          <table:table-cell table:style-name="ce21" table:formula="of:=[$raw.E6]" office:value-type="float" office:value="0" calcext:value-type="float">
            <text:p>0</text:p>
          </table:table-cell>
          <table:table-cell table:style-name="ce21" table:formula="of:=[$raw.F6]" office:value-type="string" office:string-value="BH1995" calcext:value-type="string">
            <text:p>BH1995</text:p>
          </table:table-cell>
          <table:table-cell table:style-name="ce17" table:formula="of:=[raw.N6]+ORG.OPENOFFICE.STYLE(IF([raw.K6]&lt;[raw.O6];&quot;Red&quot;;IF([raw.K6]&gt;[raw.P6];&quot;Blue&quot;;&quot;Green&quot;)))" office:value-type="float" office:value="0.0260212476647986" calcext:value-type="float">
            <text:p>0.0260</text:p>
          </table:table-cell>
          <table:table-cell table:style-name="ce23" table:formula="of:=[raw.Q6]+ORG.OPENOFFICE.STYLE(IF([raw.K6]&lt;[raw.R6];&quot;Red&quot;;IF([raw.K6]&gt;[raw.S6];&quot;Blue&quot;;&quot;Green&quot;)))" office:value-type="float" office:value="0.0261500728158567" calcext:value-type="float">
            <text:p>0.0262</text:p>
          </table:table-cell>
          <table:table-cell table:style-name="ce23" table:formula="of:=[raw.T6]+ORG.OPENOFFICE.STYLE(IF([raw.K6]&lt;[raw.U6];&quot;Red&quot;;IF([raw.K6]&gt;[raw.V6];&quot;Blue&quot;;&quot;Green&quot;)))" office:value-type="float" office:value="0.0261500728158567" calcext:value-type="float">
            <text:p>0.0262</text:p>
          </table:table-cell>
          <table:table-cell table:style-name="ce23" table:formula="of:=[raw.W6]+ORG.OPENOFFICE.STYLE(IF([raw.K6]&lt;[raw.X6];&quot;Red&quot;;IF([raw.K6]&gt;[raw.Y6];&quot;Blue&quot;;&quot;Green&quot;)))" office:value-type="float" office:value="0.0232522518784814" calcext:value-type="float">
            <text:p>0.0233</text:p>
          </table:table-cell>
          <table:table-cell table:style-name="ce23" table:formula="of:=[raw.Z6]+ORG.OPENOFFICE.STYLE(IF([raw.K6]&lt;[raw.AA6];&quot;Red&quot;;IF([raw.K6]&gt;[raw.AB6];&quot;Blue&quot;;&quot;Green&quot;)))" office:value-type="float" office:value="0.0136787473635132" calcext:value-type="float">
            <text:p>0.0137</text:p>
          </table:table-cell>
          <table:table-cell table:style-name="ce23" table:formula="of:=[raw.AC6]+ORG.OPENOFFICE.STYLE(IF([raw.K6]&lt;[raw.AD6];&quot;Red&quot;;IF([raw.K6]&gt;[raw.AE6];&quot;Blue&quot;;&quot;Green&quot;)))" office:value-type="float" office:value="0.0120834793179892" calcext:value-type="float">
            <text:p>0.0121</text:p>
          </table:table-cell>
          <table:table-cell table:style-name="ce32" table:formula="of:=[raw.AF6]+ORG.OPENOFFICE.STYLE(IF([raw.K6]&lt;[raw.AG6];&quot;Red&quot;;IF([raw.K6]&gt;[raw.AH6];&quot;Blue&quot;;&quot;Green&quot;)))" office:value-type="float" office:value="0.0136380500968715" calcext:value-type="float">
            <text:p>0.0136</text:p>
          </table:table-cell>
          <table:table-cell table:style-name="ce17" table:formula="of:=[raw.AI6]+ORG.OPENOFFICE.STYLE(IF([raw.K6]&lt;[raw.AJ6];&quot;Red&quot;;IF([raw.K6]&gt;[raw.AK6];&quot;Blue&quot;;&quot;Green&quot;)))" office:value-type="float" office:value="0.0249495962946763" calcext:value-type="float">
            <text:p>0.0249</text:p>
          </table:table-cell>
          <table:table-cell table:style-name="ce87" table:formula="of:=[raw.AL6]+ORG.OPENOFFICE.STYLE(IF([raw.K6]&lt;[raw.AM6];&quot;Red&quot;;IF([raw.K6]&gt;[raw.AN6];&quot;Blue&quot;;&quot;Green&quot;)))" office:value-type="float" office:value="0.060310378446942" calcext:value-type="float">
            <text:p>0.0603</text:p>
          </table:table-cell>
          <table:table-cell table:style-name="ce87" table:formula="of:=[raw.AO6]+ORG.OPENOFFICE.STYLE(IF([raw.K6]&lt;[raw.AP6];&quot;Red&quot;;IF([raw.K6]&gt;[raw.AQ6];&quot;Blue&quot;;&quot;Green&quot;)))" office:value-type="float" office:value="0.060310378446942" calcext:value-type="float">
            <text:p>0.0603</text:p>
          </table:table-cell>
          <table:table-cell table:style-name="ce23" table:formula="of:=[raw.AR6]+ORG.OPENOFFICE.STYLE(IF([raw.K6]&lt;[raw.AS6];&quot;Red&quot;;IF([raw.K6]&gt;[raw.AT6];&quot;Blue&quot;;&quot;Green&quot;)))" office:value-type="float" office:value="0.035700345565267" calcext:value-type="float">
            <text:p>0.0357</text:p>
          </table:table-cell>
          <table:table-cell table:style-name="ce23" table:formula="of:=[raw.AU6]+ORG.OPENOFFICE.STYLE(IF([raw.K6]&lt;[raw.AV6];&quot;Red&quot;;IF([raw.K6]&gt;[raw.AW6];&quot;Blue&quot;;&quot;Green&quot;)))" office:value-type="float" office:value="0.01223679208198" calcext:value-type="float">
            <text:p>0.0122</text:p>
          </table:table-cell>
          <table:table-cell table:style-name="ce23" table:formula="of:=[raw.AX6]+ORG.OPENOFFICE.STYLE(IF([raw.K6]&lt;[raw.AY6];&quot;Red&quot;;IF([raw.K6]&gt;[raw.AZ6];&quot;Blue&quot;;&quot;Green&quot;)))" office:value-type="float" office:value="0.01765188594211" calcext:value-type="float">
            <text:p>0.0177</text:p>
          </table:table-cell>
          <table:table-cell table:style-name="ce32" table:formula="of:=[raw.BA6]+ORG.OPENOFFICE.STYLE(IF([raw.K6]&lt;[raw.BB6];&quot;Red&quot;;IF([raw.K6]&gt;[raw.BC6];&quot;Blue&quot;;&quot;Green&quot;)))" office:value-type="float" office:value="0.0122280543182939" calcext:value-type="float">
            <text:p>0.0122</text:p>
          </table:table-cell>
          <table:table-cell table:style-name="ce17" table:formula="of:=[raw.BD6]+ORG.OPENOFFICE.STYLE(IF([raw.K6]&lt;[raw.BE6];&quot;Red&quot;;IF([raw.K6]&gt;[raw.BF6];&quot;Blue&quot;;&quot;Green&quot;)))" office:value-type="float" office:value="0.0261762007016159" calcext:value-type="float">
            <text:p>0.0262</text:p>
          </table:table-cell>
          <table:table-cell table:style-name="ce23" table:formula="of:=[raw.BG6]+ORG.OPENOFFICE.STYLE(IF([raw.K6]&lt;[raw.BH6];&quot;Red&quot;;IF([raw.K6]&gt;[raw.BI6];&quot;Blue&quot;;&quot;Green&quot;)))" office:value-type="float" office:value="0.0171491009254147" calcext:value-type="float">
            <text:p>0.0171</text:p>
          </table:table-cell>
          <table:table-cell table:style-name="ce23" table:formula="of:=[raw.BJ6]+ORG.OPENOFFICE.STYLE(IF([raw.K6]&lt;[raw.BK6];&quot;Red&quot;;IF([raw.K6]&gt;[raw.BL6];&quot;Blue&quot;;&quot;Green&quot;)))" office:value-type="float" office:value="0.0171491009254147" calcext:value-type="float">
            <text:p>0.0171</text:p>
          </table:table-cell>
          <table:table-cell table:style-name="ce23" table:formula="of:=[raw.BM6]+ORG.OPENOFFICE.STYLE(IF([raw.K6]&lt;[raw.BN6];&quot;Red&quot;;IF([raw.K6]&gt;[raw.BO6];&quot;Blue&quot;;&quot;Green&quot;)))" office:value-type="float" office:value="0.0204933667506999" calcext:value-type="float">
            <text:p>0.0205</text:p>
          </table:table-cell>
          <table:table-cell table:style-name="ce23" table:formula="of:=[raw.BP6]+ORG.OPENOFFICE.STYLE(IF([raw.K6]&lt;[raw.BQ6];&quot;Red&quot;;IF([raw.K6]&gt;[raw.BR6];&quot;Blue&quot;;&quot;Green&quot;)))" office:value-type="float" office:value="0.0138950715267997" calcext:value-type="float">
            <text:p>0.0139</text:p>
          </table:table-cell>
          <table:table-cell table:style-name="ce23" table:formula="of:=[raw.BS6]+ORG.OPENOFFICE.STYLE(IF([raw.K6]&lt;[raw.BT6];&quot;Red&quot;;IF([raw.K6]&gt;[raw.BU6];&quot;Blue&quot;;&quot;Green&quot;)))" office:value-type="float" office:value="0.0108969111144905" calcext:value-type="float">
            <text:p>0.0109</text:p>
          </table:table-cell>
          <table:table-cell table:style-name="ce32" table:formula="of:=[raw.BV6]+ORG.OPENOFFICE.STYLE(IF([raw.K6]&lt;[raw.BW6];&quot;Red&quot;;IF([raw.K6]&gt;[raw.BX6];&quot;Blue&quot;;&quot;Green&quot;)))" office:value-type="float" office:value="0.0138489988074368" calcext:value-type="float">
            <text:p>0.0138</text:p>
          </table:table-cell>
        </table:table-row>
        <table:table-row table:style-name="ro1">
          <table:table-cell table:style-name="ce1" table:formula="of:=[$raw.A7]" office:value-type="string" office:string-value="bh_posdep_null_fdp" calcext:value-type="string">
            <text:p>bh_posdep_null_fdp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0.25" calcext:value-type="float">
            <text:p>0.25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785" calcext:value-type="float">
            <text:p>0.0785</text:p>
          </table:table-cell>
          <table:table-cell table:style-name="ce60" table:formula="of:=[raw.Q7]+ORG.OPENOFFICE.STYLE(IF([raw.K7]&lt;[raw.R7];&quot;Red&quot;;IF([raw.K7]&gt;[raw.S7];&quot;Blue&quot;;&quot;Green&quot;)))" office:value-type="float" office:value="0.0445" calcext:value-type="float">
            <text:p>0.0445</text:p>
          </table:table-cell>
          <table:table-cell table:style-name="ce60" table:formula="of:=[raw.T7]+ORG.OPENOFFICE.STYLE(IF([raw.K7]&lt;[raw.U7];&quot;Red&quot;;IF([raw.K7]&gt;[raw.V7];&quot;Blue&quot;;&quot;Green&quot;)))" office:value-type="float" office:value="0.0445" calcext:value-type="float">
            <text:p>0.0445</text:p>
          </table:table-cell>
          <table:table-cell table:style-name="ce60" table:formula="of:=[raw.W7]+ORG.OPENOFFICE.STYLE(IF([raw.K7]&lt;[raw.X7];&quot;Red&quot;;IF([raw.K7]&gt;[raw.Y7];&quot;Blue&quot;;&quot;Green&quot;)))" office:value-type="float" office:value="0.055" calcext:value-type="float">
            <text:p>0.0550</text:p>
          </table:table-cell>
          <table:table-cell table:style-name="ce60" table:formula="of:=[raw.Z7]+ORG.OPENOFFICE.STYLE(IF([raw.K7]&lt;[raw.AA7];&quot;Red&quot;;IF([raw.K7]&gt;[raw.AB7];&quot;Blue&quot;;&quot;Green&quot;)))" office:value-type="float" office:value="0.0445" calcext:value-type="float">
            <text:p>0.0445</text:p>
          </table:table-cell>
          <table:table-cell table:style-name="ce91" table:formula="of:=[raw.AC7]+ORG.OPENOFFICE.STYLE(IF([raw.K7]&lt;[raw.AD7];&quot;Red&quot;;IF([raw.K7]&gt;[raw.AE7];&quot;Blue&quot;;&quot;Green&quot;)))" office:value-type="float" office:value="0.031" calcext:value-type="float">
            <text:p>0.0310</text:p>
          </table:table-cell>
          <table:table-cell table:style-name="ce99" table:formula="of:=[raw.AF7]+ORG.OPENOFFICE.STYLE(IF([raw.K7]&lt;[raw.AG7];&quot;Red&quot;;IF([raw.K7]&gt;[raw.AH7];&quot;Blue&quot;;&quot;Green&quot;)))" office:value-type="float" office:value="0.0445" calcext:value-type="float">
            <text:p>0.0445</text:p>
          </table:table-cell>
          <table:table-cell table:style-name="ce84" table:formula="of:=[raw.AI7]+ORG.OPENOFFICE.STYLE(IF([raw.K7]&lt;[raw.AJ7];&quot;Red&quot;;IF([raw.K7]&gt;[raw.AK7];&quot;Blue&quot;;&quot;Green&quot;)))" office:value-type="float" office:value="0.039" calcext:value-type="float">
            <text:p>0.0390</text:p>
          </table:table-cell>
          <table:table-cell table:style-name="ce91" table:formula="of:=[raw.AL7]+ORG.OPENOFFICE.STYLE(IF([raw.K7]&lt;[raw.AM7];&quot;Red&quot;;IF([raw.K7]&gt;[raw.AN7];&quot;Blue&quot;;&quot;Green&quot;)))" office:value-type="float" office:value="0.0225" calcext:value-type="float">
            <text:p>0.0225</text:p>
          </table:table-cell>
          <table:table-cell table:style-name="ce91" table:formula="of:=[raw.AO7]+ORG.OPENOFFICE.STYLE(IF([raw.K7]&lt;[raw.AP7];&quot;Red&quot;;IF([raw.K7]&gt;[raw.AQ7];&quot;Blue&quot;;&quot;Green&quot;)))" office:value-type="float" office:value="0.0225" calcext:value-type="float">
            <text:p>0.0225</text:p>
          </table:table-cell>
          <table:table-cell table:style-name="ce91" table:formula="of:=[raw.AR7]+ORG.OPENOFFICE.STYLE(IF([raw.K7]&lt;[raw.AS7];&quot;Red&quot;;IF([raw.K7]&gt;[raw.AT7];&quot;Blue&quot;;&quot;Green&quot;)))" office:value-type="float" office:value="0.0275" calcext:value-type="float">
            <text:p>0.0275</text:p>
          </table:table-cell>
          <table:table-cell table:style-name="ce91" table:formula="of:=[raw.AU7]+ORG.OPENOFFICE.STYLE(IF([raw.K7]&lt;[raw.AV7];&quot;Red&quot;;IF([raw.K7]&gt;[raw.AW7];&quot;Blue&quot;;&quot;Green&quot;)))" office:value-type="float" office:value="0.0225" calcext:value-type="float">
            <text:p>0.0225</text:p>
          </table:table-cell>
          <table:table-cell table:style-name="ce91" table:formula="of:=[raw.AX7]+ORG.OPENOFFICE.STYLE(IF([raw.K7]&lt;[raw.AY7];&quot;Red&quot;;IF([raw.K7]&gt;[raw.AZ7];&quot;Blue&quot;;&quot;Green&quot;)))" office:value-type="float" office:value="0.017" calcext:value-type="float">
            <text:p>0.0170</text:p>
          </table:table-cell>
          <table:table-cell table:style-name="ce101" table:formula="of:=[raw.BA7]+ORG.OPENOFFICE.STYLE(IF([raw.K7]&lt;[raw.BB7];&quot;Red&quot;;IF([raw.K7]&gt;[raw.BC7];&quot;Blue&quot;;&quot;Green&quot;)))" office:value-type="float" office:value="0.0225" calcext:value-type="float">
            <text:p>0.0225</text:p>
          </table:table-cell>
          <table:table-cell table:style-name="ce84" table:formula="of:=[raw.BD7]+ORG.OPENOFFICE.STYLE(IF([raw.K7]&lt;[raw.BE7];&quot;Red&quot;;IF([raw.K7]&gt;[raw.BF7];&quot;Blue&quot;;&quot;Green&quot;)))" office:value-type="float" office:value="0.0395" calcext:value-type="float">
            <text:p>0.0395</text:p>
          </table:table-cell>
          <table:table-cell table:style-name="ce91" table:formula="of:=[raw.BG7]+ORG.OPENOFFICE.STYLE(IF([raw.K7]&lt;[raw.BH7];&quot;Red&quot;;IF([raw.K7]&gt;[raw.BI7];&quot;Blue&quot;;&quot;Green&quot;)))" office:value-type="float" office:value="0.022" calcext:value-type="float">
            <text:p>0.0220</text:p>
          </table:table-cell>
          <table:table-cell table:style-name="ce91" table:formula="of:=[raw.BJ7]+ORG.OPENOFFICE.STYLE(IF([raw.K7]&lt;[raw.BK7];&quot;Red&quot;;IF([raw.K7]&gt;[raw.BL7];&quot;Blue&quot;;&quot;Green&quot;)))" office:value-type="float" office:value="0.022" calcext:value-type="float">
            <text:p>0.0220</text:p>
          </table:table-cell>
          <table:table-cell table:style-name="ce91" table:formula="of:=[raw.BM7]+ORG.OPENOFFICE.STYLE(IF([raw.K7]&lt;[raw.BN7];&quot;Red&quot;;IF([raw.K7]&gt;[raw.BO7];&quot;Blue&quot;;&quot;Green&quot;)))" office:value-type="float" office:value="0.0275" calcext:value-type="float">
            <text:p>0.0275</text:p>
          </table:table-cell>
          <table:table-cell table:style-name="ce91" table:formula="of:=[raw.BP7]+ORG.OPENOFFICE.STYLE(IF([raw.K7]&lt;[raw.BQ7];&quot;Red&quot;;IF([raw.K7]&gt;[raw.BR7];&quot;Blue&quot;;&quot;Green&quot;)))" office:value-type="float" office:value="0.022" calcext:value-type="float">
            <text:p>0.0220</text:p>
          </table:table-cell>
          <table:table-cell table:style-name="ce91" table:formula="of:=[raw.BS7]+ORG.OPENOFFICE.STYLE(IF([raw.K7]&lt;[raw.BT7];&quot;Red&quot;;IF([raw.K7]&gt;[raw.BU7];&quot;Blue&quot;;&quot;Green&quot;)))" office:value-type="float" office:value="0.014" calcext:value-type="float">
            <text:p>0.0140</text:p>
          </table:table-cell>
          <table:table-cell table:style-name="ce101" table:formula="of:=[raw.BV7]+ORG.OPENOFFICE.STYLE(IF([raw.K7]&lt;[raw.BW7];&quot;Red&quot;;IF([raw.K7]&gt;[raw.BX7];&quot;Blue&quot;;&quot;Green&quot;)))" office:value-type="float" office:value="0.022" calcext:value-type="float">
            <text:p>0.0220</text:p>
          </table:table-cell>
        </table:table-row>
        <table:table-row table:style-name="ro1">
          <table:table-cell table:style-name="ce5" table:formula="of:=[$raw.A8]" office:value-type="string" office:string-value="bh_posdep_posonly_fdp" calcext:value-type="string">
            <text:p>bh_posdep_posonly_fdp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0.25" calcext:value-type="float">
            <text:p>0.25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406685976696961" calcext:value-type="float">
            <text:p>0.0407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380714974289345" calcext:value-type="float">
            <text:p>0.0381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380714974289345" calcext:value-type="float">
            <text:p>0.0381</text:p>
          </table:table-cell>
          <table:table-cell table:style-name="ce61" table:formula="of:=[raw.W8]+ORG.OPENOFFICE.STYLE(IF([raw.K8]&lt;[raw.X8];&quot;Red&quot;;IF([raw.K8]&gt;[raw.Y8];&quot;Blue&quot;;&quot;Green&quot;)))" office:value-type="float" office:value="0.0247821470151312" calcext:value-type="float">
            <text:p>0.0248</text:p>
          </table:table-cell>
          <table:table-cell table:style-name="ce61" table:formula="of:=[raw.Z8]+ORG.OPENOFFICE.STYLE(IF([raw.K8]&lt;[raw.AA8];&quot;Red&quot;;IF([raw.K8]&gt;[raw.AB8];&quot;Blue&quot;;&quot;Green&quot;)))" office:value-type="float" office:value="0.0217157590705191" calcext:value-type="float">
            <text:p>0.0217</text:p>
          </table:table-cell>
          <table:table-cell table:style-name="ce61" table:formula="of:=[raw.AC8]+ORG.OPENOFFICE.STYLE(IF([raw.K8]&lt;[raw.AD8];&quot;Red&quot;;IF([raw.K8]&gt;[raw.AE8];&quot;Blue&quot;;&quot;Green&quot;)))" office:value-type="float" office:value="0.0127924989641874" calcext:value-type="float">
            <text:p>0.0128</text:p>
          </table:table-cell>
          <table:table-cell table:style-name="ce29" table:formula="of:=[raw.AF8]+ORG.OPENOFFICE.STYLE(IF([raw.K8]&lt;[raw.AG8];&quot;Red&quot;;IF([raw.K8]&gt;[raw.AH8];&quot;Blue&quot;;&quot;Green&quot;)))" office:value-type="float" office:value="0.0216656507024757" calcext:value-type="float">
            <text:p>0.0217</text:p>
          </table:table-cell>
          <table:table-cell table:style-name="ce15" table:formula="of:=[raw.AI8]+ORG.OPENOFFICE.STYLE(IF([raw.K8]&lt;[raw.AJ8];&quot;Red&quot;;IF([raw.K8]&gt;[raw.AK8];&quot;Blue&quot;;&quot;Green&quot;)))" office:value-type="float" office:value="0.0348549981143417" calcext:value-type="float">
            <text:p>0.0349</text:p>
          </table:table-cell>
          <table:table-cell table:style-name="ce61" table:formula="of:=[raw.AL8]+ORG.OPENOFFICE.STYLE(IF([raw.K8]&lt;[raw.AM8];&quot;Red&quot;;IF([raw.K8]&gt;[raw.AN8];&quot;Blue&quot;;&quot;Green&quot;)))" office:value-type="float" office:value="0.0175082770524543" calcext:value-type="float">
            <text:p>0.0175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175082770524543" calcext:value-type="float">
            <text:p>0.0175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225611937474514" calcext:value-type="float">
            <text:p>0.0226</text:p>
          </table:table-cell>
          <table:table-cell table:style-name="ce61" table:formula="of:=[raw.AU8]+ORG.OPENOFFICE.STYLE(IF([raw.K8]&lt;[raw.AV8];&quot;Red&quot;;IF([raw.K8]&gt;[raw.AW8];&quot;Blue&quot;;&quot;Green&quot;)))" office:value-type="float" office:value="0.0175220081939485" calcext:value-type="float">
            <text:p>0.0175</text:p>
          </table:table-cell>
          <table:table-cell table:style-name="ce61" table:formula="of:=[raw.AX8]+ORG.OPENOFFICE.STYLE(IF([raw.K8]&lt;[raw.AY8];&quot;Red&quot;;IF([raw.K8]&gt;[raw.AZ8];&quot;Blue&quot;;&quot;Green&quot;)))" office:value-type="float" office:value="0.0110677221631522" calcext:value-type="float">
            <text:p>0.0111</text:p>
          </table:table-cell>
          <table:table-cell table:style-name="ce29" table:formula="of:=[raw.BA8]+ORG.OPENOFFICE.STYLE(IF([raw.K8]&lt;[raw.BB8];&quot;Red&quot;;IF([raw.K8]&gt;[raw.BC8];&quot;Blue&quot;;&quot;Green&quot;)))" office:value-type="float" office:value="0.017471899825905" calcext:value-type="float">
            <text:p>0.0175</text:p>
          </table:table-cell>
          <table:table-cell table:style-name="ce16" table:formula="of:=[raw.BD8]+ORG.OPENOFFICE.STYLE(IF([raw.K8]&lt;[raw.BE8];&quot;Red&quot;;IF([raw.K8]&gt;[raw.BF8];&quot;Blue&quot;;&quot;Green&quot;)))" office:value-type="float" office:value="0.035" calcext:value-type="float">
            <text:p>0.0350</text:p>
          </table:table-cell>
          <table:table-cell table:style-name="ce9" table:formula="of:=[raw.BG8]+ORG.OPENOFFICE.STYLE(IF([raw.K8]&lt;[raw.BH8];&quot;Red&quot;;IF([raw.K8]&gt;[raw.BI8];&quot;Blue&quot;;&quot;Green&quot;)))" office:value-type="float" office:value="0.699" calcext:value-type="float">
            <text:p>0.6990</text:p>
          </table:table-cell>
          <table:table-cell table:style-name="ce9" table:formula="of:=[raw.BJ8]+ORG.OPENOFFICE.STYLE(IF([raw.K8]&lt;[raw.BK8];&quot;Red&quot;;IF([raw.K8]&gt;[raw.BL8];&quot;Blue&quot;;&quot;Green&quot;)))" office:value-type="float" office:value="0.699" calcext:value-type="float">
            <text:p>0.6990</text:p>
          </table:table-cell>
          <table:table-cell table:style-name="ce72" table:formula="of:=[raw.BM8]+ORG.OPENOFFICE.STYLE(IF([raw.K8]&lt;[raw.BN8];&quot;Red&quot;;IF([raw.K8]&gt;[raw.BO8];&quot;Blue&quot;;&quot;Green&quot;)))" office:value-type="float" office:value="0.026" calcext:value-type="float">
            <text:p>0.0260</text:p>
          </table:table-cell>
          <table:table-cell table:style-name="ce6" table:formula="of:=[raw.BP8]+ORG.OPENOFFICE.STYLE(IF([raw.K8]&lt;[raw.BQ8];&quot;Red&quot;;IF([raw.K8]&gt;[raw.BR8];&quot;Blue&quot;;&quot;Green&quot;)))" office:value-type="float" office:value="0.0185" calcext:value-type="float">
            <text:p>0.0185</text:p>
          </table:table-cell>
          <table:table-cell table:style-name="ce6" table:formula="of:=[raw.BS8]+ORG.OPENOFFICE.STYLE(IF([raw.K8]&lt;[raw.BT8];&quot;Red&quot;;IF([raw.K8]&gt;[raw.BU8];&quot;Blue&quot;;&quot;Green&quot;)))" office:value-type="float" office:value="0.0155" calcext:value-type="float">
            <text:p>0.0155</text:p>
          </table:table-cell>
          <table:table-cell table:style-name="ce29" table:formula="of:=[raw.BV8]+ORG.OPENOFFICE.STYLE(IF([raw.K8]&lt;[raw.BW8];&quot;Red&quot;;IF([raw.K8]&gt;[raw.BX8];&quot;Blue&quot;;&quot;Green&quot;)))" office:value-type="float" office:value="0.0185" calcext:value-type="float">
            <text:p>0.0185</text:p>
          </table:table-cell>
        </table:table-row>
        <table:table-row table:style-name="ro1">
          <table:table-cell table:style-name="ce5" table:formula="of:=[$raw.A9]" office:value-type="string" office:string-value="bh_posdep_negonly_fdp" calcext:value-type="string">
            <text:p>bh_posdep_negonly_fdp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0.25" calcext:value-type="float">
            <text:p>0.25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454050358374805" calcext:value-type="float">
            <text:p>0.0454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423254279938028" calcext:value-type="float">
            <text:p>0.0423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423254279938028" calcext:value-type="float">
            <text:p>0.0423</text:p>
          </table:table-cell>
          <table:table-cell table:style-name="ce61" table:formula="of:=[raw.W9]+ORG.OPENOFFICE.STYLE(IF([raw.K9]&lt;[raw.X9];&quot;Red&quot;;IF([raw.K9]&gt;[raw.Y9];&quot;Blue&quot;;&quot;Green&quot;)))" office:value-type="float" office:value="0.0287676837255488" calcext:value-type="float">
            <text:p>0.0288</text:p>
          </table:table-cell>
          <table:table-cell table:style-name="ce61" table:formula="of:=[raw.Z9]+ORG.OPENOFFICE.STYLE(IF([raw.K9]&lt;[raw.AA9];&quot;Red&quot;;IF([raw.K9]&gt;[raw.AB9];&quot;Blue&quot;;&quot;Green&quot;)))" office:value-type="float" office:value="0.0264268309903188" calcext:value-type="float">
            <text:p>0.0264</text:p>
          </table:table-cell>
          <table:table-cell table:style-name="ce61" table:formula="of:=[raw.AC9]+ORG.OPENOFFICE.STYLE(IF([raw.K9]&lt;[raw.AD9];&quot;Red&quot;;IF([raw.K9]&gt;[raw.AE9];&quot;Blue&quot;;&quot;Green&quot;)))" office:value-type="float" office:value="0.0169590931613134" calcext:value-type="float">
            <text:p>0.0170</text:p>
          </table:table-cell>
          <table:table-cell table:style-name="ce29" table:formula="of:=[raw.AF9]+ORG.OPENOFFICE.STYLE(IF([raw.K9]&lt;[raw.AG9];&quot;Red&quot;;IF([raw.K9]&gt;[raw.AH9];&quot;Blue&quot;;&quot;Green&quot;)))" office:value-type="float" office:value="0.0263634307474236" calcext:value-type="float">
            <text:p>0.0264</text:p>
          </table:table-cell>
          <table:table-cell table:style-name="ce15" table:formula="of:=[raw.AI9]+ORG.OPENOFFICE.STYLE(IF([raw.K9]&lt;[raw.AJ9];&quot;Red&quot;;IF([raw.K9]&gt;[raw.AK9];&quot;Blue&quot;;&quot;Green&quot;)))" office:value-type="float" office:value="0.0335" calcext:value-type="float">
            <text:p>0.0335</text:p>
          </table:table-cell>
          <table:table-cell table:style-name="ce62" table:formula="of:=[raw.AL9]+ORG.OPENOFFICE.STYLE(IF([raw.K9]&lt;[raw.AM9];&quot;Red&quot;;IF([raw.K9]&gt;[raw.AN9];&quot;Blue&quot;;&quot;Green&quot;)))" office:value-type="float" office:value="0.6945" calcext:value-type="float">
            <text:p>0.6945</text:p>
          </table:table-cell>
          <table:table-cell table:style-name="ce9" table:formula="of:=[raw.AO9]+ORG.OPENOFFICE.STYLE(IF([raw.K9]&lt;[raw.AP9];&quot;Red&quot;;IF([raw.K9]&gt;[raw.AQ9];&quot;Blue&quot;;&quot;Green&quot;)))" office:value-type="float" office:value="0.6945" calcext:value-type="float">
            <text:p>0.6945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305" calcext:value-type="float">
            <text:p>0.0305</text:p>
          </table:table-cell>
          <table:table-cell table:style-name="ce61" table:formula="of:=[raw.AU9]+ORG.OPENOFFICE.STYLE(IF([raw.K9]&lt;[raw.AV9];&quot;Red&quot;;IF([raw.K9]&gt;[raw.AW9];&quot;Blue&quot;;&quot;Green&quot;)))" office:value-type="float" office:value="0.017" calcext:value-type="float">
            <text:p>0.0170</text:p>
          </table:table-cell>
          <table:table-cell table:style-name="ce61" table:formula="of:=[raw.AX9]+ORG.OPENOFFICE.STYLE(IF([raw.K9]&lt;[raw.AY9];&quot;Red&quot;;IF([raw.K9]&gt;[raw.AZ9];&quot;Blue&quot;;&quot;Green&quot;)))" office:value-type="float" office:value="0.0145" calcext:value-type="float">
            <text:p>0.0145</text:p>
          </table:table-cell>
          <table:table-cell table:style-name="ce29" table:formula="of:=[raw.BA9]+ORG.OPENOFFICE.STYLE(IF([raw.K9]&lt;[raw.BB9];&quot;Red&quot;;IF([raw.K9]&gt;[raw.BC9];&quot;Blue&quot;;&quot;Green&quot;)))" office:value-type="float" office:value="0.017" calcext:value-type="float">
            <text:p>0.0170</text:p>
          </table:table-cell>
          <table:table-cell table:style-name="ce15" table:formula="of:=[raw.BD9]+ORG.OPENOFFICE.STYLE(IF([raw.K9]&lt;[raw.BE9];&quot;Red&quot;;IF([raw.K9]&gt;[raw.BF9];&quot;Blue&quot;;&quot;Green&quot;)))" office:value-type="float" office:value="0.0401491790883299" calcext:value-type="float">
            <text:p>0.0401</text:p>
          </table:table-cell>
          <table:table-cell table:style-name="ce6" table:formula="of:=[raw.BG9]+ORG.OPENOFFICE.STYLE(IF([raw.K9]&lt;[raw.BH9];&quot;Red&quot;;IF([raw.K9]&gt;[raw.BI9];&quot;Blue&quot;;&quot;Green&quot;)))" office:value-type="float" office:value="0.021607080303404" calcext:value-type="float">
            <text:p>0.0216</text:p>
          </table:table-cell>
          <table:table-cell table:style-name="ce6" table:formula="of:=[raw.BJ9]+ORG.OPENOFFICE.STYLE(IF([raw.K9]&lt;[raw.BK9];&quot;Red&quot;;IF([raw.K9]&gt;[raw.BL9];&quot;Blue&quot;;&quot;Green&quot;)))" office:value-type="float" office:value="0.021607080303404" calcext:value-type="float">
            <text:p>0.0216</text:p>
          </table:table-cell>
          <table:table-cell table:style-name="ce61" table:formula="of:=[raw.BM9]+ORG.OPENOFFICE.STYLE(IF([raw.K9]&lt;[raw.BN9];&quot;Red&quot;;IF([raw.K9]&gt;[raw.BO9];&quot;Blue&quot;;&quot;Green&quot;)))" office:value-type="float" office:value="0.0269299504778603" calcext:value-type="float">
            <text:p>0.0269</text:p>
          </table:table-cell>
          <table:table-cell table:style-name="ce6" table:formula="of:=[raw.BP9]+ORG.OPENOFFICE.STYLE(IF([raw.K9]&lt;[raw.BQ9];&quot;Red&quot;;IF([raw.K9]&gt;[raw.BR9];&quot;Blue&quot;;&quot;Green&quot;)))" office:value-type="float" office:value="0.0216158229011246" calcext:value-type="float">
            <text:p>0.0216</text:p>
          </table:table-cell>
          <table:table-cell table:style-name="ce6" table:formula="of:=[raw.BS9]+ORG.OPENOFFICE.STYLE(IF([raw.K9]&lt;[raw.BT9];&quot;Red&quot;;IF([raw.K9]&gt;[raw.BU9];&quot;Blue&quot;;&quot;Green&quot;)))" office:value-type="float" office:value="0.0143034503470946" calcext:value-type="float">
            <text:p>0.0143</text:p>
          </table:table-cell>
          <table:table-cell table:style-name="ce29" table:formula="of:=[raw.BV9]+ORG.OPENOFFICE.STYLE(IF([raw.K9]&lt;[raw.BW9];&quot;Red&quot;;IF([raw.K9]&gt;[raw.BX9];&quot;Blue&quot;;&quot;Green&quot;)))" office:value-type="float" office:value="0.0215524226582294" calcext:value-type="float">
            <text:p>0.0216</text:p>
          </table:table-cell>
        </table:table-row>
        <table:table-row table:style-name="ro1">
          <table:table-cell table:style-name="ce5" table:formula="of:=[$raw.A10]" office:value-type="string" office:string-value="bh_posdep_balanced_fdp" calcext:value-type="string">
            <text:p>bh_posdep_balanced_fdp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0.25" calcext:value-type="float">
            <text:p>0.25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368282481243658" calcext:value-type="float">
            <text:p>0.0368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65210088854589" calcext:value-type="float">
            <text:p>0.0265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65210088854589" calcext:value-type="float">
            <text:p>0.0265</text:p>
          </table:table-cell>
          <table:table-cell table:style-name="ce61" table:formula="of:=[raw.W10]+ORG.OPENOFFICE.STYLE(IF([raw.K10]&lt;[raw.X10];&quot;Red&quot;;IF([raw.K10]&gt;[raw.Y10];&quot;Blue&quot;;&quot;Green&quot;)))" office:value-type="float" office:value="0.0287669249827484" calcext:value-type="float">
            <text:p>0.0288</text:p>
          </table:table-cell>
          <table:table-cell table:style-name="ce61" table:formula="of:=[raw.Z10]+ORG.OPENOFFICE.STYLE(IF([raw.K10]&lt;[raw.AA10];&quot;Red&quot;;IF([raw.K10]&gt;[raw.AB10];&quot;Blue&quot;;&quot;Green&quot;)))" office:value-type="float" office:value="0.0208875641778775" calcext:value-type="float">
            <text:p>0.0209</text:p>
          </table:table-cell>
          <table:table-cell table:style-name="ce61" table:formula="of:=[raw.AC10]+ORG.OPENOFFICE.STYLE(IF([raw.K10]&lt;[raw.AD10];&quot;Red&quot;;IF([raw.K10]&gt;[raw.AE10];&quot;Blue&quot;;&quot;Green&quot;)))" office:value-type="float" office:value="0.0160674503995969" calcext:value-type="float">
            <text:p>0.0161</text:p>
          </table:table-cell>
          <table:table-cell table:style-name="ce29" table:formula="of:=[raw.AF10]+ORG.OPENOFFICE.STYLE(IF([raw.K10]&lt;[raw.AG10];&quot;Red&quot;;IF([raw.K10]&gt;[raw.AH10];&quot;Blue&quot;;&quot;Green&quot;)))" office:value-type="float" office:value="0.0208342848636395" calcext:value-type="float">
            <text:p>0.0208</text:p>
          </table:table-cell>
          <table:table-cell table:style-name="ce15" table:formula="of:=[raw.AI10]+ORG.OPENOFFICE.STYLE(IF([raw.K10]&lt;[raw.AJ10];&quot;Red&quot;;IF([raw.K10]&gt;[raw.AK10];&quot;Blue&quot;;&quot;Green&quot;)))" office:value-type="float" office:value="0.0238690870517873" calcext:value-type="float">
            <text:p>0.0239</text:p>
          </table:table-cell>
          <table:table-cell table:style-name="ce61" table:formula="of:=[raw.AL10]+ORG.OPENOFFICE.STYLE(IF([raw.K10]&lt;[raw.AM10];&quot;Red&quot;;IF([raw.K10]&gt;[raw.AN10];&quot;Blue&quot;;&quot;Green&quot;)))" office:value-type="float" office:value="0.0190951536268409" calcext:value-type="float">
            <text:p>0.0191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190951536268409" calcext:value-type="float">
            <text:p>0.0191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199127704511133" calcext:value-type="float">
            <text:p>0.0199</text:p>
          </table:table-cell>
          <table:table-cell table:style-name="ce61" table:formula="of:=[raw.AU10]+ORG.OPENOFFICE.STYLE(IF([raw.K10]&lt;[raw.AV10];&quot;Red&quot;;IF([raw.K10]&gt;[raw.AW10];&quot;Blue&quot;;&quot;Green&quot;)))" office:value-type="float" office:value="0.0119814409855258" calcext:value-type="float">
            <text:p>0.0120</text:p>
          </table:table-cell>
          <table:table-cell table:style-name="ce61" table:formula="of:=[raw.AX10]+ORG.OPENOFFICE.STYLE(IF([raw.K10]&lt;[raw.AY10];&quot;Red&quot;;IF([raw.K10]&gt;[raw.AZ10];&quot;Blue&quot;;&quot;Green&quot;)))" office:value-type="float" office:value="0.00963914418666671" calcext:value-type="float">
            <text:p>0.0096</text:p>
          </table:table-cell>
          <table:table-cell table:style-name="ce29" table:formula="of:=[raw.BA10]+ORG.OPENOFFICE.STYLE(IF([raw.K10]&lt;[raw.BB10];&quot;Red&quot;;IF([raw.K10]&gt;[raw.BC10];&quot;Blue&quot;;&quot;Green&quot;)))" office:value-type="float" office:value="0.011954877071879" calcext:value-type="float">
            <text:p>0.0120</text:p>
          </table:table-cell>
          <table:table-cell table:style-name="ce15" table:formula="of:=[raw.BD10]+ORG.OPENOFFICE.STYLE(IF([raw.K10]&lt;[raw.BE10];&quot;Red&quot;;IF([raw.K10]&gt;[raw.BF10];&quot;Blue&quot;;&quot;Green&quot;)))" office:value-type="float" office:value="0.0269783608335164" calcext:value-type="float">
            <text:p>0.0270</text:p>
          </table:table-cell>
          <table:table-cell table:style-name="ce6" table:formula="of:=[raw.BG10]+ORG.OPENOFFICE.STYLE(IF([raw.K10]&lt;[raw.BH10];&quot;Red&quot;;IF([raw.K10]&gt;[raw.BI10];&quot;Blue&quot;;&quot;Green&quot;)))" office:value-type="float" office:value="0.0218380723445432" calcext:value-type="float">
            <text:p>0.0218</text:p>
          </table:table-cell>
          <table:table-cell table:style-name="ce6" table:formula="of:=[raw.BJ10]+ORG.OPENOFFICE.STYLE(IF([raw.K10]&lt;[raw.BK10];&quot;Red&quot;;IF([raw.K10]&gt;[raw.BL10];&quot;Blue&quot;;&quot;Green&quot;)))" office:value-type="float" office:value="0.0218380723445432" calcext:value-type="float">
            <text:p>0.0218</text:p>
          </table:table-cell>
          <table:table-cell table:style-name="ce61" table:formula="of:=[raw.BM10]+ORG.OPENOFFICE.STYLE(IF([raw.K10]&lt;[raw.BN10];&quot;Red&quot;;IF([raw.K10]&gt;[raw.BO10];&quot;Blue&quot;;&quot;Green&quot;)))" office:value-type="float" office:value="0.0227228150771344" calcext:value-type="float">
            <text:p>0.0227</text:p>
          </table:table-cell>
          <table:table-cell table:style-name="ce6" table:formula="of:=[raw.BP10]+ORG.OPENOFFICE.STYLE(IF([raw.K10]&lt;[raw.BQ10];&quot;Red&quot;;IF([raw.K10]&gt;[raw.BR10];&quot;Blue&quot;;&quot;Green&quot;)))" office:value-type="float" office:value="0.0146484276493421" calcext:value-type="float">
            <text:p>0.0146</text:p>
          </table:table-cell>
          <table:table-cell table:style-name="ce6" table:formula="of:=[raw.BS10]+ORG.OPENOFFICE.STYLE(IF([raw.K10]&lt;[raw.BT10];&quot;Red&quot;;IF([raw.K10]&gt;[raw.BU10];&quot;Blue&quot;;&quot;Green&quot;)))" office:value-type="float" office:value="0.0121678522586744" calcext:value-type="float">
            <text:p>0.0122</text:p>
          </table:table-cell>
          <table:table-cell table:style-name="ce29" table:formula="of:=[raw.BV10]+ORG.OPENOFFICE.STYLE(IF([raw.K10]&lt;[raw.BW10];&quot;Red&quot;;IF([raw.K10]&gt;[raw.BX10];&quot;Blue&quot;;&quot;Green&quot;)))" office:value-type="float" office:value="0.0146104134819463" calcext:value-type="float">
            <text:p>0.0146</text:p>
          </table:table-cell>
        </table:table-row>
        <table:table-row table:style-name="ro1">
          <table:table-cell table:style-name="ce11" table:formula="of:=[$raw.A11]" office:value-type="string" office:string-value="bh_posdep_unbalanced_fdp" calcext:value-type="string">
            <text:p>bh_posdep_unbalanced_fdp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0.25" calcext:value-type="float">
            <text:p>0.25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320949165492814" calcext:value-type="float">
            <text:p>0.0321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51917990191481" calcext:value-type="float">
            <text:p>0.0252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51917990191481" calcext:value-type="float">
            <text:p>0.0252</text:p>
          </table:table-cell>
          <table:table-cell table:style-name="ce23" table:formula="of:=[raw.W11]+ORG.OPENOFFICE.STYLE(IF([raw.K11]&lt;[raw.X11];&quot;Red&quot;;IF([raw.K11]&gt;[raw.Y11];&quot;Blue&quot;;&quot;Green&quot;)))" office:value-type="float" office:value="0.0243794236579102" calcext:value-type="float">
            <text:p>0.0244</text:p>
          </table:table-cell>
          <table:table-cell table:style-name="ce23" table:formula="of:=[raw.Z11]+ORG.OPENOFFICE.STYLE(IF([raw.K11]&lt;[raw.AA11];&quot;Red&quot;;IF([raw.K11]&gt;[raw.AB11];&quot;Blue&quot;;&quot;Green&quot;)))" office:value-type="float" office:value="0.0180983114904157" calcext:value-type="float">
            <text:p>0.0181</text:p>
          </table:table-cell>
          <table:table-cell table:style-name="ce23" table:formula="of:=[raw.AC11]+ORG.OPENOFFICE.STYLE(IF([raw.K11]&lt;[raw.AD11];&quot;Red&quot;;IF([raw.K11]&gt;[raw.AE11];&quot;Blue&quot;;&quot;Green&quot;)))" office:value-type="float" office:value="0.013941730575165" calcext:value-type="float">
            <text:p>0.0139</text:p>
          </table:table-cell>
          <table:table-cell table:style-name="ce32" table:formula="of:=[raw.AF11]+ORG.OPENOFFICE.STYLE(IF([raw.K11]&lt;[raw.AG11];&quot;Red&quot;;IF([raw.K11]&gt;[raw.AH11];&quot;Blue&quot;;&quot;Green&quot;)))" office:value-type="float" office:value="0.0180423725961661" calcext:value-type="float">
            <text:p>0.0180</text:p>
          </table:table-cell>
          <table:table-cell table:style-name="ce17" table:formula="of:=[raw.AI11]+ORG.OPENOFFICE.STYLE(IF([raw.K11]&lt;[raw.AJ11];&quot;Red&quot;;IF([raw.K11]&gt;[raw.AK11];&quot;Blue&quot;;&quot;Green&quot;)))" office:value-type="float" office:value="0.0232095507297789" calcext:value-type="float">
            <text:p>0.0232</text:p>
          </table:table-cell>
          <table:table-cell table:style-name="ce23" table:formula="of:=[raw.AL11]+ORG.OPENOFFICE.STYLE(IF([raw.K11]&lt;[raw.AM11];&quot;Red&quot;;IF([raw.K11]&gt;[raw.AN11];&quot;Blue&quot;;&quot;Green&quot;)))" office:value-type="float" office:value="0.0371254744989128" calcext:value-type="float">
            <text:p>0.0371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371254744989128" calcext:value-type="float">
            <text:p>0.0371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255471948849272" calcext:value-type="float">
            <text:p>0.0255</text:p>
          </table:table-cell>
          <table:table-cell table:style-name="ce23" table:formula="of:=[raw.AU11]+ORG.OPENOFFICE.STYLE(IF([raw.K11]&lt;[raw.AV11];&quot;Red&quot;;IF([raw.K11]&gt;[raw.AW11];&quot;Blue&quot;;&quot;Green&quot;)))" office:value-type="float" office:value="0.0115283592526833" calcext:value-type="float">
            <text:p>0.0115</text:p>
          </table:table-cell>
          <table:table-cell table:style-name="ce23" table:formula="of:=[raw.AX11]+ORG.OPENOFFICE.STYLE(IF([raw.K11]&lt;[raw.AY11];&quot;Red&quot;;IF([raw.K11]&gt;[raw.AZ11];&quot;Blue&quot;;&quot;Green&quot;)))" office:value-type="float" office:value="0.0122471783874922" calcext:value-type="float">
            <text:p>0.0122</text:p>
          </table:table-cell>
          <table:table-cell table:style-name="ce32" table:formula="of:=[raw.BA11]+ORG.OPENOFFICE.STYLE(IF([raw.K11]&lt;[raw.BB11];&quot;Red&quot;;IF([raw.K11]&gt;[raw.BC11];&quot;Blue&quot;;&quot;Green&quot;)))" office:value-type="float" office:value="0.0115161654950913" calcext:value-type="float">
            <text:p>0.0115</text:p>
          </table:table-cell>
          <table:table-cell table:style-name="ce17" table:formula="of:=[raw.BD11]+ORG.OPENOFFICE.STYLE(IF([raw.K11]&lt;[raw.BE11];&quot;Red&quot;;IF([raw.K11]&gt;[raw.BF11];&quot;Blue&quot;;&quot;Green&quot;)))" office:value-type="float" office:value="0.0241298912600249" calcext:value-type="float">
            <text:p>0.0241</text:p>
          </table:table-cell>
          <table:table-cell table:style-name="ce23" table:formula="of:=[raw.BG11]+ORG.OPENOFFICE.STYLE(IF([raw.K11]&lt;[raw.BH11];&quot;Red&quot;;IF([raw.K11]&gt;[raw.BI11];&quot;Blue&quot;;&quot;Green&quot;)))" office:value-type="float" office:value="0.0143738848086099" calcext:value-type="float">
            <text:p>0.0144</text:p>
          </table:table-cell>
          <table:table-cell table:style-name="ce23" table:formula="of:=[raw.BJ11]+ORG.OPENOFFICE.STYLE(IF([raw.K11]&lt;[raw.BK11];&quot;Red&quot;;IF([raw.K11]&gt;[raw.BL11];&quot;Blue&quot;;&quot;Green&quot;)))" office:value-type="float" office:value="0.0143738848086099" calcext:value-type="float">
            <text:p>0.0144</text:p>
          </table:table-cell>
          <table:table-cell table:style-name="ce23" table:formula="of:=[raw.BM11]+ORG.OPENOFFICE.STYLE(IF([raw.K11]&lt;[raw.BN11];&quot;Red&quot;;IF([raw.K11]&gt;[raw.BO11];&quot;Blue&quot;;&quot;Green&quot;)))" office:value-type="float" office:value="0.0164743671042083" calcext:value-type="float">
            <text:p>0.0165</text:p>
          </table:table-cell>
          <table:table-cell table:style-name="ce23" table:formula="of:=[raw.BP11]+ORG.OPENOFFICE.STYLE(IF([raw.K11]&lt;[raw.BQ11];&quot;Red&quot;;IF([raw.K11]&gt;[raw.BR11];&quot;Blue&quot;;&quot;Green&quot;)))" office:value-type="float" office:value="0.0125559004923994" calcext:value-type="float">
            <text:p>0.0126</text:p>
          </table:table-cell>
          <table:table-cell table:style-name="ce23" table:formula="of:=[raw.BS11]+ORG.OPENOFFICE.STYLE(IF([raw.K11]&lt;[raw.BT11];&quot;Red&quot;;IF([raw.K11]&gt;[raw.BU11];&quot;Blue&quot;;&quot;Green&quot;)))" office:value-type="float" office:value="0.00862548290287516" calcext:value-type="float">
            <text:p>0.0086</text:p>
          </table:table-cell>
          <table:table-cell table:style-name="ce32" table:formula="of:=[raw.BV11]+ORG.OPENOFFICE.STYLE(IF([raw.K11]&lt;[raw.BW11];&quot;Red&quot;;IF([raw.K11]&gt;[raw.BX11];&quot;Blue&quot;;&quot;Green&quot;)))" office:value-type="float" office:value="0.012502359324628" calcext:value-type="float">
            <text:p>0.0125</text:p>
          </table:table-cell>
        </table:table-row>
        <table:table-row table:style-name="ro1">
          <table:table-cell table:style-name="ce1" table:formula="of:=[$raw.A12]" office:value-type="string" office:string-value="bky_indep_null_fdp" calcext:value-type="string">
            <text:p>bky_indep_null_fdp</text:p>
          </table:table-cell>
          <table:table-cell table:style-name="ce22" table:formula="of:=[$raw.B12]" office:value-type="float" office:value="1" calcext:value-type="float">
            <text:p>1</text:p>
          </table:table-cell>
          <table:table-cell table:style-name="ce22" table:formula="of:=[$raw.C12]" office:value-type="float" office:value="0" calcext:value-type="float">
            <text:p>0</text:p>
          </table:table-cell>
          <table:table-cell table:style-name="ce22" table:formula="of:=[$raw.D12]" office:value-type="float" office:value="0" calcext:value-type="float">
            <text:p>0</text:p>
          </table:table-cell>
          <table:table-cell table:style-name="ce22" table:formula="of:=[$raw.E12]" office:value-type="float" office:value="0" calcext:value-type="float">
            <text:p>0</text:p>
          </table:table-cell>
          <table:table-cell table:style-name="ce22" table:formula="of:=[$raw.F12]" office:value-type="string" office:string-value="BKY2006" calcext:value-type="string">
            <text:p>BKY2006</text:p>
          </table:table-cell>
          <table:table-cell table:style-name="ce43" table:formula="of:=[raw.N12]+ORG.OPENOFFICE.STYLE(IF([raw.K12]&lt;[raw.O12];&quot;Red&quot;;IF([raw.K12]&gt;[raw.P12];&quot;Blue&quot;;&quot;Green&quot;)))" office:value-type="float" office:value="0.0975" calcext:value-type="float">
            <text:p>0.0975</text:p>
          </table:table-cell>
          <table:table-cell table:style-name="ce60" table:formula="of:=[raw.Q12]+ORG.OPENOFFICE.STYLE(IF([raw.K12]&lt;[raw.R12];&quot;Red&quot;;IF([raw.K12]&gt;[raw.S12];&quot;Blue&quot;;&quot;Green&quot;)))" office:value-type="float" office:value="0.0485" calcext:value-type="float">
            <text:p>0.0485</text:p>
          </table:table-cell>
          <table:table-cell table:style-name="ce60" table:formula="of:=[raw.T12]+ORG.OPENOFFICE.STYLE(IF([raw.K12]&lt;[raw.U12];&quot;Red&quot;;IF([raw.K12]&gt;[raw.V12];&quot;Blue&quot;;&quot;Green&quot;)))" office:value-type="float" office:value="0.0485" calcext:value-type="float">
            <text:p>0.0485</text:p>
          </table:table-cell>
          <table:table-cell table:style-name="ce54" table:formula="of:=[raw.W12]+ORG.OPENOFFICE.STYLE(IF([raw.K12]&lt;[raw.X12];&quot;Red&quot;;IF([raw.K12]&gt;[raw.Y12];&quot;Blue&quot;;&quot;Green&quot;)))" office:value-type="float" office:value="0.0975" calcext:value-type="float">
            <text:p>0.0975</text:p>
          </table:table-cell>
          <table:table-cell table:style-name="ce60" table:formula="of:=[raw.Z12]+ORG.OPENOFFICE.STYLE(IF([raw.K12]&lt;[raw.AA12];&quot;Red&quot;;IF([raw.K12]&gt;[raw.AB12];&quot;Blue&quot;;&quot;Green&quot;)))" office:value-type="float" office:value="0.047" calcext:value-type="float">
            <text:p>0.0470</text:p>
          </table:table-cell>
          <table:table-cell table:style-name="ce60" table:formula="of:=[raw.AC12]+ORG.OPENOFFICE.STYLE(IF([raw.K12]&lt;[raw.AD12];&quot;Red&quot;;IF([raw.K12]&gt;[raw.AE12];&quot;Blue&quot;;&quot;Green&quot;)))" office:value-type="float" office:value="0.0465" calcext:value-type="float">
            <text:p>0.0465</text:p>
          </table:table-cell>
          <table:table-cell table:style-name="ce99" table:formula="of:=[raw.AF12]+ORG.OPENOFFICE.STYLE(IF([raw.K12]&lt;[raw.AG12];&quot;Red&quot;;IF([raw.K12]&gt;[raw.AH12];&quot;Blue&quot;;&quot;Green&quot;)))" office:value-type="float" office:value="0.047" calcext:value-type="float">
            <text:p>0.0470</text:p>
          </table:table-cell>
          <table:table-cell table:style-name="ce83" table:formula="of:=[raw.AI12]+ORG.OPENOFFICE.STYLE(IF([raw.K12]&lt;[raw.AJ12];&quot;Red&quot;;IF([raw.K12]&gt;[raw.AK12];&quot;Blue&quot;;&quot;Green&quot;)))" office:value-type="float" office:value="0.0515" calcext:value-type="float">
            <text:p>0.0515</text:p>
          </table:table-cell>
          <table:table-cell table:style-name="ce91" table:formula="of:=[raw.AL12]+ORG.OPENOFFICE.STYLE(IF([raw.K12]&lt;[raw.AM12];&quot;Red&quot;;IF([raw.K12]&gt;[raw.AN12];&quot;Blue&quot;;&quot;Green&quot;)))" office:value-type="float" office:value="0.0255" calcext:value-type="float">
            <text:p>0.0255</text:p>
          </table:table-cell>
          <table:table-cell table:style-name="ce91" table:formula="of:=[raw.AO12]+ORG.OPENOFFICE.STYLE(IF([raw.K12]&lt;[raw.AP12];&quot;Red&quot;;IF([raw.K12]&gt;[raw.AQ12];&quot;Blue&quot;;&quot;Green&quot;)))" office:value-type="float" office:value="0.0255" calcext:value-type="float">
            <text:p>0.0255</text:p>
          </table:table-cell>
          <table:table-cell table:style-name="ce60" table:formula="of:=[raw.AR12]+ORG.OPENOFFICE.STYLE(IF([raw.K12]&lt;[raw.AS12];&quot;Red&quot;;IF([raw.K12]&gt;[raw.AT12];&quot;Blue&quot;;&quot;Green&quot;)))" office:value-type="float" office:value="0.051" calcext:value-type="float">
            <text:p>0.0510</text:p>
          </table:table-cell>
          <table:table-cell table:style-name="ce91" table:formula="of:=[raw.AU12]+ORG.OPENOFFICE.STYLE(IF([raw.K12]&lt;[raw.AV12];&quot;Red&quot;;IF([raw.K12]&gt;[raw.AW12];&quot;Blue&quot;;&quot;Green&quot;)))" office:value-type="float" office:value="0.024" calcext:value-type="float">
            <text:p>0.0240</text:p>
          </table:table-cell>
          <table:table-cell table:style-name="ce91" table:formula="of:=[raw.AX12]+ORG.OPENOFFICE.STYLE(IF([raw.K12]&lt;[raw.AY12];&quot;Red&quot;;IF([raw.K12]&gt;[raw.AZ12];&quot;Blue&quot;;&quot;Green&quot;)))" office:value-type="float" office:value="0.0235" calcext:value-type="float">
            <text:p>0.0235</text:p>
          </table:table-cell>
          <table:table-cell table:style-name="ce101" table:formula="of:=[raw.BA12]+ORG.OPENOFFICE.STYLE(IF([raw.K12]&lt;[raw.BB12];&quot;Red&quot;;IF([raw.K12]&gt;[raw.BC12];&quot;Blue&quot;;&quot;Green&quot;)))" office:value-type="float" office:value="0.024" calcext:value-type="float">
            <text:p>0.0240</text:p>
          </table:table-cell>
          <table:table-cell table:style-name="ce83" table:formula="of:=[raw.BD12]+ORG.OPENOFFICE.STYLE(IF([raw.K12]&lt;[raw.BE12];&quot;Red&quot;;IF([raw.K12]&gt;[raw.BF12];&quot;Blue&quot;;&quot;Green&quot;)))" office:value-type="float" office:value="0.049" calcext:value-type="float">
            <text:p>0.0490</text:p>
          </table:table-cell>
          <table:table-cell table:style-name="ce91" table:formula="of:=[raw.BG12]+ORG.OPENOFFICE.STYLE(IF([raw.K12]&lt;[raw.BH12];&quot;Red&quot;;IF([raw.K12]&gt;[raw.BI12];&quot;Blue&quot;;&quot;Green&quot;)))" office:value-type="float" office:value="0.026" calcext:value-type="float">
            <text:p>0.0260</text:p>
          </table:table-cell>
          <table:table-cell table:style-name="ce91" table:formula="of:=[raw.BJ12]+ORG.OPENOFFICE.STYLE(IF([raw.K12]&lt;[raw.BK12];&quot;Red&quot;;IF([raw.K12]&gt;[raw.BL12];&quot;Blue&quot;;&quot;Green&quot;)))" office:value-type="float" office:value="0.026" calcext:value-type="float">
            <text:p>0.0260</text:p>
          </table:table-cell>
          <table:table-cell table:style-name="ce60" table:formula="of:=[raw.BM12]+ORG.OPENOFFICE.STYLE(IF([raw.K12]&lt;[raw.BN12];&quot;Red&quot;;IF([raw.K12]&gt;[raw.BO12];&quot;Blue&quot;;&quot;Green&quot;)))" office:value-type="float" office:value="0.0495" calcext:value-type="float">
            <text:p>0.0495</text:p>
          </table:table-cell>
          <table:table-cell table:style-name="ce91" table:formula="of:=[raw.BP12]+ORG.OPENOFFICE.STYLE(IF([raw.K12]&lt;[raw.BQ12];&quot;Red&quot;;IF([raw.K12]&gt;[raw.BR12];&quot;Blue&quot;;&quot;Green&quot;)))" office:value-type="float" office:value="0.0235" calcext:value-type="float">
            <text:p>0.0235</text:p>
          </table:table-cell>
          <table:table-cell table:style-name="ce91" table:formula="of:=[raw.BS12]+ORG.OPENOFFICE.STYLE(IF([raw.K12]&lt;[raw.BT12];&quot;Red&quot;;IF([raw.K12]&gt;[raw.BU12];&quot;Blue&quot;;&quot;Green&quot;)))" office:value-type="float" office:value="0.0235" calcext:value-type="float">
            <text:p>0.0235</text:p>
          </table:table-cell>
          <table:table-cell table:style-name="ce101" table:formula="of:=[raw.BV12]+ORG.OPENOFFICE.STYLE(IF([raw.K12]&lt;[raw.BW12];&quot;Red&quot;;IF([raw.K12]&gt;[raw.BX12];&quot;Blue&quot;;&quot;Green&quot;)))" office:value-type="float" office:value="0.0235" calcext:value-type="float">
            <text:p>0.0235</text:p>
          </table:table-cell>
        </table:table-row>
        <table:table-row table:style-name="ro1">
          <table:table-cell table:style-name="ce5" table:formula="of:=[$raw.A13]" office:value-type="string" office:string-value="bky_indep_posonly_fdp" calcext:value-type="string">
            <text:p>bky_indep_posonly_fdp</text:p>
          </table:table-cell>
          <table:table-cell table:style-name="ce2" table:formula="of:=[$raw.B13]" office:value-type="float" office:value="2" calcext:value-type="float">
            <text:p>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0" calcext:value-type="float">
            <text:p>0</text:p>
          </table:table-cell>
          <table:table-cell table:style-name="ce27" table:formula="of:=[$raw.F13]" office:value-type="string" office:string-value="BKY2006" calcext:value-type="string">
            <text:p>BKY2006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464350849747579" calcext:value-type="float">
            <text:p>0.0464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404899503647419" calcext:value-type="float">
            <text:p>0.0405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446975416009555" calcext:value-type="float">
            <text:p>0.0447</text:p>
          </table:table-cell>
          <table:table-cell table:style-name="ce61" table:formula="of:=[raw.W13]+ORG.OPENOFFICE.STYLE(IF([raw.K13]&lt;[raw.X13];&quot;Red&quot;;IF([raw.K13]&gt;[raw.Y13];&quot;Blue&quot;;&quot;Green&quot;)))" office:value-type="float" office:value="0.0431262737773939" calcext:value-type="float">
            <text:p>0.0431</text:p>
          </table:table-cell>
          <table:table-cell table:style-name="ce61" table:formula="of:=[raw.Z13]+ORG.OPENOFFICE.STYLE(IF([raw.K13]&lt;[raw.AA13];&quot;Red&quot;;IF([raw.K13]&gt;[raw.AB13];&quot;Blue&quot;;&quot;Green&quot;)))" office:value-type="float" office:value="0.0224856826275156" calcext:value-type="float">
            <text:p>0.0225</text:p>
          </table:table-cell>
          <table:table-cell table:style-name="ce61" table:formula="of:=[raw.AC13]+ORG.OPENOFFICE.STYLE(IF([raw.K13]&lt;[raw.AD13];&quot;Red&quot;;IF([raw.K13]&gt;[raw.AE13];&quot;Blue&quot;;&quot;Green&quot;)))" office:value-type="float" office:value="0.0202805630994446" calcext:value-type="float">
            <text:p>0.0203</text:p>
          </table:table-cell>
          <table:table-cell table:style-name="ce29" table:formula="of:=[raw.AF13]+ORG.OPENOFFICE.STYLE(IF([raw.K13]&lt;[raw.AG13];&quot;Red&quot;;IF([raw.K13]&gt;[raw.AH13];&quot;Blue&quot;;&quot;Green&quot;)))" office:value-type="float" office:value="0.0225279740178989" calcext:value-type="float">
            <text:p>0.0225</text:p>
          </table:table-cell>
          <table:table-cell table:style-name="ce15" table:formula="of:=[raw.AI13]+ORG.OPENOFFICE.STYLE(IF([raw.K13]&lt;[raw.AJ13];&quot;Red&quot;;IF([raw.K13]&gt;[raw.AK13];&quot;Blue&quot;;&quot;Green&quot;)))" office:value-type="float" office:value="0.0463521037633388" calcext:value-type="float">
            <text:p>0.0464</text:p>
          </table:table-cell>
          <table:table-cell table:style-name="ce61" table:formula="of:=[raw.AL13]+ORG.OPENOFFICE.STYLE(IF([raw.K13]&lt;[raw.AM13];&quot;Red&quot;;IF([raw.K13]&gt;[raw.AN13];&quot;Blue&quot;;&quot;Green&quot;)))" office:value-type="float" office:value="0.0208008510266104" calcext:value-type="float">
            <text:p>0.0208</text:p>
          </table:table-cell>
          <table:table-cell table:style-name="ce6" table:formula="of:=[raw.AO13]+ORG.OPENOFFICE.STYLE(IF([raw.K13]&lt;[raw.AP13];&quot;Red&quot;;IF([raw.K13]&gt;[raw.AQ13];&quot;Blue&quot;;&quot;Green&quot;)))" office:value-type="float" office:value="0.0230011386046224" calcext:value-type="float">
            <text:p>0.0230</text:p>
          </table:table-cell>
          <table:table-cell table:style-name="ce6" table:formula="of:=[raw.AR13]+ORG.OPENOFFICE.STYLE(IF([raw.K13]&lt;[raw.AS13];&quot;Red&quot;;IF([raw.K13]&gt;[raw.AT13];&quot;Blue&quot;;&quot;Green&quot;)))" office:value-type="float" office:value="0.0429957597980348" calcext:value-type="float">
            <text:p>0.0430</text:p>
          </table:table-cell>
          <table:table-cell table:style-name="ce61" table:formula="of:=[raw.AU13]+ORG.OPENOFFICE.STYLE(IF([raw.K13]&lt;[raw.AV13];&quot;Red&quot;;IF([raw.K13]&gt;[raw.AW13];&quot;Blue&quot;;&quot;Green&quot;)))" office:value-type="float" office:value="0.0224350478668851" calcext:value-type="float">
            <text:p>0.0224</text:p>
          </table:table-cell>
          <table:table-cell table:style-name="ce61" table:formula="of:=[raw.AX13]+ORG.OPENOFFICE.STYLE(IF([raw.K13]&lt;[raw.AY13];&quot;Red&quot;;IF([raw.K13]&gt;[raw.AZ13];&quot;Blue&quot;;&quot;Green&quot;)))" office:value-type="float" office:value="0.0202121945095993" calcext:value-type="float">
            <text:p>0.0202</text:p>
          </table:table-cell>
          <table:table-cell table:style-name="ce29" table:formula="of:=[raw.BA13]+ORG.OPENOFFICE.STYLE(IF([raw.K13]&lt;[raw.BB13];&quot;Red&quot;;IF([raw.K13]&gt;[raw.BC13];&quot;Blue&quot;;&quot;Green&quot;)))" office:value-type="float" office:value="0.0224773657714469" calcext:value-type="float">
            <text:p>0.0225</text:p>
          </table:table-cell>
          <table:table-cell table:style-name="ce15" table:formula="of:=[raw.BD13]+ORG.OPENOFFICE.STYLE(IF([raw.K13]&lt;[raw.BE13];&quot;Red&quot;;IF([raw.K13]&gt;[raw.BF13];&quot;Blue&quot;;&quot;Green&quot;)))" office:value-type="float" office:value="0.0335" calcext:value-type="float">
            <text:p>0.0335</text:p>
          </table:table-cell>
          <table:table-cell table:style-name="ce9" table:formula="of:=[raw.BG13]+ORG.OPENOFFICE.STYLE(IF([raw.K13]&lt;[raw.BH13];&quot;Red&quot;;IF([raw.K13]&gt;[raw.BI13];&quot;Blue&quot;;&quot;Green&quot;)))" office:value-type="float" office:value="0.998" calcext:value-type="float">
            <text:p>0.9980</text:p>
          </table:table-cell>
          <table:table-cell table:style-name="ce9" table:formula="of:=[raw.BJ13]+ORG.OPENOFFICE.STYLE(IF([raw.K13]&lt;[raw.BK13];&quot;Red&quot;;IF([raw.K13]&gt;[raw.BL13];&quot;Blue&quot;;&quot;Green&quot;)))" office:value-type="float" office:value="0.999" calcext:value-type="float">
            <text:p>0.9990</text:p>
          </table:table-cell>
          <table:table-cell table:style-name="ce72" table:formula="of:=[raw.BM13]+ORG.OPENOFFICE.STYLE(IF([raw.K13]&lt;[raw.BN13];&quot;Red&quot;;IF([raw.K13]&gt;[raw.BO13];&quot;Blue&quot;;&quot;Green&quot;)))" office:value-type="float" office:value="0.0495" calcext:value-type="float">
            <text:p>0.0495</text:p>
          </table:table-cell>
          <table:table-cell table:style-name="ce6" table:formula="of:=[raw.BP13]+ORG.OPENOFFICE.STYLE(IF([raw.K13]&lt;[raw.BQ13];&quot;Red&quot;;IF([raw.K13]&gt;[raw.BR13];&quot;Blue&quot;;&quot;Green&quot;)))" office:value-type="float" office:value="0.017" calcext:value-type="float">
            <text:p>0.0170</text:p>
          </table:table-cell>
          <table:table-cell table:style-name="ce6" table:formula="of:=[raw.BS13]+ORG.OPENOFFICE.STYLE(IF([raw.K13]&lt;[raw.BT13];&quot;Red&quot;;IF([raw.K13]&gt;[raw.BU13];&quot;Blue&quot;;&quot;Green&quot;)))" office:value-type="float" office:value="0.022" calcext:value-type="float">
            <text:p>0.0220</text:p>
          </table:table-cell>
          <table:table-cell table:style-name="ce29" table:formula="of:=[raw.BV13]+ORG.OPENOFFICE.STYLE(IF([raw.K13]&lt;[raw.BW13];&quot;Red&quot;;IF([raw.K13]&gt;[raw.BX13];&quot;Blue&quot;;&quot;Green&quot;)))" office:value-type="float" office:value="0.017" calcext:value-type="float">
            <text:p>0.0170</text:p>
          </table:table-cell>
        </table:table-row>
        <table:table-row table:style-name="ro1">
          <table:table-cell table:style-name="ce5" table:formula="of:=[$raw.A14]" office:value-type="string" office:string-value="bky_indep_negonly_fdp" calcext:value-type="string">
            <text:p>bky_indep_negonly_fdp</text:p>
          </table:table-cell>
          <table:table-cell table:style-name="ce2" table:formula="of:=[$raw.B14]" office:value-type="float" office:value="3" calcext:value-type="float">
            <text:p>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0" calcext:value-type="float">
            <text:p>0</text:p>
          </table:table-cell>
          <table:table-cell table:style-name="ce27" table:formula="of:=[$raw.F14]" office:value-type="string" office:string-value="BKY2006" calcext:value-type="string">
            <text:p>BKY2006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486526618067876" calcext:value-type="float">
            <text:p>0.0487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425683201156443" calcext:value-type="float">
            <text:p>0.0426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466812752219306" calcext:value-type="float">
            <text:p>0.0467</text:p>
          </table:table-cell>
          <table:table-cell table:style-name="ce61" table:formula="of:=[raw.W14]+ORG.OPENOFFICE.STYLE(IF([raw.K14]&lt;[raw.X14];&quot;Red&quot;;IF([raw.K14]&gt;[raw.Y14];&quot;Blue&quot;;&quot;Green&quot;)))" office:value-type="float" office:value="0.0453315463291685" calcext:value-type="float">
            <text:p>0.0453</text:p>
          </table:table-cell>
          <table:table-cell table:style-name="ce61" table:formula="of:=[raw.Z14]+ORG.OPENOFFICE.STYLE(IF([raw.K14]&lt;[raw.AA14];&quot;Red&quot;;IF([raw.K14]&gt;[raw.AB14];&quot;Blue&quot;;&quot;Green&quot;)))" office:value-type="float" office:value="0.0245277040858784" calcext:value-type="float">
            <text:p>0.0245</text:p>
          </table:table-cell>
          <table:table-cell table:style-name="ce61" table:formula="of:=[raw.AC14]+ORG.OPENOFFICE.STYLE(IF([raw.K14]&lt;[raw.AD14];&quot;Red&quot;;IF([raw.K14]&gt;[raw.AE14];&quot;Blue&quot;;&quot;Green&quot;)))" office:value-type="float" office:value="0.0223695711966431" calcext:value-type="float">
            <text:p>0.0224</text:p>
          </table:table-cell>
          <table:table-cell table:style-name="ce29" table:formula="of:=[raw.AF14]+ORG.OPENOFFICE.STYLE(IF([raw.K14]&lt;[raw.AG14];&quot;Red&quot;;IF([raw.K14]&gt;[raw.AH14];&quot;Blue&quot;;&quot;Green&quot;)))" office:value-type="float" office:value="0.0245757417904841" calcext:value-type="float">
            <text:p>0.0246</text:p>
          </table:table-cell>
          <table:table-cell table:style-name="ce15" table:formula="of:=[raw.AI14]+ORG.OPENOFFICE.STYLE(IF([raw.K14]&lt;[raw.AJ14];&quot;Red&quot;;IF([raw.K14]&gt;[raw.AK14];&quot;Blue&quot;;&quot;Green&quot;)))" office:value-type="float" office:value="0.04" calcext:value-type="float">
            <text:p>0.0400</text:p>
          </table:table-cell>
          <table:table-cell table:style-name="ce62" table:formula="of:=[raw.AL14]+ORG.OPENOFFICE.STYLE(IF([raw.K14]&lt;[raw.AM14];&quot;Red&quot;;IF([raw.K14]&gt;[raw.AN14];&quot;Blue&quot;;&quot;Green&quot;)))" office:value-type="float" office:value="0.999" calcext:value-type="float">
            <text:p>0.9990</text:p>
          </table:table-cell>
          <table:table-cell table:style-name="ce9" table:formula="of:=[raw.AO14]+ORG.OPENOFFICE.STYLE(IF([raw.K14]&lt;[raw.AP14];&quot;Red&quot;;IF([raw.K14]&gt;[raw.AQ14];&quot;Blue&quot;;&quot;Green&quot;)))" office:value-type="float" office:value="1" calcext:value-type="float">
            <text:p>1.0000</text:p>
          </table:table-cell>
          <table:table-cell table:style-name="ce7" table:formula="of:=[raw.AR14]+ORG.OPENOFFICE.STYLE(IF([raw.K14]&lt;[raw.AS14];&quot;Red&quot;;IF([raw.K14]&gt;[raw.AT14];&quot;Blue&quot;;&quot;Green&quot;)))" office:value-type="float" office:value="0.051" calcext:value-type="float">
            <text:p>0.0510</text:p>
          </table:table-cell>
          <table:table-cell table:style-name="ce61" table:formula="of:=[raw.AU14]+ORG.OPENOFFICE.STYLE(IF([raw.K14]&lt;[raw.AV14];&quot;Red&quot;;IF([raw.K14]&gt;[raw.AW14];&quot;Blue&quot;;&quot;Green&quot;)))" office:value-type="float" office:value="0.0185" calcext:value-type="float">
            <text:p>0.0185</text:p>
          </table:table-cell>
          <table:table-cell table:style-name="ce61" table:formula="of:=[raw.AX14]+ORG.OPENOFFICE.STYLE(IF([raw.K14]&lt;[raw.AY14];&quot;Red&quot;;IF([raw.K14]&gt;[raw.AZ14];&quot;Blue&quot;;&quot;Green&quot;)))" office:value-type="float" office:value="0.025" calcext:value-type="float">
            <text:p>0.0250</text:p>
          </table:table-cell>
          <table:table-cell table:style-name="ce29" table:formula="of:=[raw.BA14]+ORG.OPENOFFICE.STYLE(IF([raw.K14]&lt;[raw.BB14];&quot;Red&quot;;IF([raw.K14]&gt;[raw.BC14];&quot;Blue&quot;;&quot;Green&quot;)))" office:value-type="float" office:value="0.0185" calcext:value-type="float">
            <text:p>0.0185</text:p>
          </table:table-cell>
          <table:table-cell table:style-name="ce15" table:formula="of:=[raw.BD14]+ORG.OPENOFFICE.STYLE(IF([raw.K14]&lt;[raw.BE14];&quot;Red&quot;;IF([raw.K14]&gt;[raw.BF14];&quot;Blue&quot;;&quot;Green&quot;)))" office:value-type="float" office:value="0.0485529649132921" calcext:value-type="float">
            <text:p>0.0486</text:p>
          </table:table-cell>
          <table:table-cell table:style-name="ce6" table:formula="of:=[raw.BG14]+ORG.OPENOFFICE.STYLE(IF([raw.K14]&lt;[raw.BH14];&quot;Red&quot;;IF([raw.K14]&gt;[raw.BI14];&quot;Blue&quot;;&quot;Green&quot;)))" office:value-type="float" office:value="0.0228399331799557" calcext:value-type="float">
            <text:p>0.0228</text:p>
          </table:table-cell>
          <table:table-cell table:style-name="ce6" table:formula="of:=[raw.BJ14]+ORG.OPENOFFICE.STYLE(IF([raw.K14]&lt;[raw.BK14];&quot;Red&quot;;IF([raw.K14]&gt;[raw.BL14];&quot;Blue&quot;;&quot;Green&quot;)))" office:value-type="float" office:value="0.025039079817364" calcext:value-type="float">
            <text:p>0.0250</text:p>
          </table:table-cell>
          <table:table-cell table:style-name="ce61" table:formula="of:=[raw.BM14]+ORG.OPENOFFICE.STYLE(IF([raw.K14]&lt;[raw.BN14];&quot;Red&quot;;IF([raw.K14]&gt;[raw.BO14];&quot;Blue&quot;;&quot;Green&quot;)))" office:value-type="float" office:value="0.0452017129720331" calcext:value-type="float">
            <text:p>0.0452</text:p>
          </table:table-cell>
          <table:table-cell table:style-name="ce6" table:formula="of:=[raw.BP14]+ORG.OPENOFFICE.STYLE(IF([raw.K14]&lt;[raw.BQ14];&quot;Red&quot;;IF([raw.K14]&gt;[raw.BR14];&quot;Blue&quot;;&quot;Green&quot;)))" office:value-type="float" office:value="0.0244749833773069" calcext:value-type="float">
            <text:p>0.0245</text:p>
          </table:table-cell>
          <table:table-cell table:style-name="ce6" table:formula="of:=[raw.BS14]+ORG.OPENOFFICE.STYLE(IF([raw.K14]&lt;[raw.BT14];&quot;Red&quot;;IF([raw.K14]&gt;[raw.BU14];&quot;Blue&quot;;&quot;Green&quot;)))" office:value-type="float" office:value="0.022296221083286" calcext:value-type="float">
            <text:p>0.0223</text:p>
          </table:table-cell>
          <table:table-cell table:style-name="ce29" table:formula="of:=[raw.BV14]+ORG.OPENOFFICE.STYLE(IF([raw.K14]&lt;[raw.BW14];&quot;Red&quot;;IF([raw.K14]&gt;[raw.BX14];&quot;Blue&quot;;&quot;Green&quot;)))" office:value-type="float" office:value="0.0245230411507996" calcext:value-type="float">
            <text:p>0.0245</text:p>
          </table:table-cell>
        </table:table-row>
        <table:table-row table:style-name="ro1">
          <table:table-cell table:style-name="ce5" table:formula="of:=[$raw.A15]" office:value-type="string" office:string-value="bky_indep_balanced_fdp" calcext:value-type="string">
            <text:p>bky_indep_balanced_fdp</text:p>
          </table:table-cell>
          <table:table-cell table:style-name="ce2" table:formula="of:=[$raw.B15]" office:value-type="float" office:value="4" calcext:value-type="float">
            <text:p>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0" calcext:value-type="float">
            <text:p>0</text:p>
          </table:table-cell>
          <table:table-cell table:style-name="ce27" table:formula="of:=[$raw.F15]" office:value-type="string" office:string-value="BKY2006" calcext:value-type="string">
            <text:p>BKY2006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316597833531256" calcext:value-type="float">
            <text:p>0.0317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31610748504381" calcext:value-type="float">
            <text:p>0.0316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425900252029593" calcext:value-type="float">
            <text:p>0.0426</text:p>
          </table:table-cell>
          <table:table-cell table:style-name="ce61" table:formula="of:=[raw.W15]+ORG.OPENOFFICE.STYLE(IF([raw.K15]&lt;[raw.X15];&quot;Red&quot;;IF([raw.K15]&gt;[raw.Y15];&quot;Blue&quot;;&quot;Green&quot;)))" office:value-type="float" office:value="0.0426371704403928" calcext:value-type="float">
            <text:p>0.0426</text:p>
          </table:table-cell>
          <table:table-cell table:style-name="ce61" table:formula="of:=[raw.Z15]+ORG.OPENOFFICE.STYLE(IF([raw.K15]&lt;[raw.AA15];&quot;Red&quot;;IF([raw.K15]&gt;[raw.AB15];&quot;Blue&quot;;&quot;Green&quot;)))" office:value-type="float" office:value="0.015856103873156" calcext:value-type="float">
            <text:p>0.0159</text:p>
          </table:table-cell>
          <table:table-cell table:style-name="ce61" table:formula="of:=[raw.AC15]+ORG.OPENOFFICE.STYLE(IF([raw.K15]&lt;[raw.AD15];&quot;Red&quot;;IF([raw.K15]&gt;[raw.AE15];&quot;Blue&quot;;&quot;Green&quot;)))" office:value-type="float" office:value="0.0201933071006945" calcext:value-type="float">
            <text:p>0.0202</text:p>
          </table:table-cell>
          <table:table-cell table:style-name="ce29" table:formula="of:=[raw.AF15]+ORG.OPENOFFICE.STYLE(IF([raw.K15]&lt;[raw.AG15];&quot;Red&quot;;IF([raw.K15]&gt;[raw.AH15];&quot;Blue&quot;;&quot;Green&quot;)))" office:value-type="float" office:value="0.0158861592364794" calcext:value-type="float">
            <text:p>0.0159</text:p>
          </table:table-cell>
          <table:table-cell table:style-name="ce15" table:formula="of:=[raw.AI15]+ORG.OPENOFFICE.STYLE(IF([raw.K15]&lt;[raw.AJ15];&quot;Red&quot;;IF([raw.K15]&gt;[raw.AK15];&quot;Blue&quot;;&quot;Green&quot;)))" office:value-type="float" office:value="0.0306920830177419" calcext:value-type="float">
            <text:p>0.0307</text:p>
          </table:table-cell>
          <table:table-cell table:style-name="ce61" table:formula="of:=[raw.AL15]+ORG.OPENOFFICE.STYLE(IF([raw.K15]&lt;[raw.AM15];&quot;Red&quot;;IF([raw.K15]&gt;[raw.AN15];&quot;Blue&quot;;&quot;Green&quot;)))" office:value-type="float" office:value="0.0307204697186238" calcext:value-type="float">
            <text:p>0.0307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417395911959105" calcext:value-type="float">
            <text:p>0.0417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417008972009241" calcext:value-type="float">
            <text:p>0.0417</text:p>
          </table:table-cell>
          <table:table-cell table:style-name="ce61" table:formula="of:=[raw.AU15]+ORG.OPENOFFICE.STYLE(IF([raw.K15]&lt;[raw.AV15];&quot;Red&quot;;IF([raw.K15]&gt;[raw.AW15];&quot;Blue&quot;;&quot;Green&quot;)))" office:value-type="float" office:value="0.0149620590612174" calcext:value-type="float">
            <text:p>0.0150</text:p>
          </table:table-cell>
          <table:table-cell table:style-name="ce61" table:formula="of:=[raw.AX15]+ORG.OPENOFFICE.STYLE(IF([raw.K15]&lt;[raw.AY15];&quot;Red&quot;;IF([raw.K15]&gt;[raw.AZ15];&quot;Blue&quot;;&quot;Green&quot;)))" office:value-type="float" office:value="0.0192503173983378" calcext:value-type="float">
            <text:p>0.0193</text:p>
          </table:table-cell>
          <table:table-cell table:style-name="ce29" table:formula="of:=[raw.BA15]+ORG.OPENOFFICE.STYLE(IF([raw.K15]&lt;[raw.BB15];&quot;Red&quot;;IF([raw.K15]&gt;[raw.BC15];&quot;Blue&quot;;&quot;Green&quot;)))" office:value-type="float" office:value="0.0149947312648676" calcext:value-type="float">
            <text:p>0.0150</text:p>
          </table:table-cell>
          <table:table-cell table:style-name="ce15" table:formula="of:=[raw.BD15]+ORG.OPENOFFICE.STYLE(IF([raw.K15]&lt;[raw.BE15];&quot;Red&quot;;IF([raw.K15]&gt;[raw.BF15];&quot;Blue&quot;;&quot;Green&quot;)))" office:value-type="float" office:value="0.0325115442862751" calcext:value-type="float">
            <text:p>0.0325</text:p>
          </table:table-cell>
          <table:table-cell table:style-name="ce6" table:formula="of:=[raw.BG15]+ORG.OPENOFFICE.STYLE(IF([raw.K15]&lt;[raw.BH15];&quot;Red&quot;;IF([raw.K15]&gt;[raw.BI15];&quot;Blue&quot;;&quot;Green&quot;)))" office:value-type="float" office:value="0.0324331394918805" calcext:value-type="float">
            <text:p>0.0324</text:p>
          </table:table-cell>
          <table:table-cell table:style-name="ce6" table:formula="of:=[raw.BJ15]+ORG.OPENOFFICE.STYLE(IF([raw.K15]&lt;[raw.BK15];&quot;Red&quot;;IF([raw.K15]&gt;[raw.BL15];&quot;Blue&quot;;&quot;Green&quot;)))" office:value-type="float" office:value="0.0433591980169593" calcext:value-type="float">
            <text:p>0.0434</text:p>
          </table:table-cell>
          <table:table-cell table:style-name="ce61" table:formula="of:=[raw.BM15]+ORG.OPENOFFICE.STYLE(IF([raw.K15]&lt;[raw.BN15];&quot;Red&quot;;IF([raw.K15]&gt;[raw.BO15];&quot;Blue&quot;;&quot;Green&quot;)))" office:value-type="float" office:value="0.0434129172063525" calcext:value-type="float">
            <text:p>0.0434</text:p>
          </table:table-cell>
          <table:table-cell table:style-name="ce6" table:formula="of:=[raw.BP15]+ORG.OPENOFFICE.STYLE(IF([raw.K15]&lt;[raw.BQ15];&quot;Red&quot;;IF([raw.K15]&gt;[raw.BR15];&quot;Blue&quot;;&quot;Green&quot;)))" office:value-type="float" office:value="0.0166757684072525" calcext:value-type="float">
            <text:p>0.0167</text:p>
          </table:table-cell>
          <table:table-cell table:style-name="ce6" table:formula="of:=[raw.BS15]+ORG.OPENOFFICE.STYLE(IF([raw.K15]&lt;[raw.BT15];&quot;Red&quot;;IF([raw.K15]&gt;[raw.BU15];&quot;Blue&quot;;&quot;Green&quot;)))" office:value-type="float" office:value="0.0210274292740548" calcext:value-type="float">
            <text:p>0.0210</text:p>
          </table:table-cell>
          <table:table-cell table:style-name="ce29" table:formula="of:=[raw.BV15]+ORG.OPENOFFICE.STYLE(IF([raw.K15]&lt;[raw.BW15];&quot;Red&quot;;IF([raw.K15]&gt;[raw.BX15];&quot;Blue&quot;;&quot;Green&quot;)))" office:value-type="float" office:value="0.0167022274475102" calcext:value-type="float">
            <text:p>0.0167</text:p>
          </table:table-cell>
        </table:table-row>
        <table:table-row table:style-name="ro1">
          <table:table-cell table:style-name="ce11" table:formula="of:=[$raw.A16]" office:value-type="string" office:string-value="bky_indep_unbalanced_fdp" calcext:value-type="string">
            <text:p>bky_indep_unbalanced_fdp</text:p>
          </table:table-cell>
          <table:table-cell table:style-name="ce21" table:formula="of:=[$raw.B16]" office:value-type="float" office:value="5" calcext:value-type="float">
            <text:p>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0" calcext:value-type="float">
            <text:p>0</text:p>
          </table:table-cell>
          <table:table-cell table:style-name="ce21" table:formula="of:=[$raw.F16]" office:value-type="string" office:string-value="BKY2006" calcext:value-type="string">
            <text:p>BKY2006</text:p>
          </table:table-cell>
          <table:table-cell table:style-name="ce17" table:formula="of:=[raw.N16]+ORG.OPENOFFICE.STYLE(IF([raw.K16]&lt;[raw.O16];&quot;Red&quot;;IF([raw.K16]&gt;[raw.P16];&quot;Blue&quot;;&quot;Green&quot;)))" office:value-type="float" office:value="0.0373201707070591" calcext:value-type="float">
            <text:p>0.0373</text:p>
          </table:table-cell>
          <table:table-cell table:style-name="ce23" table:formula="of:=[raw.Q16]+ORG.OPENOFFICE.STYLE(IF([raw.K16]&lt;[raw.R16];&quot;Red&quot;;IF([raw.K16]&gt;[raw.S16];&quot;Blue&quot;;&quot;Green&quot;)))" office:value-type="float" office:value="0.0318464277532957" calcext:value-type="float">
            <text:p>0.0318</text:p>
          </table:table-cell>
          <table:table-cell table:style-name="ce23" table:formula="of:=[raw.T16]+ORG.OPENOFFICE.STYLE(IF([raw.K16]&lt;[raw.U16];&quot;Red&quot;;IF([raw.K16]&gt;[raw.V16];&quot;Blue&quot;;&quot;Green&quot;)))" office:value-type="float" office:value="0.0429772234855886" calcext:value-type="float">
            <text:p>0.0430</text:p>
          </table:table-cell>
          <table:table-cell table:style-name="ce23" table:formula="of:=[raw.W16]+ORG.OPENOFFICE.STYLE(IF([raw.K16]&lt;[raw.X16];&quot;Red&quot;;IF([raw.K16]&gt;[raw.Y16];&quot;Blue&quot;;&quot;Green&quot;)))" office:value-type="float" office:value="0.0425390260043653" calcext:value-type="float">
            <text:p>0.0425</text:p>
          </table:table-cell>
          <table:table-cell table:style-name="ce23" table:formula="of:=[raw.Z16]+ORG.OPENOFFICE.STYLE(IF([raw.K16]&lt;[raw.AA16];&quot;Red&quot;;IF([raw.K16]&gt;[raw.AB16];&quot;Blue&quot;;&quot;Green&quot;)))" office:value-type="float" office:value="0.0183157490282671" calcext:value-type="float">
            <text:p>0.0183</text:p>
          </table:table-cell>
          <table:table-cell table:style-name="ce23" table:formula="of:=[raw.AC16]+ORG.OPENOFFICE.STYLE(IF([raw.K16]&lt;[raw.AD16];&quot;Red&quot;;IF([raw.K16]&gt;[raw.AE16];&quot;Blue&quot;;&quot;Green&quot;)))" office:value-type="float" office:value="0.0197228659106703" calcext:value-type="float">
            <text:p>0.0197</text:p>
          </table:table-cell>
          <table:table-cell table:style-name="ce32" table:formula="of:=[raw.AF16]+ORG.OPENOFFICE.STYLE(IF([raw.K16]&lt;[raw.AG16];&quot;Red&quot;;IF([raw.K16]&gt;[raw.AH16];&quot;Blue&quot;;&quot;Green&quot;)))" office:value-type="float" office:value="0.0184041231536559" calcext:value-type="float">
            <text:p>0.0184</text:p>
          </table:table-cell>
          <table:table-cell table:style-name="ce17" table:formula="of:=[raw.AI16]+ORG.OPENOFFICE.STYLE(IF([raw.K16]&lt;[raw.AJ16];&quot;Red&quot;;IF([raw.K16]&gt;[raw.AK16];&quot;Blue&quot;;&quot;Green&quot;)))" office:value-type="float" office:value="0.0266862267669608" calcext:value-type="float">
            <text:p>0.0267</text:p>
          </table:table-cell>
          <table:table-cell table:style-name="ce87" table:formula="of:=[raw.AL16]+ORG.OPENOFFICE.STYLE(IF([raw.K16]&lt;[raw.AM16];&quot;Red&quot;;IF([raw.K16]&gt;[raw.AN16];&quot;Blue&quot;;&quot;Green&quot;)))" office:value-type="float" office:value="0.0733200238247338" calcext:value-type="float">
            <text:p>0.0733</text:p>
          </table:table-cell>
          <table:table-cell table:style-name="ce87" table:formula="of:=[raw.AO16]+ORG.OPENOFFICE.STYLE(IF([raw.K16]&lt;[raw.AP16];&quot;Red&quot;;IF([raw.K16]&gt;[raw.AQ16];&quot;Blue&quot;;&quot;Green&quot;)))" office:value-type="float" office:value="0.0985024031620416" calcext:value-type="float">
            <text:p>0.0985</text:p>
          </table:table-cell>
          <table:table-cell table:style-name="ce23" table:formula="of:=[raw.AR16]+ORG.OPENOFFICE.STYLE(IF([raw.K16]&lt;[raw.AS16];&quot;Red&quot;;IF([raw.K16]&gt;[raw.AT16];&quot;Blue&quot;;&quot;Green&quot;)))" office:value-type="float" office:value="0.0445380821025721" calcext:value-type="float">
            <text:p>0.0445</text:p>
          </table:table-cell>
          <table:table-cell table:style-name="ce23" table:formula="of:=[raw.AU16]+ORG.OPENOFFICE.STYLE(IF([raw.K16]&lt;[raw.AV16];&quot;Red&quot;;IF([raw.K16]&gt;[raw.AW16];&quot;Blue&quot;;&quot;Green&quot;)))" office:value-type="float" office:value="0.0130971480989183" calcext:value-type="float">
            <text:p>0.0131</text:p>
          </table:table-cell>
          <table:table-cell table:style-name="ce23" table:formula="of:=[raw.AX16]+ORG.OPENOFFICE.STYLE(IF([raw.K16]&lt;[raw.AY16];&quot;Red&quot;;IF([raw.K16]&gt;[raw.AZ16];&quot;Blue&quot;;&quot;Green&quot;)))" office:value-type="float" office:value="0.0214345988749113" calcext:value-type="float">
            <text:p>0.0214</text:p>
          </table:table-cell>
          <table:table-cell table:style-name="ce32" table:formula="of:=[raw.BA16]+ORG.OPENOFFICE.STYLE(IF([raw.K16]&lt;[raw.BB16];&quot;Red&quot;;IF([raw.K16]&gt;[raw.BC16];&quot;Blue&quot;;&quot;Green&quot;)))" office:value-type="float" office:value="0.0130945941884386" calcext:value-type="float">
            <text:p>0.0131</text:p>
          </table:table-cell>
          <table:table-cell table:style-name="ce17" table:formula="of:=[raw.BD16]+ORG.OPENOFFICE.STYLE(IF([raw.K16]&lt;[raw.BE16];&quot;Red&quot;;IF([raw.K16]&gt;[raw.BF16];&quot;Blue&quot;;&quot;Green&quot;)))" office:value-type="float" office:value="0.0391412094429828" calcext:value-type="float">
            <text:p>0.0391</text:p>
          </table:table-cell>
          <table:table-cell table:style-name="ce23" table:formula="of:=[raw.BG16]+ORG.OPENOFFICE.STYLE(IF([raw.K16]&lt;[raw.BH16];&quot;Red&quot;;IF([raw.K16]&gt;[raw.BI16];&quot;Blue&quot;;&quot;Green&quot;)))" office:value-type="float" office:value="0.0208209654646431" calcext:value-type="float">
            <text:p>0.0208</text:p>
          </table:table-cell>
          <table:table-cell table:style-name="ce23" table:formula="of:=[raw.BJ16]+ORG.OPENOFFICE.STYLE(IF([raw.K16]&lt;[raw.BK16];&quot;Red&quot;;IF([raw.K16]&gt;[raw.BL16];&quot;Blue&quot;;&quot;Green&quot;)))" office:value-type="float" office:value="0.0279113482817958" calcext:value-type="float">
            <text:p>0.0279</text:p>
          </table:table-cell>
          <table:table-cell table:style-name="ce23" table:formula="of:=[raw.BM16]+ORG.OPENOFFICE.STYLE(IF([raw.K16]&lt;[raw.BN16];&quot;Red&quot;;IF([raw.K16]&gt;[raw.BO16];&quot;Blue&quot;;&quot;Green&quot;)))" office:value-type="float" office:value="0.0420351859733786" calcext:value-type="float">
            <text:p>0.0420</text:p>
          </table:table-cell>
          <table:table-cell table:style-name="ce23" table:formula="of:=[raw.BP16]+ORG.OPENOFFICE.STYLE(IF([raw.K16]&lt;[raw.BQ16];&quot;Red&quot;;IF([raw.K16]&gt;[raw.BR16];&quot;Blue&quot;;&quot;Green&quot;)))" office:value-type="float" office:value="0.0191328320082348" calcext:value-type="float">
            <text:p>0.0191</text:p>
          </table:table-cell>
          <table:table-cell table:style-name="ce23" table:formula="of:=[raw.BS16]+ORG.OPENOFFICE.STYLE(IF([raw.K16]&lt;[raw.BT16];&quot;Red&quot;;IF([raw.K16]&gt;[raw.BU16];&quot;Blue&quot;;&quot;Green&quot;)))" office:value-type="float" office:value="0.0193485266786185" calcext:value-type="float">
            <text:p>0.0193</text:p>
          </table:table-cell>
          <table:table-cell table:style-name="ce32" table:formula="of:=[raw.BV16]+ORG.OPENOFFICE.STYLE(IF([raw.K16]&lt;[raw.BW16];&quot;Red&quot;;IF([raw.K16]&gt;[raw.BX16];&quot;Blue&quot;;&quot;Green&quot;)))" office:value-type="float" office:value="0.0192348939937407" calcext:value-type="float">
            <text:p>0.0192</text:p>
          </table:table-cell>
        </table:table-row>
        <table:table-row table:style-name="ro1">
          <table:table-cell table:style-name="ce1" table:formula="of:=[$raw.A17]" office:value-type="string" office:string-value="bky_posdep_null_fdp" calcext:value-type="string">
            <text:p>bky_posdep_null_fdp</text:p>
          </table:table-cell>
          <table:table-cell table:style-name="ce22" table:formula="of:=[$raw.B17]" office:value-type="float" office:value="6" calcext:value-type="float">
            <text:p>6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.25" calcext:value-type="float">
            <text:p>0.25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084" calcext:value-type="float">
            <text:p>0.0840</text:p>
          </table:table-cell>
          <table:table-cell table:style-name="ce91" table:formula="of:=[raw.Q17]+ORG.OPENOFFICE.STYLE(IF([raw.K17]&lt;[raw.R17];&quot;Red&quot;;IF([raw.K17]&gt;[raw.S17];&quot;Blue&quot;;&quot;Green&quot;)))" office:value-type="float" office:value="0.04" calcext:value-type="float">
            <text:p>0.0400</text:p>
          </table:table-cell>
          <table:table-cell table:style-name="ce91" table:formula="of:=[raw.T17]+ORG.OPENOFFICE.STYLE(IF([raw.K17]&lt;[raw.U17];&quot;Red&quot;;IF([raw.K17]&gt;[raw.V17];&quot;Blue&quot;;&quot;Green&quot;)))" office:value-type="float" office:value="0.04" calcext:value-type="float">
            <text:p>0.0400</text:p>
          </table:table-cell>
          <table:table-cell table:style-name="ce60" table:formula="of:=[raw.W17]+ORG.OPENOFFICE.STYLE(IF([raw.K17]&lt;[raw.X17];&quot;Red&quot;;IF([raw.K17]&gt;[raw.Y17];&quot;Blue&quot;;&quot;Green&quot;)))" office:value-type="float" office:value="0.0485" calcext:value-type="float">
            <text:p>0.0485</text:p>
          </table:table-cell>
          <table:table-cell table:style-name="ce91" table:formula="of:=[raw.Z17]+ORG.OPENOFFICE.STYLE(IF([raw.K17]&lt;[raw.AA17];&quot;Red&quot;;IF([raw.K17]&gt;[raw.AB17];&quot;Blue&quot;;&quot;Green&quot;)))" office:value-type="float" office:value="0.04" calcext:value-type="float">
            <text:p>0.0400</text:p>
          </table:table-cell>
          <table:table-cell table:style-name="ce91" table:formula="of:=[raw.AC17]+ORG.OPENOFFICE.STYLE(IF([raw.K17]&lt;[raw.AD17];&quot;Red&quot;;IF([raw.K17]&gt;[raw.AE17];&quot;Blue&quot;;&quot;Green&quot;)))" office:value-type="float" office:value="0.028" calcext:value-type="float">
            <text:p>0.0280</text:p>
          </table:table-cell>
          <table:table-cell table:style-name="ce101" table:formula="of:=[raw.AF17]+ORG.OPENOFFICE.STYLE(IF([raw.K17]&lt;[raw.AG17];&quot;Red&quot;;IF([raw.K17]&gt;[raw.AH17];&quot;Blue&quot;;&quot;Green&quot;)))" office:value-type="float" office:value="0.04" calcext:value-type="float">
            <text:p>0.0400</text:p>
          </table:table-cell>
          <table:table-cell table:style-name="ce84" table:formula="of:=[raw.AI17]+ORG.OPENOFFICE.STYLE(IF([raw.K17]&lt;[raw.AJ17];&quot;Red&quot;;IF([raw.K17]&gt;[raw.AK17];&quot;Blue&quot;;&quot;Green&quot;)))" office:value-type="float" office:value="0.041" calcext:value-type="float">
            <text:p>0.0410</text:p>
          </table:table-cell>
          <table:table-cell table:style-name="ce91" table:formula="of:=[raw.AL17]+ORG.OPENOFFICE.STYLE(IF([raw.K17]&lt;[raw.AM17];&quot;Red&quot;;IF([raw.K17]&gt;[raw.AN17];&quot;Blue&quot;;&quot;Green&quot;)))" office:value-type="float" office:value="0.02" calcext:value-type="float">
            <text:p>0.0200</text:p>
          </table:table-cell>
          <table:table-cell table:style-name="ce91" table:formula="of:=[raw.AO17]+ORG.OPENOFFICE.STYLE(IF([raw.K17]&lt;[raw.AP17];&quot;Red&quot;;IF([raw.K17]&gt;[raw.AQ17];&quot;Blue&quot;;&quot;Green&quot;)))" office:value-type="float" office:value="0.02" calcext:value-type="float">
            <text:p>0.0200</text:p>
          </table:table-cell>
          <table:table-cell table:style-name="ce91" table:formula="of:=[raw.AR17]+ORG.OPENOFFICE.STYLE(IF([raw.K17]&lt;[raw.AS17];&quot;Red&quot;;IF([raw.K17]&gt;[raw.AT17];&quot;Blue&quot;;&quot;Green&quot;)))" office:value-type="float" office:value="0.024" calcext:value-type="float">
            <text:p>0.0240</text:p>
          </table:table-cell>
          <table:table-cell table:style-name="ce91" table:formula="of:=[raw.AU17]+ORG.OPENOFFICE.STYLE(IF([raw.K17]&lt;[raw.AV17];&quot;Red&quot;;IF([raw.K17]&gt;[raw.AW17];&quot;Blue&quot;;&quot;Green&quot;)))" office:value-type="float" office:value="0.02" calcext:value-type="float">
            <text:p>0.0200</text:p>
          </table:table-cell>
          <table:table-cell table:style-name="ce91" table:formula="of:=[raw.AX17]+ORG.OPENOFFICE.STYLE(IF([raw.K17]&lt;[raw.AY17];&quot;Red&quot;;IF([raw.K17]&gt;[raw.AZ17];&quot;Blue&quot;;&quot;Green&quot;)))" office:value-type="float" office:value="0.014" calcext:value-type="float">
            <text:p>0.0140</text:p>
          </table:table-cell>
          <table:table-cell table:style-name="ce101" table:formula="of:=[raw.BA17]+ORG.OPENOFFICE.STYLE(IF([raw.K17]&lt;[raw.BB17];&quot;Red&quot;;IF([raw.K17]&gt;[raw.BC17];&quot;Blue&quot;;&quot;Green&quot;)))" office:value-type="float" office:value="0.02" calcext:value-type="float">
            <text:p>0.0200</text:p>
          </table:table-cell>
          <table:table-cell table:style-name="ce83" table:formula="of:=[raw.BD17]+ORG.OPENOFFICE.STYLE(IF([raw.K17]&lt;[raw.BE17];&quot;Red&quot;;IF([raw.K17]&gt;[raw.BF17];&quot;Blue&quot;;&quot;Green&quot;)))" office:value-type="float" office:value="0.043" calcext:value-type="float">
            <text:p>0.0430</text:p>
          </table:table-cell>
          <table:table-cell table:style-name="ce91" table:formula="of:=[raw.BG17]+ORG.OPENOFFICE.STYLE(IF([raw.K17]&lt;[raw.BH17];&quot;Red&quot;;IF([raw.K17]&gt;[raw.BI17];&quot;Blue&quot;;&quot;Green&quot;)))" office:value-type="float" office:value="0.02" calcext:value-type="float">
            <text:p>0.0200</text:p>
          </table:table-cell>
          <table:table-cell table:style-name="ce91" table:formula="of:=[raw.BJ17]+ORG.OPENOFFICE.STYLE(IF([raw.K17]&lt;[raw.BK17];&quot;Red&quot;;IF([raw.K17]&gt;[raw.BL17];&quot;Blue&quot;;&quot;Green&quot;)))" office:value-type="float" office:value="0.02" calcext:value-type="float">
            <text:p>0.0200</text:p>
          </table:table-cell>
          <table:table-cell table:style-name="ce60" table:formula="of:=[raw.BM17]+ORG.OPENOFFICE.STYLE(IF([raw.K17]&lt;[raw.BN17];&quot;Red&quot;;IF([raw.K17]&gt;[raw.BO17];&quot;Blue&quot;;&quot;Green&quot;)))" office:value-type="float" office:value="0.0245" calcext:value-type="float">
            <text:p>0.0245</text:p>
          </table:table-cell>
          <table:table-cell table:style-name="ce91" table:formula="of:=[raw.BP17]+ORG.OPENOFFICE.STYLE(IF([raw.K17]&lt;[raw.BQ17];&quot;Red&quot;;IF([raw.K17]&gt;[raw.BR17];&quot;Blue&quot;;&quot;Green&quot;)))" office:value-type="float" office:value="0.02" calcext:value-type="float">
            <text:p>0.0200</text:p>
          </table:table-cell>
          <table:table-cell table:style-name="ce91" table:formula="of:=[raw.BS17]+ORG.OPENOFFICE.STYLE(IF([raw.K17]&lt;[raw.BT17];&quot;Red&quot;;IF([raw.K17]&gt;[raw.BU17];&quot;Blue&quot;;&quot;Green&quot;)))" office:value-type="float" office:value="0.014" calcext:value-type="float">
            <text:p>0.0140</text:p>
          </table:table-cell>
          <table:table-cell table:style-name="ce101" table:formula="of:=[raw.BV17]+ORG.OPENOFFICE.STYLE(IF([raw.K17]&lt;[raw.BW17];&quot;Red&quot;;IF([raw.K17]&gt;[raw.BX17];&quot;Blue&quot;;&quot;Green&quot;)))" office:value-type="float" office:value="0.02" calcext:value-type="float">
            <text:p>0.0200</text:p>
          </table:table-cell>
        </table:table-row>
        <table:table-row table:style-name="ro1">
          <table:table-cell table:style-name="ce5" table:formula="of:=[$raw.A18]" office:value-type="string" office:string-value="bky_posdep_posonly_fdp" calcext:value-type="string">
            <text:p>bky_posdep_posonly_fdp</text:p>
          </table:table-cell>
          <table:table-cell table:style-name="ce2" table:formula="of:=[$raw.B18]" office:value-type="float" office:value="7" calcext:value-type="float">
            <text:p>7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.25" calcext:value-type="float">
            <text:p>0.25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38" table:formula="of:=[raw.N18]+ORG.OPENOFFICE.STYLE(IF([raw.K18]&lt;[raw.O18];&quot;Red&quot;;IF([raw.K18]&gt;[raw.P18];&quot;Blue&quot;;&quot;Green&quot;)))" office:value-type="float" office:value="0.0562190800321349" calcext:value-type="float">
            <text:p>0.0562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429965522330981" calcext:value-type="float">
            <text:p>0.0430</text:p>
          </table:table-cell>
          <table:table-cell table:style-name="ce7" table:formula="of:=[raw.T18]+ORG.OPENOFFICE.STYLE(IF([raw.K18]&lt;[raw.U18];&quot;Red&quot;;IF([raw.K18]&gt;[raw.V18];&quot;Blue&quot;;&quot;Green&quot;)))" office:value-type="float" office:value="0.0472588160476971" calcext:value-type="float">
            <text:p>0.0473</text:p>
          </table:table-cell>
          <table:table-cell table:style-name="ce61" table:formula="of:=[raw.W18]+ORG.OPENOFFICE.STYLE(IF([raw.K18]&lt;[raw.X18];&quot;Red&quot;;IF([raw.K18]&gt;[raw.Y18];&quot;Blue&quot;;&quot;Green&quot;)))" office:value-type="float" office:value="0.0382093289560978" calcext:value-type="float">
            <text:p>0.0382</text:p>
          </table:table-cell>
          <table:table-cell table:style-name="ce61" table:formula="of:=[raw.Z18]+ORG.OPENOFFICE.STYLE(IF([raw.K18]&lt;[raw.AA18];&quot;Red&quot;;IF([raw.K18]&gt;[raw.AB18];&quot;Blue&quot;;&quot;Green&quot;)))" office:value-type="float" office:value="0.0296144812475716" calcext:value-type="float">
            <text:p>0.0296</text:p>
          </table:table-cell>
          <table:table-cell table:style-name="ce61" table:formula="of:=[raw.AC18]+ORG.OPENOFFICE.STYLE(IF([raw.K18]&lt;[raw.AD18];&quot;Red&quot;;IF([raw.K18]&gt;[raw.AE18];&quot;Blue&quot;;&quot;Green&quot;)))" office:value-type="float" office:value="0.019229195623932" calcext:value-type="float">
            <text:p>0.0192</text:p>
          </table:table-cell>
          <table:table-cell table:style-name="ce29" table:formula="of:=[raw.AF18]+ORG.OPENOFFICE.STYLE(IF([raw.K18]&lt;[raw.AG18];&quot;Red&quot;;IF([raw.K18]&gt;[raw.AH18];&quot;Blue&quot;;&quot;Green&quot;)))" office:value-type="float" office:value="0.0297376186166539" calcext:value-type="float">
            <text:p>0.0297</text:p>
          </table:table-cell>
          <table:table-cell table:style-name="ce16" table:formula="of:=[raw.AI18]+ORG.OPENOFFICE.STYLE(IF([raw.K18]&lt;[raw.AJ18];&quot;Red&quot;;IF([raw.K18]&gt;[raw.AK18];&quot;Blue&quot;;&quot;Green&quot;)))" office:value-type="float" office:value="0.0514227043367814" calcext:value-type="float">
            <text:p>0.0514</text:p>
          </table:table-cell>
          <table:table-cell table:style-name="ce61" table:formula="of:=[raw.AL18]+ORG.OPENOFFICE.STYLE(IF([raw.K18]&lt;[raw.AM18];&quot;Red&quot;;IF([raw.K18]&gt;[raw.AN18];&quot;Blue&quot;;&quot;Green&quot;)))" office:value-type="float" office:value="0.0217524079104891" calcext:value-type="float">
            <text:p>0.0218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251842723226738" calcext:value-type="float">
            <text:p>0.0252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356317037401611" calcext:value-type="float">
            <text:p>0.0356</text:p>
          </table:table-cell>
          <table:table-cell table:style-name="ce61" table:formula="of:=[raw.AU18]+ORG.OPENOFFICE.STYLE(IF([raw.K18]&lt;[raw.AV18];&quot;Red&quot;;IF([raw.K18]&gt;[raw.AW18];&quot;Blue&quot;;&quot;Green&quot;)))" office:value-type="float" office:value="0.0252159758053581" calcext:value-type="float">
            <text:p>0.0252</text:p>
          </table:table-cell>
          <table:table-cell table:style-name="ce61" table:formula="of:=[raw.AX18]+ORG.OPENOFFICE.STYLE(IF([raw.K18]&lt;[raw.AY18];&quot;Red&quot;;IF([raw.K18]&gt;[raw.AZ18];&quot;Blue&quot;;&quot;Green&quot;)))" office:value-type="float" office:value="0.0168296507714673" calcext:value-type="float">
            <text:p>0.0168</text:p>
          </table:table-cell>
          <table:table-cell table:style-name="ce29" table:formula="of:=[raw.BA18]+ORG.OPENOFFICE.STYLE(IF([raw.K18]&lt;[raw.BB18];&quot;Red&quot;;IF([raw.K18]&gt;[raw.BC18];&quot;Blue&quot;;&quot;Green&quot;)))" office:value-type="float" office:value="0.0253391131744404" calcext:value-type="float">
            <text:p>0.0253</text:p>
          </table:table-cell>
          <table:table-cell table:style-name="ce15" table:formula="of:=[raw.BD18]+ORG.OPENOFFICE.STYLE(IF([raw.K18]&lt;[raw.BE18];&quot;Red&quot;;IF([raw.K18]&gt;[raw.BF18];&quot;Blue&quot;;&quot;Green&quot;)))" office:value-type="float" office:value="0.0295" calcext:value-type="float">
            <text:p>0.0295</text:p>
          </table:table-cell>
          <table:table-cell table:style-name="ce9" table:formula="of:=[raw.BG18]+ORG.OPENOFFICE.STYLE(IF([raw.K18]&lt;[raw.BH18];&quot;Red&quot;;IF([raw.K18]&gt;[raw.BI18];&quot;Blue&quot;;&quot;Green&quot;)))" office:value-type="float" office:value="0.712" calcext:value-type="float">
            <text:p>0.7120</text:p>
          </table:table-cell>
          <table:table-cell table:style-name="ce9" table:formula="of:=[raw.BJ18]+ORG.OPENOFFICE.STYLE(IF([raw.K18]&lt;[raw.BK18];&quot;Red&quot;;IF([raw.K18]&gt;[raw.BL18];&quot;Blue&quot;;&quot;Green&quot;)))" office:value-type="float" office:value="0.748" calcext:value-type="float">
            <text:p>0.7480</text:p>
          </table:table-cell>
          <table:table-cell table:style-name="ce72" table:formula="of:=[raw.BM18]+ORG.OPENOFFICE.STYLE(IF([raw.K18]&lt;[raw.BN18];&quot;Red&quot;;IF([raw.K18]&gt;[raw.BO18];&quot;Blue&quot;;&quot;Green&quot;)))" office:value-type="float" office:value="0.0255" calcext:value-type="float">
            <text:p>0.0255</text:p>
          </table:table-cell>
          <table:table-cell table:style-name="ce6" table:formula="of:=[raw.BP18]+ORG.OPENOFFICE.STYLE(IF([raw.K18]&lt;[raw.BQ18];&quot;Red&quot;;IF([raw.K18]&gt;[raw.BR18];&quot;Blue&quot;;&quot;Green&quot;)))" office:value-type="float" office:value="0.016" calcext:value-type="float">
            <text:p>0.0160</text:p>
          </table:table-cell>
          <table:table-cell table:style-name="ce6" table:formula="of:=[raw.BS18]+ORG.OPENOFFICE.STYLE(IF([raw.K18]&lt;[raw.BT18];&quot;Red&quot;;IF([raw.K18]&gt;[raw.BU18];&quot;Blue&quot;;&quot;Green&quot;)))" office:value-type="float" office:value="0.013" calcext:value-type="float">
            <text:p>0.0130</text:p>
          </table:table-cell>
          <table:table-cell table:style-name="ce29" table:formula="of:=[raw.BV18]+ORG.OPENOFFICE.STYLE(IF([raw.K18]&lt;[raw.BW18];&quot;Red&quot;;IF([raw.K18]&gt;[raw.BX18];&quot;Blue&quot;;&quot;Green&quot;)))" office:value-type="float" office:value="0.016" calcext:value-type="float">
            <text:p>0.0160</text:p>
          </table:table-cell>
        </table:table-row>
        <table:table-row table:style-name="ro1">
          <table:table-cell table:style-name="ce5" table:formula="of:=[$raw.A19]" office:value-type="string" office:string-value="bky_posdep_negonly_fdp" calcext:value-type="string">
            <text:p>bky_posdep_negonly_fdp</text:p>
          </table:table-cell>
          <table:table-cell table:style-name="ce2" table:formula="of:=[$raw.B19]" office:value-type="float" office:value="8" calcext:value-type="float">
            <text:p>8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.25" calcext:value-type="float">
            <text:p>0.25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38" table:formula="of:=[raw.N19]+ORG.OPENOFFICE.STYLE(IF([raw.K19]&lt;[raw.O19];&quot;Red&quot;;IF([raw.K19]&gt;[raw.P19];&quot;Blue&quot;;&quot;Green&quot;)))" office:value-type="float" office:value="0.0606927531979099" calcext:value-type="float">
            <text:p>0.0607</text:p>
          </table:table-cell>
          <table:table-cell table:style-name="ce7" table:formula="of:=[raw.Q19]+ORG.OPENOFFICE.STYLE(IF([raw.K19]&lt;[raw.R19];&quot;Red&quot;;IF([raw.K19]&gt;[raw.S19];&quot;Blue&quot;;&quot;Green&quot;)))" office:value-type="float" office:value="0.0466249919507657" calcext:value-type="float">
            <text:p>0.0466</text:p>
          </table:table-cell>
          <table:table-cell table:style-name="ce7" table:formula="of:=[raw.T19]+ORG.OPENOFFICE.STYLE(IF([raw.K19]&lt;[raw.U19];&quot;Red&quot;;IF([raw.K19]&gt;[raw.V19];&quot;Blue&quot;;&quot;Green&quot;)))" office:value-type="float" office:value="0.051026500115899" calcext:value-type="float">
            <text:p>0.0510</text:p>
          </table:table-cell>
          <table:table-cell table:style-name="ce61" table:formula="of:=[raw.W19]+ORG.OPENOFFICE.STYLE(IF([raw.K19]&lt;[raw.X19];&quot;Red&quot;;IF([raw.K19]&gt;[raw.Y19];&quot;Blue&quot;;&quot;Green&quot;)))" office:value-type="float" office:value="0.0417575074327298" calcext:value-type="float">
            <text:p>0.0418</text:p>
          </table:table-cell>
          <table:table-cell table:style-name="ce61" table:formula="of:=[raw.Z19]+ORG.OPENOFFICE.STYLE(IF([raw.K19]&lt;[raw.AA19];&quot;Red&quot;;IF([raw.K19]&gt;[raw.AB19];&quot;Blue&quot;;&quot;Green&quot;)))" office:value-type="float" office:value="0.0328284925041922" calcext:value-type="float">
            <text:p>0.0328</text:p>
          </table:table-cell>
          <table:table-cell table:style-name="ce61" table:formula="of:=[raw.AC19]+ORG.OPENOFFICE.STYLE(IF([raw.K19]&lt;[raw.AD19];&quot;Red&quot;;IF([raw.K19]&gt;[raw.AE19];&quot;Blue&quot;;&quot;Green&quot;)))" office:value-type="float" office:value="0.0223371312204332" calcext:value-type="float">
            <text:p>0.0223</text:p>
          </table:table-cell>
          <table:table-cell table:style-name="ce29" table:formula="of:=[raw.AF19]+ORG.OPENOFFICE.STYLE(IF([raw.K19]&lt;[raw.AG19];&quot;Red&quot;;IF([raw.K19]&gt;[raw.AH19];&quot;Blue&quot;;&quot;Green&quot;)))" office:value-type="float" office:value="0.0329349632980762" calcext:value-type="float">
            <text:p>0.0329</text:p>
          </table:table-cell>
          <table:table-cell table:style-name="ce15" table:formula="of:=[raw.AI19]+ORG.OPENOFFICE.STYLE(IF([raw.K19]&lt;[raw.AJ19];&quot;Red&quot;;IF([raw.K19]&gt;[raw.AK19];&quot;Blue&quot;;&quot;Green&quot;)))" office:value-type="float" office:value="0.033" calcext:value-type="float">
            <text:p>0.0330</text:p>
          </table:table-cell>
          <table:table-cell table:style-name="ce62" table:formula="of:=[raw.AL19]+ORG.OPENOFFICE.STYLE(IF([raw.K19]&lt;[raw.AM19];&quot;Red&quot;;IF([raw.K19]&gt;[raw.AN19];&quot;Blue&quot;;&quot;Green&quot;)))" office:value-type="float" office:value="0.7155" calcext:value-type="float">
            <text:p>0.7155</text:p>
          </table:table-cell>
          <table:table-cell table:style-name="ce9" table:formula="of:=[raw.AO19]+ORG.OPENOFFICE.STYLE(IF([raw.K19]&lt;[raw.AP19];&quot;Red&quot;;IF([raw.K19]&gt;[raw.AQ19];&quot;Blue&quot;;&quot;Green&quot;)))" office:value-type="float" office:value="0.7485" calcext:value-type="float">
            <text:p>0.7485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7" calcext:value-type="float">
            <text:p>0.0270</text:p>
          </table:table-cell>
          <table:table-cell table:style-name="ce61" table:formula="of:=[raw.AU19]+ORG.OPENOFFICE.STYLE(IF([raw.K19]&lt;[raw.AV19];&quot;Red&quot;;IF([raw.K19]&gt;[raw.AW19];&quot;Blue&quot;;&quot;Green&quot;)))" office:value-type="float" office:value="0.0195" calcext:value-type="float">
            <text:p>0.0195</text:p>
          </table:table-cell>
          <table:table-cell table:style-name="ce61" table:formula="of:=[raw.AX19]+ORG.OPENOFFICE.STYLE(IF([raw.K19]&lt;[raw.AY19];&quot;Red&quot;;IF([raw.K19]&gt;[raw.AZ19];&quot;Blue&quot;;&quot;Green&quot;)))" office:value-type="float" office:value="0.0155" calcext:value-type="float">
            <text:p>0.0155</text:p>
          </table:table-cell>
          <table:table-cell table:style-name="ce29" table:formula="of:=[raw.BA19]+ORG.OPENOFFICE.STYLE(IF([raw.K19]&lt;[raw.BB19];&quot;Red&quot;;IF([raw.K19]&gt;[raw.BC19];&quot;Blue&quot;;&quot;Green&quot;)))" office:value-type="float" office:value="0.0195" calcext:value-type="float">
            <text:p>0.0195</text:p>
          </table:table-cell>
          <table:table-cell table:style-name="ce15" table:formula="of:=[raw.BD19]+ORG.OPENOFFICE.STYLE(IF([raw.K19]&lt;[raw.BE19];&quot;Red&quot;;IF([raw.K19]&gt;[raw.BF19];&quot;Blue&quot;;&quot;Green&quot;)))" office:value-type="float" office:value="0.0537491212146724" calcext:value-type="float">
            <text:p>0.0537</text:p>
          </table:table-cell>
          <table:table-cell table:style-name="ce6" table:formula="of:=[raw.BG19]+ORG.OPENOFFICE.STYLE(IF([raw.K19]&lt;[raw.BH19];&quot;Red&quot;;IF([raw.K19]&gt;[raw.BI19];&quot;Blue&quot;;&quot;Green&quot;)))" office:value-type="float" office:value="0.0239187878131899" calcext:value-type="float">
            <text:p>0.0239</text:p>
          </table:table-cell>
          <table:table-cell table:style-name="ce6" table:formula="of:=[raw.BJ19]+ORG.OPENOFFICE.STYLE(IF([raw.K19]&lt;[raw.BK19];&quot;Red&quot;;IF([raw.K19]&gt;[raw.BL19];&quot;Blue&quot;;&quot;Green&quot;)))" office:value-type="float" office:value="0.0274250988077621" calcext:value-type="float">
            <text:p>0.0274</text:p>
          </table:table-cell>
          <table:table-cell table:style-name="ce61" table:formula="of:=[raw.BM19]+ORG.OPENOFFICE.STYLE(IF([raw.K19]&lt;[raw.BN19];&quot;Red&quot;;IF([raw.K19]&gt;[raw.BO19];&quot;Blue&quot;;&quot;Green&quot;)))" office:value-type="float" office:value="0.0379300198194353" calcext:value-type="float">
            <text:p>0.0379</text:p>
          </table:table-cell>
          <table:table-cell table:style-name="ce6" table:formula="of:=[raw.BP19]+ORG.OPENOFFICE.STYLE(IF([raw.K19]&lt;[raw.BQ19];&quot;Red&quot;;IF([raw.K19]&gt;[raw.BR19];&quot;Blue&quot;;&quot;Green&quot;)))" office:value-type="float" office:value="0.0275075864680273" calcext:value-type="float">
            <text:p>0.0275</text:p>
          </table:table-cell>
          <table:table-cell table:style-name="ce6" table:formula="of:=[raw.BS19]+ORG.OPENOFFICE.STYLE(IF([raw.K19]&lt;[raw.BT19];&quot;Red&quot;;IF([raw.K19]&gt;[raw.BU19];&quot;Blue&quot;;&quot;Green&quot;)))" office:value-type="float" office:value="0.0190041150216622" calcext:value-type="float">
            <text:p>0.0190</text:p>
          </table:table-cell>
          <table:table-cell table:style-name="ce29" table:formula="of:=[raw.BV19]+ORG.OPENOFFICE.STYLE(IF([raw.K19]&lt;[raw.BW19];&quot;Red&quot;;IF([raw.K19]&gt;[raw.BX19];&quot;Blue&quot;;&quot;Green&quot;)))" office:value-type="float" office:value="0.0276140795123174" calcext:value-type="float">
            <text:p>0.0276</text:p>
          </table:table-cell>
        </table:table-row>
        <table:table-row table:style-name="ro1">
          <table:table-cell table:style-name="ce5" table:formula="of:=[$raw.A20]" office:value-type="string" office:string-value="bky_posdep_balanced_fdp" calcext:value-type="string">
            <text:p>bky_posdep_balanced_fdp</text:p>
          </table:table-cell>
          <table:table-cell table:style-name="ce27" table:formula="of:=[$raw.B20]" office:value-type="float" office:value="9" calcext:value-type="float">
            <text:p>9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.25" calcext:value-type="float">
            <text:p>0.25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15" table:formula="of:=[raw.N20]+ORG.OPENOFFICE.STYLE(IF([raw.K20]&lt;[raw.O20];&quot;Red&quot;;IF([raw.K20]&gt;[raw.P20];&quot;Blue&quot;;&quot;Green&quot;)))" office:value-type="float" office:value="0.0451887076111714" calcext:value-type="float">
            <text:p>0.0452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306986188994294" calcext:value-type="float">
            <text:p>0.0307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414688994570882" calcext:value-type="float">
            <text:p>0.0415</text:p>
          </table:table-cell>
          <table:table-cell table:style-name="ce61" table:formula="of:=[raw.W20]+ORG.OPENOFFICE.STYLE(IF([raw.K20]&lt;[raw.X20];&quot;Red&quot;;IF([raw.K20]&gt;[raw.Y20];&quot;Blue&quot;;&quot;Green&quot;)))" office:value-type="float" office:value="0.0432665309096781" calcext:value-type="float">
            <text:p>0.0433</text:p>
          </table:table-cell>
          <table:table-cell table:style-name="ce61" table:formula="of:=[raw.Z20]+ORG.OPENOFFICE.STYLE(IF([raw.K20]&lt;[raw.AA20];&quot;Red&quot;;IF([raw.K20]&gt;[raw.AB20];&quot;Blue&quot;;&quot;Green&quot;)))" office:value-type="float" office:value="0.0248160185783229" calcext:value-type="float">
            <text:p>0.0248</text:p>
          </table:table-cell>
          <table:table-cell table:style-name="ce61" table:formula="of:=[raw.AC20]+ORG.OPENOFFICE.STYLE(IF([raw.K20]&lt;[raw.AD20];&quot;Red&quot;;IF([raw.K20]&gt;[raw.AE20];&quot;Blue&quot;;&quot;Green&quot;)))" office:value-type="float" office:value="0.0229362388866702" calcext:value-type="float">
            <text:p>0.0229</text:p>
          </table:table-cell>
          <table:table-cell table:style-name="ce29" table:formula="of:=[raw.AF20]+ORG.OPENOFFICE.STYLE(IF([raw.K20]&lt;[raw.AG20];&quot;Red&quot;;IF([raw.K20]&gt;[raw.AH20];&quot;Blue&quot;;&quot;Green&quot;)))" office:value-type="float" office:value="0.0249279069932415" calcext:value-type="float">
            <text:p>0.0249</text:p>
          </table:table-cell>
          <table:table-cell table:style-name="ce15" table:formula="of:=[raw.AI20]+ORG.OPENOFFICE.STYLE(IF([raw.K20]&lt;[raw.AJ20];&quot;Red&quot;;IF([raw.K20]&gt;[raw.AK20];&quot;Blue&quot;;&quot;Green&quot;)))" office:value-type="float" office:value="0.0293854103485187" calcext:value-type="float">
            <text:p>0.0294</text:p>
          </table:table-cell>
          <table:table-cell table:style-name="ce61" table:formula="of:=[raw.AL20]+ORG.OPENOFFICE.STYLE(IF([raw.K20]&lt;[raw.AM20];&quot;Red&quot;;IF([raw.K20]&gt;[raw.AN20];&quot;Blue&quot;;&quot;Green&quot;)))" office:value-type="float" office:value="0.0226055205053981" calcext:value-type="float">
            <text:p>0.0226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318491604838881" calcext:value-type="float">
            <text:p>0.0318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322223351259236" calcext:value-type="float">
            <text:p>0.0322</text:p>
          </table:table-cell>
          <table:table-cell table:style-name="ce61" table:formula="of:=[raw.AU20]+ORG.OPENOFFICE.STYLE(IF([raw.K20]&lt;[raw.AV20];&quot;Red&quot;;IF([raw.K20]&gt;[raw.AW20];&quot;Blue&quot;;&quot;Green&quot;)))" office:value-type="float" office:value="0.0142964494976722" calcext:value-type="float">
            <text:p>0.0143</text:p>
          </table:table-cell>
          <table:table-cell table:style-name="ce61" table:formula="of:=[raw.AX20]+ORG.OPENOFFICE.STYLE(IF([raw.K20]&lt;[raw.AY20];&quot;Red&quot;;IF([raw.K20]&gt;[raw.AZ20];&quot;Blue&quot;;&quot;Green&quot;)))" office:value-type="float" office:value="0.014608459867855" calcext:value-type="float">
            <text:p>0.0146</text:p>
          </table:table-cell>
          <table:table-cell table:style-name="ce29" table:formula="of:=[raw.BA20]+ORG.OPENOFFICE.STYLE(IF([raw.K20]&lt;[raw.BB20];&quot;Red&quot;;IF([raw.K20]&gt;[raw.BC20];&quot;Blue&quot;;&quot;Green&quot;)))" office:value-type="float" office:value="0.0143552646965974" calcext:value-type="float">
            <text:p>0.0144</text:p>
          </table:table-cell>
          <table:table-cell table:style-name="ce15" table:formula="of:=[raw.BD20]+ORG.OPENOFFICE.STYLE(IF([raw.K20]&lt;[raw.BE20];&quot;Red&quot;;IF([raw.K20]&gt;[raw.BF20];&quot;Blue&quot;;&quot;Green&quot;)))" office:value-type="float" office:value="0.0343995046945531" calcext:value-type="float">
            <text:p>0.0344</text:p>
          </table:table-cell>
          <table:table-cell table:style-name="ce6" table:formula="of:=[raw.BG20]+ORG.OPENOFFICE.STYLE(IF([raw.K20]&lt;[raw.BH20];&quot;Red&quot;;IF([raw.K20]&gt;[raw.BI20];&quot;Blue&quot;;&quot;Green&quot;)))" office:value-type="float" office:value="0.0263597153852151" calcext:value-type="float">
            <text:p>0.0264</text:p>
          </table:table-cell>
          <table:table-cell table:style-name="ce6" table:formula="of:=[raw.BJ20]+ORG.OPENOFFICE.STYLE(IF([raw.K20]&lt;[raw.BK20];&quot;Red&quot;;IF([raw.K20]&gt;[raw.BL20];&quot;Blue&quot;;&quot;Green&quot;)))" office:value-type="float" office:value="0.0361797669658762" calcext:value-type="float">
            <text:p>0.0362</text:p>
          </table:table-cell>
          <table:table-cell table:style-name="ce61" table:formula="of:=[raw.BM20]+ORG.OPENOFFICE.STYLE(IF([raw.K20]&lt;[raw.BN20];&quot;Red&quot;;IF([raw.K20]&gt;[raw.BO20];&quot;Blue&quot;;&quot;Green&quot;)))" office:value-type="float" office:value="0.0367664230302294" calcext:value-type="float">
            <text:p>0.0368</text:p>
          </table:table-cell>
          <table:table-cell table:style-name="ce6" table:formula="of:=[raw.BP20]+ORG.OPENOFFICE.STYLE(IF([raw.K20]&lt;[raw.BQ20];&quot;Red&quot;;IF([raw.K20]&gt;[raw.BR20];&quot;Blue&quot;;&quot;Green&quot;)))" office:value-type="float" office:value="0.0177438433995586" calcext:value-type="float">
            <text:p>0.0177</text:p>
          </table:table-cell>
          <table:table-cell table:style-name="ce6" table:formula="of:=[raw.BS20]+ORG.OPENOFFICE.STYLE(IF([raw.K20]&lt;[raw.BT20];&quot;Red&quot;;IF([raw.K20]&gt;[raw.BU20];&quot;Blue&quot;;&quot;Green&quot;)))" office:value-type="float" office:value="0.01798181852286" calcext:value-type="float">
            <text:p>0.0180</text:p>
          </table:table-cell>
          <table:table-cell table:style-name="ce29" table:formula="of:=[raw.BV20]+ORG.OPENOFFICE.STYLE(IF([raw.K20]&lt;[raw.BW20];&quot;Red&quot;;IF([raw.K20]&gt;[raw.BX20];&quot;Blue&quot;;&quot;Green&quot;)))" office:value-type="float" office:value="0.0178245526790732" calcext:value-type="float">
            <text:p>0.0178</text:p>
          </table:table-cell>
        </table:table-row>
        <table:table-row table:style-name="ro1">
          <table:table-cell table:style-name="ce11" table:formula="of:=[$raw.A21]" office:value-type="string" office:string-value="bky_posdep_unbalanced_fdp" calcext:value-type="string">
            <text:p>bky_posdep_unbalanced_fdp</text:p>
          </table:table-cell>
          <table:table-cell table:style-name="ce21" table:formula="of:=[$raw.B21]" office:value-type="float" office:value="10" calcext:value-type="float">
            <text:p>10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.25" calcext:value-type="float">
            <text:p>0.25</text:p>
          </table:table-cell>
          <table:table-cell table:style-name="ce21" table:formula="of:=[$raw.F21]" office:value-type="string" office:string-value="BKY2006" calcext:value-type="string">
            <text:p>BKY2006</text:p>
          </table:table-cell>
          <table:table-cell table:style-name="ce41" table:formula="of:=[raw.N21]+ORG.OPENOFFICE.STYLE(IF([raw.K21]&lt;[raw.O21];&quot;Red&quot;;IF([raw.K21]&gt;[raw.P21];&quot;Blue&quot;;&quot;Green&quot;)))" office:value-type="float" office:value="0.0489183887816088" calcext:value-type="float">
            <text:p>0.0489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311567786440515" calcext:value-type="float">
            <text:p>0.0312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419650374933668" calcext:value-type="float">
            <text:p>0.0420</text:p>
          </table:table-cell>
          <table:table-cell table:style-name="ce23" table:formula="of:=[raw.W21]+ORG.OPENOFFICE.STYLE(IF([raw.K21]&lt;[raw.X21];&quot;Red&quot;;IF([raw.K21]&gt;[raw.Y21];&quot;Blue&quot;;&quot;Green&quot;)))" office:value-type="float" office:value="0.0427890321851654" calcext:value-type="float">
            <text:p>0.0428</text:p>
          </table:table-cell>
          <table:table-cell table:style-name="ce23" table:formula="of:=[raw.Z21]+ORG.OPENOFFICE.STYLE(IF([raw.K21]&lt;[raw.AA21];&quot;Red&quot;;IF([raw.K21]&gt;[raw.AB21];&quot;Blue&quot;;&quot;Green&quot;)))" office:value-type="float" office:value="0.0260122750648675" calcext:value-type="float">
            <text:p>0.0260</text:p>
          </table:table-cell>
          <table:table-cell table:style-name="ce23" table:formula="of:=[raw.AC21]+ORG.OPENOFFICE.STYLE(IF([raw.K21]&lt;[raw.AD21];&quot;Red&quot;;IF([raw.K21]&gt;[raw.AE21];&quot;Blue&quot;;&quot;Green&quot;)))" office:value-type="float" office:value="0.0223383533221747" calcext:value-type="float">
            <text:p>0.0223</text:p>
          </table:table-cell>
          <table:table-cell table:style-name="ce32" table:formula="of:=[raw.AF21]+ORG.OPENOFFICE.STYLE(IF([raw.K21]&lt;[raw.AG21];&quot;Red&quot;;IF([raw.K21]&gt;[raw.AH21];&quot;Blue&quot;;&quot;Green&quot;)))" office:value-type="float" office:value="0.0261854111574177" calcext:value-type="float">
            <text:p>0.0262</text:p>
          </table:table-cell>
          <table:table-cell table:style-name="ce17" table:formula="of:=[raw.AI21]+ORG.OPENOFFICE.STYLE(IF([raw.K21]&lt;[raw.AJ21];&quot;Red&quot;;IF([raw.K21]&gt;[raw.AK21];&quot;Blue&quot;;&quot;Green&quot;)))" office:value-type="float" office:value="0.0256977476400466" calcext:value-type="float">
            <text:p>0.0257</text:p>
          </table:table-cell>
          <table:table-cell table:style-name="ce23" table:formula="of:=[raw.AL21]+ORG.OPENOFFICE.STYLE(IF([raw.K21]&lt;[raw.AM21];&quot;Red&quot;;IF([raw.K21]&gt;[raw.AN21];&quot;Blue&quot;;&quot;Green&quot;)))" office:value-type="float" office:value="0.0449934927030367" calcext:value-type="float">
            <text:p>0.0450</text:p>
          </table:table-cell>
          <table:table-cell table:style-name="ce87" table:formula="of:=[raw.AO21]+ORG.OPENOFFICE.STYLE(IF([raw.K21]&lt;[raw.AP21];&quot;Red&quot;;IF([raw.K21]&gt;[raw.AQ21];&quot;Blue&quot;;&quot;Green&quot;)))" office:value-type="float" office:value="0.0613299353077656" calcext:value-type="float">
            <text:p>0.0613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321417770752995" calcext:value-type="float">
            <text:p>0.0321</text:p>
          </table:table-cell>
          <table:table-cell table:style-name="ce23" table:formula="of:=[raw.AU21]+ORG.OPENOFFICE.STYLE(IF([raw.K21]&lt;[raw.AV21];&quot;Red&quot;;IF([raw.K21]&gt;[raw.AW21];&quot;Blue&quot;;&quot;Green&quot;)))" office:value-type="float" office:value="0.0126674286497286" calcext:value-type="float">
            <text:p>0.0127</text:p>
          </table:table-cell>
          <table:table-cell table:style-name="ce23" table:formula="of:=[raw.AX21]+ORG.OPENOFFICE.STYLE(IF([raw.K21]&lt;[raw.AY21];&quot;Red&quot;;IF([raw.K21]&gt;[raw.AZ21];&quot;Blue&quot;;&quot;Green&quot;)))" office:value-type="float" office:value="0.0150794304999753" calcext:value-type="float">
            <text:p>0.0151</text:p>
          </table:table-cell>
          <table:table-cell table:style-name="ce32" table:formula="of:=[raw.BA21]+ORG.OPENOFFICE.STYLE(IF([raw.K21]&lt;[raw.BB21];&quot;Red&quot;;IF([raw.K21]&gt;[raw.BC21];&quot;Blue&quot;;&quot;Green&quot;)))" office:value-type="float" office:value="0.0126756672404097" calcext:value-type="float">
            <text:p>0.0127</text:p>
          </table:table-cell>
          <table:table-cell table:style-name="ce17" table:formula="of:=[raw.BD21]+ORG.OPENOFFICE.STYLE(IF([raw.K21]&lt;[raw.BE21];&quot;Red&quot;;IF([raw.K21]&gt;[raw.BF21];&quot;Blue&quot;;&quot;Green&quot;)))" office:value-type="float" office:value="0.0415017060746921" calcext:value-type="float">
            <text:p>0.0415</text:p>
          </table:table-cell>
          <table:table-cell table:style-name="ce23" table:formula="of:=[raw.BG21]+ORG.OPENOFFICE.STYLE(IF([raw.K21]&lt;[raw.BH21];&quot;Red&quot;;IF([raw.K21]&gt;[raw.BI21];&quot;Blue&quot;;&quot;Green&quot;)))" office:value-type="float" office:value="0.0189540528184287" calcext:value-type="float">
            <text:p>0.0190</text:p>
          </table:table-cell>
          <table:table-cell table:style-name="ce23" table:formula="of:=[raw.BJ21]+ORG.OPENOFFICE.STYLE(IF([raw.K21]&lt;[raw.BK21];&quot;Red&quot;;IF([raw.K21]&gt;[raw.BL21];&quot;Blue&quot;;&quot;Green&quot;)))" office:value-type="float" office:value="0.0269377803787157" calcext:value-type="float">
            <text:p>0.0269</text:p>
          </table:table-cell>
          <table:table-cell table:style-name="ce23" table:formula="of:=[raw.BM21]+ORG.OPENOFFICE.STYLE(IF([raw.K21]&lt;[raw.BN21];&quot;Red&quot;;IF([raw.K21]&gt;[raw.BO21];&quot;Blue&quot;;&quot;Green&quot;)))" office:value-type="float" office:value="0.0362866227777812" calcext:value-type="float">
            <text:p>0.0363</text:p>
          </table:table-cell>
          <table:table-cell table:style-name="ce23" table:formula="of:=[raw.BP21]+ORG.OPENOFFICE.STYLE(IF([raw.K21]&lt;[raw.BQ21];&quot;Red&quot;;IF([raw.K21]&gt;[raw.BR21];&quot;Blue&quot;;&quot;Green&quot;)))" office:value-type="float" office:value="0.0204243189870169" calcext:value-type="float">
            <text:p>0.0204</text:p>
          </table:table-cell>
          <table:table-cell table:style-name="ce23" table:formula="of:=[raw.BS21]+ORG.OPENOFFICE.STYLE(IF([raw.K21]&lt;[raw.BT21];&quot;Red&quot;;IF([raw.K21]&gt;[raw.BU21];&quot;Blue&quot;;&quot;Green&quot;)))" office:value-type="float" office:value="0.0169080836545564" calcext:value-type="float">
            <text:p>0.0169</text:p>
          </table:table-cell>
          <table:table-cell table:style-name="ce32" table:formula="of:=[raw.BV21]+ORG.OPENOFFICE.STYLE(IF([raw.K21]&lt;[raw.BW21];&quot;Red&quot;;IF([raw.K21]&gt;[raw.BX21];&quot;Blue&quot;;&quot;Green&quot;)))" office:value-type="float" office:value="0.0205996732419526" calcext:value-type="float">
            <text:p>0.0206</text:p>
          </table:table-cell>
        </table:table-row>
        <table:table-row table:style-name="ro1" table:number-rows-repeated="104855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old_mean</text:p>
          </table:table-cell>
          <table:table-cell office:value-type="string" calcext:value-type="string">
            <text:p>BothSides_old_lower</text:p>
          </table:table-cell>
          <table:table-cell office:value-type="string" calcext:value-type="string">
            <text:p>BothSides_old_upper</text:p>
          </table:table-cell>
          <table:table-cell office:value-type="string" calcext:value-type="string">
            <text:p>BothSides_question11_mean</text:p>
          </table:table-cell>
          <table:table-cell office:value-type="string" calcext:value-type="string">
            <text:p>BothSides_question11_lower</text:p>
          </table:table-cell>
          <table:table-cell office:value-type="string" calcext:value-type="string">
            <text:p>BothSides_question11_upper</text:p>
          </table:table-cell>
          <table:table-cell office:value-type="string" calcext:value-type="string">
            <text:p>BothSides_question12_mean</text:p>
          </table:table-cell>
          <table:table-cell office:value-type="string" calcext:value-type="string">
            <text:p>BothSides_question12_lower</text:p>
          </table:table-cell>
          <table:table-cell office:value-type="string" calcext:value-type="string">
            <text:p>BothSides_question12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old_mean</text:p>
          </table:table-cell>
          <table:table-cell office:value-type="string" calcext:value-type="string">
            <text:p>PosSide_old_lower</text:p>
          </table:table-cell>
          <table:table-cell office:value-type="string" calcext:value-type="string">
            <text:p>PosSide_old_upper</text:p>
          </table:table-cell>
          <table:table-cell office:value-type="string" calcext:value-type="string">
            <text:p>PosSide_question11_mean</text:p>
          </table:table-cell>
          <table:table-cell office:value-type="string" calcext:value-type="string">
            <text:p>PosSide_question11_lower</text:p>
          </table:table-cell>
          <table:table-cell office:value-type="string" calcext:value-type="string">
            <text:p>PosSide_question11_upper</text:p>
          </table:table-cell>
          <table:table-cell office:value-type="string" calcext:value-type="string">
            <text:p>PosSide_question12_mean</text:p>
          </table:table-cell>
          <table:table-cell office:value-type="string" calcext:value-type="string">
            <text:p>PosSide_question12_lower</text:p>
          </table:table-cell>
          <table:table-cell office:value-type="string" calcext:value-type="string">
            <text:p>PosSide_question12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old_mean</text:p>
          </table:table-cell>
          <table:table-cell office:value-type="string" calcext:value-type="string">
            <text:p>NegSide_old_lower</text:p>
          </table:table-cell>
          <table:table-cell office:value-type="string" calcext:value-type="string">
            <text:p>NegSide_old_upper</text:p>
          </table:table-cell>
          <table:table-cell office:value-type="string" calcext:value-type="string">
            <text:p>NegSide_question11_mean</text:p>
          </table:table-cell>
          <table:table-cell office:value-type="string" calcext:value-type="string">
            <text:p>NegSide_question11_lower</text:p>
          </table:table-cell>
          <table:table-cell office:value-type="string" calcext:value-type="string">
            <text:p>NegSide_question11_upper</text:p>
          </table:table-cell>
          <table:table-cell office:value-type="string" calcext:value-type="string">
            <text:p>NegSide_question12_mean</text:p>
          </table:table-cell>
          <table:table-cell office:value-type="string" calcext:value-type="string">
            <text:p>NegSide_question12_lower</text:p>
          </table:table-cell>
          <table:table-cell office:value-type="string" calcext:value-type="string">
            <text:p>NegSide_question12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" calcext:value-type="float">
            <text:p>0.09</text:p>
          </table:table-cell>
          <table:table-cell office:value-type="float" office:value="0.077454625078405" calcext:value-type="float">
            <text:p>0.077454625078405</text:p>
          </table:table-cell>
          <table:table-cell office:value-type="float" office:value="0.102545374921595" calcext:value-type="float">
            <text:p>0.102545374921595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760493602932991" calcext:value-type="float">
            <text:p>0.0760493602932991</text:p>
          </table:table-cell>
          <table:table-cell office:value-type="float" office:value="0.100950639706701" calcext:value-type="float">
            <text:p>0.100950639706701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142881516512901" calcext:value-type="float">
            <text:p>0.0142881516512901</text:p>
          </table:table-cell>
          <table:table-cell office:value-type="float" office:value="0.0267118483487099" calcext:value-type="float">
            <text:p>0.0267118483487099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3.20293104166667" calcext:value-type="float">
            <text:p>3.20293104166667</text:p>
          </table:table-cell>
        </table:table-row>
        <table:table-row table:style-name="ro1">
          <table:table-cell office:value-type="string" calcext:value-type="string">
            <text:p>bh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5602366357146" calcext:value-type="float">
            <text:p>0.0375602366357146</text:p>
          </table:table-cell>
          <table:table-cell office:value-type="float" office:value="0.0371372525790744" calcext:value-type="float">
            <text:p>0.0371372525790744</text:p>
          </table:table-cell>
          <table:table-cell office:value-type="float" office:value="0.0379832206923549" calcext:value-type="float">
            <text:p>0.0379832206923549</text:p>
          </table:table-cell>
          <table:table-cell office:value-type="float" office:value="0.0376813023516164" calcext:value-type="float">
            <text:p>0.0376813023516164</text:p>
          </table:table-cell>
          <table:table-cell office:value-type="float" office:value="0.0372169484313519" calcext:value-type="float">
            <text:p>0.0372169484313519</text:p>
          </table:table-cell>
          <table:table-cell office:value-type="float" office:value="0.038145656271881" calcext:value-type="float">
            <text:p>0.038145656271881</text:p>
          </table:table-cell>
          <table:table-cell office:value-type="float" office:value="0.0376813023516164" calcext:value-type="float">
            <text:p>0.0376813023516164</text:p>
          </table:table-cell>
          <table:table-cell office:value-type="float" office:value="0.0372169484313519" calcext:value-type="float">
            <text:p>0.0372169484313519</text:p>
          </table:table-cell>
          <table:table-cell office:value-type="float" office:value="0.038145656271881" calcext:value-type="float">
            <text:p>0.038145656271881</text:p>
          </table:table-cell>
          <table:table-cell office:value-type="float" office:value="0.030210971094166" calcext:value-type="float">
            <text:p>0.030210971094166</text:p>
          </table:table-cell>
          <table:table-cell office:value-type="float" office:value="0.0298235082432336" calcext:value-type="float">
            <text:p>0.0298235082432336</text:p>
          </table:table-cell>
          <table:table-cell office:value-type="float" office:value="0.0305984339450983" calcext:value-type="float">
            <text:p>0.0305984339450983</text:p>
          </table:table-cell>
          <table:table-cell office:value-type="float" office:value="0.0188181036143327" calcext:value-type="float">
            <text:p>0.0188181036143327</text:p>
          </table:table-cell>
          <table:table-cell office:value-type="float" office:value="0.018492457742856" calcext:value-type="float">
            <text:p>0.018492457742856</text:p>
          </table:table-cell>
          <table:table-cell office:value-type="float" office:value="0.0191437494858094" calcext:value-type="float">
            <text:p>0.0191437494858094</text:p>
          </table:table-cell>
          <table:table-cell office:value-type="float" office:value="0.015045678996747" calcext:value-type="float">
            <text:p>0.015045678996747</text:p>
          </table:table-cell>
          <table:table-cell office:value-type="float" office:value="0.014737551052623" calcext:value-type="float">
            <text:p>0.014737551052623</text:p>
          </table:table-cell>
          <table:table-cell office:value-type="float" office:value="0.015353806940871" calcext:value-type="float">
            <text:p>0.015353806940871</text:p>
          </table:table-cell>
          <table:table-cell office:value-type="float" office:value="0.0187838753322396" calcext:value-type="float">
            <text:p>0.0187838753322396</text:p>
          </table:table-cell>
          <table:table-cell office:value-type="float" office:value="0.0184588872861946" calcext:value-type="float">
            <text:p>0.0184588872861946</text:p>
          </table:table-cell>
          <table:table-cell office:value-type="float" office:value="0.0191088633782847" calcext:value-type="float">
            <text:p>0.0191088633782847</text:p>
          </table:table-cell>
          <table:table-cell office:value-type="float" office:value="0.0374524887698803" calcext:value-type="float">
            <text:p>0.0374524887698803</text:p>
          </table:table-cell>
          <table:table-cell office:value-type="float" office:value="0.0370291235341143" calcext:value-type="float">
            <text:p>0.0370291235341143</text:p>
          </table:table-cell>
          <table:table-cell office:value-type="float" office:value="0.0378758540056464" calcext:value-type="float">
            <text:p>0.0378758540056464</text:p>
          </table:table-cell>
          <table:table-cell office:value-type="float" office:value="0.0191001232600823" calcext:value-type="float">
            <text:p>0.0191001232600823</text:p>
          </table:table-cell>
          <table:table-cell office:value-type="float" office:value="0.0187711775128134" calcext:value-type="float">
            <text:p>0.0187711775128134</text:p>
          </table:table-cell>
          <table:table-cell office:value-type="float" office:value="0.0194290690073511" calcext:value-type="float">
            <text:p>0.0194290690073511</text:p>
          </table:table-cell>
          <table:table-cell office:value-type="float" office:value="0.0191001232600823" calcext:value-type="float">
            <text:p>0.0191001232600823</text:p>
          </table:table-cell>
          <table:table-cell office:value-type="float" office:value="0.0187711775128134" calcext:value-type="float">
            <text:p>0.0187711775128134</text:p>
          </table:table-cell>
          <table:table-cell office:value-type="float" office:value="0.0194290690073511" calcext:value-type="float">
            <text:p>0.0194290690073511</text:p>
          </table:table-cell>
          <table:table-cell office:value-type="float" office:value="0.0300677660183424" calcext:value-type="float">
            <text:p>0.0300677660183424</text:p>
          </table:table-cell>
          <table:table-cell office:value-type="float" office:value="0.0296803544669989" calcext:value-type="float">
            <text:p>0.0296803544669989</text:p>
          </table:table-cell>
          <table:table-cell office:value-type="float" office:value="0.0304551775696859" calcext:value-type="float">
            <text:p>0.0304551775696859</text:p>
          </table:table-cell>
          <table:table-cell office:value-type="float" office:value="0.0187499975822507" calcext:value-type="float">
            <text:p>0.0187499975822507</text:p>
          </table:table-cell>
          <table:table-cell office:value-type="float" office:value="0.0184244611303655" calcext:value-type="float">
            <text:p>0.0184244611303655</text:p>
          </table:table-cell>
          <table:table-cell office:value-type="float" office:value="0.0190755340341358" calcext:value-type="float">
            <text:p>0.0190755340341358</text:p>
          </table:table-cell>
          <table:table-cell office:value-type="float" office:value="0.0149502937664943" calcext:value-type="float">
            <text:p>0.0149502937664943</text:p>
          </table:table-cell>
          <table:table-cell office:value-type="float" office:value="0.0146428055579378" calcext:value-type="float">
            <text:p>0.0146428055579378</text:p>
          </table:table-cell>
          <table:table-cell office:value-type="float" office:value="0.0152577819750509" calcext:value-type="float">
            <text:p>0.0152577819750509</text:p>
          </table:table-cell>
          <table:table-cell office:value-type="float" office:value="0.0187157092352466" calcext:value-type="float">
            <text:p>0.0187157092352466</text:p>
          </table:table-cell>
          <table:table-cell office:value-type="float" office:value="0.0183908501981167" calcext:value-type="float">
            <text:p>0.0183908501981167</text:p>
          </table:table-cell>
          <table:table-cell office:value-type="float" office:value="0.0190405682723766" calcext:value-type="float">
            <text:p>0.0190405682723766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3233049697264" calcext:value-type="float">
            <text:p>0.993233049697264</text:p>
          </table:table-cell>
          <table:table-cell office:value-type="float" office:value="0.998766950302736" calcext:value-type="float">
            <text:p>0.99876695030273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3" calcext:value-type="float">
            <text:p>0.0216438545484803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3.078669375" calcext:value-type="float">
            <text:p>3.078669375</text:p>
          </table:table-cell>
        </table:table-row>
        <table:table-row table:style-name="ro1">
          <table:table-cell office:value-type="string" calcext:value-type="string">
            <text:p>bh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161559841397" calcext:value-type="float">
            <text:p>0.039161559841397</text:p>
          </table:table-cell>
          <table:table-cell office:value-type="float" office:value="0.0387213999718718" calcext:value-type="float">
            <text:p>0.0387213999718718</text:p>
          </table:table-cell>
          <table:table-cell office:value-type="float" office:value="0.0396017197109221" calcext:value-type="float">
            <text:p>0.0396017197109221</text:p>
          </table:table-cell>
          <table:table-cell office:value-type="float" office:value="0.0396107350742778" calcext:value-type="float">
            <text:p>0.0396107350742778</text:p>
          </table:table-cell>
          <table:table-cell office:value-type="float" office:value="0.0391470688559413" calcext:value-type="float">
            <text:p>0.0391470688559413</text:p>
          </table:table-cell>
          <table:table-cell office:value-type="float" office:value="0.0400744012926143" calcext:value-type="float">
            <text:p>0.0400744012926143</text:p>
          </table:table-cell>
          <table:table-cell office:value-type="float" office:value="0.0396107350742778" calcext:value-type="float">
            <text:p>0.0396107350742778</text:p>
          </table:table-cell>
          <table:table-cell office:value-type="float" office:value="0.0391470688559413" calcext:value-type="float">
            <text:p>0.0391470688559413</text:p>
          </table:table-cell>
          <table:table-cell office:value-type="float" office:value="0.0400744012926143" calcext:value-type="float">
            <text:p>0.0400744012926143</text:p>
          </table:table-cell>
          <table:table-cell office:value-type="float" office:value="0.031805843704601" calcext:value-type="float">
            <text:p>0.031805843704601</text:p>
          </table:table-cell>
          <table:table-cell office:value-type="float" office:value="0.0314008254426292" calcext:value-type="float">
            <text:p>0.0314008254426292</text:p>
          </table:table-cell>
          <table:table-cell office:value-type="float" office:value="0.0322108619665729" calcext:value-type="float">
            <text:p>0.0322108619665729</text:p>
          </table:table-cell>
          <table:table-cell office:value-type="float" office:value="0.0205559758465672" calcext:value-type="float">
            <text:p>0.0205559758465672</text:p>
          </table:table-cell>
          <table:table-cell office:value-type="float" office:value="0.0202095870596493" calcext:value-type="float">
            <text:p>0.0202095870596493</text:p>
          </table:table-cell>
          <table:table-cell office:value-type="float" office:value="0.020902364633485" calcext:value-type="float">
            <text:p>0.020902364633485</text:p>
          </table:table-cell>
          <table:table-cell office:value-type="float" office:value="0.016806630684699" calcext:value-type="float">
            <text:p>0.016806630684699</text:p>
          </table:table-cell>
          <table:table-cell office:value-type="float" office:value="0.0164875594733801" calcext:value-type="float">
            <text:p>0.0164875594733801</text:p>
          </table:table-cell>
          <table:table-cell office:value-type="float" office:value="0.017125701896018" calcext:value-type="float">
            <text:p>0.017125701896018</text:p>
          </table:table-cell>
          <table:table-cell office:value-type="float" office:value="0.0205150965533453" calcext:value-type="float">
            <text:p>0.0205150965533453</text:p>
          </table:table-cell>
          <table:table-cell office:value-type="float" office:value="0.0201693578841398" calcext:value-type="float">
            <text:p>0.0201693578841398</text:p>
          </table:table-cell>
          <table:table-cell office:value-type="float" office:value="0.0208608352225508" calcext:value-type="float">
            <text:p>0.0208608352225508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8" calcext:value-type="float">
            <text:p>0.0409008038186808</text:p>
          </table:table-cell>
          <table:table-cell office:value-type="float" office:value="0.0600991961813192" calcext:value-type="float">
            <text:p>0.060099196181319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390553525995707" calcext:value-type="float">
            <text:p>0.0390553525995707</text:p>
          </table:table-cell>
          <table:table-cell office:value-type="float" office:value="0.0386167498579251" calcext:value-type="float">
            <text:p>0.0386167498579251</text:p>
          </table:table-cell>
          <table:table-cell office:value-type="float" office:value="0.0394939553412163" calcext:value-type="float">
            <text:p>0.0394939553412163</text:p>
          </table:table-cell>
          <table:table-cell office:value-type="float" office:value="0.0208207214411445" calcext:value-type="float">
            <text:p>0.0208207214411445</text:p>
          </table:table-cell>
          <table:table-cell office:value-type="float" office:value="0.0204719956108101" calcext:value-type="float">
            <text:p>0.0204719956108101</text:p>
          </table:table-cell>
          <table:table-cell office:value-type="float" office:value="0.0211694472714789" calcext:value-type="float">
            <text:p>0.0211694472714789</text:p>
          </table:table-cell>
          <table:table-cell office:value-type="float" office:value="0.0208207214411445" calcext:value-type="float">
            <text:p>0.0208207214411445</text:p>
          </table:table-cell>
          <table:table-cell office:value-type="float" office:value="0.0204719956108101" calcext:value-type="float">
            <text:p>0.0204719956108101</text:p>
          </table:table-cell>
          <table:table-cell office:value-type="float" office:value="0.0211694472714789" calcext:value-type="float">
            <text:p>0.0211694472714789</text:p>
          </table:table-cell>
          <table:table-cell office:value-type="float" office:value="0.0316562887026285" calcext:value-type="float">
            <text:p>0.0316562887026285</text:p>
          </table:table-cell>
          <table:table-cell office:value-type="float" office:value="0.0312535987484742" calcext:value-type="float">
            <text:p>0.0312535987484742</text:p>
          </table:table-cell>
          <table:table-cell office:value-type="float" office:value="0.0320589786567829" calcext:value-type="float">
            <text:p>0.0320589786567829</text:p>
          </table:table-cell>
          <table:table-cell office:value-type="float" office:value="0.0205051052168317" calcext:value-type="float">
            <text:p>0.0205051052168317</text:p>
          </table:table-cell>
          <table:table-cell office:value-type="float" office:value="0.0201593561577281" calcext:value-type="float">
            <text:p>0.0201593561577281</text:p>
          </table:table-cell>
          <table:table-cell office:value-type="float" office:value="0.0208508542759353" calcext:value-type="float">
            <text:p>0.0208508542759353</text:p>
          </table:table-cell>
          <table:table-cell office:value-type="float" office:value="0.0167213795118876" calcext:value-type="float">
            <text:p>0.0167213795118876</text:p>
          </table:table-cell>
          <table:table-cell office:value-type="float" office:value="0.0164032432871304" calcext:value-type="float">
            <text:p>0.0164032432871304</text:p>
          </table:table-cell>
          <table:table-cell office:value-type="float" office:value="0.0170395157366448" calcext:value-type="float">
            <text:p>0.0170395157366448</text:p>
          </table:table-cell>
          <table:table-cell office:value-type="float" office:value="0.0204641803433716" calcext:value-type="float">
            <text:p>0.0204641803433716</text:p>
          </table:table-cell>
          <table:table-cell office:value-type="float" office:value="0.0201190764752661" calcext:value-type="float">
            <text:p>0.0201190764752661</text:p>
          </table:table-cell>
          <table:table-cell office:value-type="float" office:value="0.0208092842114772" calcext:value-type="float">
            <text:p>0.0208092842114772</text:p>
          </table:table-cell>
          <table:table-cell office:value-type="float" office:value="3.06674933333333" calcext:value-type="float">
            <text:p>3.06674933333333</text:p>
          </table:table-cell>
        </table:table-row>
        <table:table-row table:style-name="ro1">
          <table:table-cell office:value-type="string" calcext:value-type="string">
            <text:p>bh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147032641184" calcext:value-type="float">
            <text:p>0.0259147032641184</text:p>
          </table:table-cell>
          <table:table-cell office:value-type="float" office:value="0.0256720608491891" calcext:value-type="float">
            <text:p>0.0256720608491891</text:p>
          </table:table-cell>
          <table:table-cell office:value-type="float" office:value="0.0261573456790477" calcext:value-type="float">
            <text:p>0.0261573456790477</text:p>
          </table:table-cell>
          <table:table-cell office:value-type="float" office:value="0.0258799857820131" calcext:value-type="float">
            <text:p>0.0258799857820131</text:p>
          </table:table-cell>
          <table:table-cell office:value-type="float" office:value="0.0256373025171289" calcext:value-type="float">
            <text:p>0.0256373025171289</text:p>
          </table:table-cell>
          <table:table-cell office:value-type="float" office:value="0.0261226690468973" calcext:value-type="float">
            <text:p>0.0261226690468973</text:p>
          </table:table-cell>
          <table:table-cell office:value-type="float" office:value="0.0258799857820131" calcext:value-type="float">
            <text:p>0.0258799857820131</text:p>
          </table:table-cell>
          <table:table-cell office:value-type="float" office:value="0.0256373025171289" calcext:value-type="float">
            <text:p>0.0256373025171289</text:p>
          </table:table-cell>
          <table:table-cell office:value-type="float" office:value="0.0261226690468973" calcext:value-type="float">
            <text:p>0.0261226690468973</text:p>
          </table:table-cell>
          <table:table-cell office:value-type="float" office:value="0.0258955630680617" calcext:value-type="float">
            <text:p>0.0258955630680617</text:p>
          </table:table-cell>
          <table:table-cell office:value-type="float" office:value="0.0256529371632723" calcext:value-type="float">
            <text:p>0.0256529371632723</text:p>
          </table:table-cell>
          <table:table-cell office:value-type="float" office:value="0.0261381889728512" calcext:value-type="float">
            <text:p>0.0261381889728512</text:p>
          </table:table-cell>
          <table:table-cell office:value-type="float" office:value="0.0136814456053608" calcext:value-type="float">
            <text:p>0.0136814456053608</text:p>
          </table:table-cell>
          <table:table-cell office:value-type="float" office:value="0.0134928413930689" calcext:value-type="float">
            <text:p>0.0134928413930689</text:p>
          </table:table-cell>
          <table:table-cell office:value-type="float" office:value="0.0138700498176527" calcext:value-type="float">
            <text:p>0.0138700498176527</text:p>
          </table:table-cell>
          <table:table-cell office:value-type="float" office:value="0.0136575414647484" calcext:value-type="float">
            <text:p>0.0136575414647484</text:p>
          </table:table-cell>
          <table:table-cell office:value-type="float" office:value="0.0134688999842898" calcext:value-type="float">
            <text:p>0.0134688999842898</text:p>
          </table:table-cell>
          <table:table-cell office:value-type="float" office:value="0.0138461829452071" calcext:value-type="float">
            <text:p>0.0138461829452071</text:p>
          </table:table-cell>
          <table:table-cell office:value-type="float" office:value="0.0136525247492983" calcext:value-type="float">
            <text:p>0.0136525247492983</text:p>
          </table:table-cell>
          <table:table-cell office:value-type="float" office:value="0.0134639241602772" calcext:value-type="float">
            <text:p>0.0134639241602772</text:p>
          </table:table-cell>
          <table:table-cell office:value-type="float" office:value="0.0138411253383195" calcext:value-type="float">
            <text:p>0.0138411253383195</text:p>
          </table:table-cell>
          <table:table-cell office:value-type="float" office:value="0.0250581784080714" calcext:value-type="float">
            <text:p>0.0250581784080714</text:p>
          </table:table-cell>
          <table:table-cell office:value-type="float" office:value="0.024710683918848" calcext:value-type="float">
            <text:p>0.024710683918848</text:p>
          </table:table-cell>
          <table:table-cell office:value-type="float" office:value="0.0254056728972949" calcext:value-type="float">
            <text:p>0.0254056728972949</text:p>
          </table:table-cell>
          <table:table-cell office:value-type="float" office:value="0.0250680341768784" calcext:value-type="float">
            <text:p>0.0250680341768784</text:p>
          </table:table-cell>
          <table:table-cell office:value-type="float" office:value="0.0247259260144221" calcext:value-type="float">
            <text:p>0.0247259260144221</text:p>
          </table:table-cell>
          <table:table-cell office:value-type="float" office:value="0.0254101423393347" calcext:value-type="float">
            <text:p>0.0254101423393347</text:p>
          </table:table-cell>
          <table:table-cell office:value-type="float" office:value="0.0250680341768784" calcext:value-type="float">
            <text:p>0.0250680341768784</text:p>
          </table:table-cell>
          <table:table-cell office:value-type="float" office:value="0.0247259260144221" calcext:value-type="float">
            <text:p>0.0247259260144221</text:p>
          </table:table-cell>
          <table:table-cell office:value-type="float" office:value="0.0254101423393347" calcext:value-type="float">
            <text:p>0.0254101423393347</text:p>
          </table:table-cell>
          <table:table-cell office:value-type="float" office:value="0.0250943813660535" calcext:value-type="float">
            <text:p>0.0250943813660535</text:p>
          </table:table-cell>
          <table:table-cell office:value-type="float" office:value="0.0247467474945189" calcext:value-type="float">
            <text:p>0.0247467474945189</text:p>
          </table:table-cell>
          <table:table-cell office:value-type="float" office:value="0.0254420152375881" calcext:value-type="float">
            <text:p>0.0254420152375881</text:p>
          </table:table-cell>
          <table:table-cell office:value-type="float" office:value="0.0127695707299711" calcext:value-type="float">
            <text:p>0.0127695707299711</text:p>
          </table:table-cell>
          <table:table-cell office:value-type="float" office:value="0.012498806855357" calcext:value-type="float">
            <text:p>0.012498806855357</text:p>
          </table:table-cell>
          <table:table-cell office:value-type="float" office:value="0.0130403346045852" calcext:value-type="float">
            <text:p>0.0130403346045852</text:p>
          </table:table-cell>
          <table:table-cell office:value-type="float" office:value="0.0127467618967594" calcext:value-type="float">
            <text:p>0.0127467618967594</text:p>
          </table:table-cell>
          <table:table-cell office:value-type="float" office:value="0.0124771756708582" calcext:value-type="float">
            <text:p>0.0124771756708582</text:p>
          </table:table-cell>
          <table:table-cell office:value-type="float" office:value="0.0130163481226606" calcext:value-type="float">
            <text:p>0.0130163481226606</text:p>
          </table:table-cell>
          <table:table-cell office:value-type="float" office:value="0.0127435230067857" calcext:value-type="float">
            <text:p>0.0127435230067857</text:p>
          </table:table-cell>
          <table:table-cell office:value-type="float" office:value="0.0124729215985464" calcext:value-type="float">
            <text:p>0.0124729215985464</text:p>
          </table:table-cell>
          <table:table-cell office:value-type="float" office:value="0.0130141244150251" calcext:value-type="float">
            <text:p>0.0130141244150251</text:p>
          </table:table-cell>
          <table:table-cell office:value-type="float" office:value="0.0266837347776166" calcext:value-type="float">
            <text:p>0.0266837347776166</text:p>
          </table:table-cell>
          <table:table-cell office:value-type="float" office:value="0.0263412297815967" calcext:value-type="float">
            <text:p>0.0263412297815967</text:p>
          </table:table-cell>
          <table:table-cell office:value-type="float" office:value="0.0270262397736365" calcext:value-type="float">
            <text:p>0.0270262397736365</text:p>
          </table:table-cell>
          <table:table-cell office:value-type="float" office:value="0.0266361051301126" calcext:value-type="float">
            <text:p>0.0266361051301126</text:p>
          </table:table-cell>
          <table:table-cell office:value-type="float" office:value="0.0262963837896404" calcext:value-type="float">
            <text:p>0.0262963837896404</text:p>
          </table:table-cell>
          <table:table-cell office:value-type="float" office:value="0.0269758264705849" calcext:value-type="float">
            <text:p>0.0269758264705849</text:p>
          </table:table-cell>
          <table:table-cell office:value-type="float" office:value="0.0266361051301126" calcext:value-type="float">
            <text:p>0.0266361051301126</text:p>
          </table:table-cell>
          <table:table-cell office:value-type="float" office:value="0.0262963837896404" calcext:value-type="float">
            <text:p>0.0262963837896404</text:p>
          </table:table-cell>
          <table:table-cell office:value-type="float" office:value="0.0269758264705849" calcext:value-type="float">
            <text:p>0.0269758264705849</text:p>
          </table:table-cell>
          <table:table-cell office:value-type="float" office:value="0.0266118966511567" calcext:value-type="float">
            <text:p>0.0266118966511567</text:p>
          </table:table-cell>
          <table:table-cell office:value-type="float" office:value="0.0262719099398171" calcext:value-type="float">
            <text:p>0.0262719099398171</text:p>
          </table:table-cell>
          <table:table-cell office:value-type="float" office:value="0.0269518833624963" calcext:value-type="float">
            <text:p>0.0269518833624963</text:p>
          </table:table-cell>
          <table:table-cell office:value-type="float" office:value="0.0145420199576371" calcext:value-type="float">
            <text:p>0.0145420199576371</text:p>
          </table:table-cell>
          <table:table-cell office:value-type="float" office:value="0.0142697630738819" calcext:value-type="float">
            <text:p>0.0142697630738819</text:p>
          </table:table-cell>
          <table:table-cell office:value-type="float" office:value="0.0148142768413923" calcext:value-type="float">
            <text:p>0.0148142768413923</text:p>
          </table:table-cell>
          <table:table-cell office:value-type="float" office:value="0.0145190662638975" calcext:value-type="float">
            <text:p>0.0145190662638975</text:p>
          </table:table-cell>
          <table:table-cell office:value-type="float" office:value="0.0142466553620428" calcext:value-type="float">
            <text:p>0.0142466553620428</text:p>
          </table:table-cell>
          <table:table-cell office:value-type="float" office:value="0.0147914771657521" calcext:value-type="float">
            <text:p>0.0147914771657521</text:p>
          </table:table-cell>
          <table:table-cell office:value-type="float" office:value="0.0145100082739977" calcext:value-type="float">
            <text:p>0.0145100082739977</text:p>
          </table:table-cell>
          <table:table-cell office:value-type="float" office:value="0.0142378459084106" calcext:value-type="float">
            <text:p>0.0142378459084106</text:p>
          </table:table-cell>
          <table:table-cell office:value-type="float" office:value="0.0147821706395849" calcext:value-type="float">
            <text:p>0.0147821706395849</text:p>
          </table:table-cell>
          <table:table-cell office:value-type="float" office:value="3.058173375" calcext:value-type="float">
            <text:p>3.058173375</text:p>
          </table:table-cell>
        </table:table-row>
        <table:table-row table:style-name="ro1">
          <table:table-cell office:value-type="string" calcext:value-type="string">
            <text:p>bh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212476647986" calcext:value-type="float">
            <text:p>0.0260212476647986</text:p>
          </table:table-cell>
          <table:table-cell office:value-type="float" office:value="0.0257849925274807" calcext:value-type="float">
            <text:p>0.0257849925274807</text:p>
          </table:table-cell>
          <table:table-cell office:value-type="float" office:value="0.0262575028021165" calcext:value-type="float">
            <text:p>0.0262575028021165</text:p>
          </table:table-cell>
          <table:table-cell office:value-type="float" office:value="0.0261500728158567" calcext:value-type="float">
            <text:p>0.0261500728158567</text:p>
          </table:table-cell>
          <table:table-cell office:value-type="float" office:value="0.0259056429153481" calcext:value-type="float">
            <text:p>0.0259056429153481</text:p>
          </table:table-cell>
          <table:table-cell office:value-type="float" office:value="0.0263945027163652" calcext:value-type="float">
            <text:p>0.0263945027163652</text:p>
          </table:table-cell>
          <table:table-cell office:value-type="float" office:value="0.0261500728158567" calcext:value-type="float">
            <text:p>0.0261500728158567</text:p>
          </table:table-cell>
          <table:table-cell office:value-type="float" office:value="0.0259056429153481" calcext:value-type="float">
            <text:p>0.0259056429153481</text:p>
          </table:table-cell>
          <table:table-cell office:value-type="float" office:value="0.0263945027163652" calcext:value-type="float">
            <text:p>0.0263945027163652</text:p>
          </table:table-cell>
          <table:table-cell office:value-type="float" office:value="0.0232522518784814" calcext:value-type="float">
            <text:p>0.0232522518784814</text:p>
          </table:table-cell>
          <table:table-cell office:value-type="float" office:value="0.0230204200294771" calcext:value-type="float">
            <text:p>0.0230204200294771</text:p>
          </table:table-cell>
          <table:table-cell office:value-type="float" office:value="0.0234840837274858" calcext:value-type="float">
            <text:p>0.0234840837274858</text:p>
          </table:table-cell>
          <table:table-cell office:value-type="float" office:value="0.0136787473635132" calcext:value-type="float">
            <text:p>0.0136787473635132</text:p>
          </table:table-cell>
          <table:table-cell office:value-type="float" office:value="0.0134943164470013" calcext:value-type="float">
            <text:p>0.0134943164470013</text:p>
          </table:table-cell>
          <table:table-cell office:value-type="float" office:value="0.0138631782800252" calcext:value-type="float">
            <text:p>0.0138631782800252</text:p>
          </table:table-cell>
          <table:table-cell office:value-type="float" office:value="0.0120834793179892" calcext:value-type="float">
            <text:p>0.0120834793179892</text:p>
          </table:table-cell>
          <table:table-cell office:value-type="float" office:value="0.0119051936261566" calcext:value-type="float">
            <text:p>0.0119051936261566</text:p>
          </table:table-cell>
          <table:table-cell office:value-type="float" office:value="0.0122617650098217" calcext:value-type="float">
            <text:p>0.0122617650098217</text:p>
          </table:table-cell>
          <table:table-cell office:value-type="float" office:value="0.0136380500968715" calcext:value-type="float">
            <text:p>0.0136380500968715</text:p>
          </table:table-cell>
          <table:table-cell office:value-type="float" office:value="0.0134540562518763" calcext:value-type="float">
            <text:p>0.0134540562518763</text:p>
          </table:table-cell>
          <table:table-cell office:value-type="float" office:value="0.0138220439418667" calcext:value-type="float">
            <text:p>0.0138220439418667</text:p>
          </table:table-cell>
          <table:table-cell office:value-type="float" office:value="0.0249495962946763" calcext:value-type="float">
            <text:p>0.0249495962946763</text:p>
          </table:table-cell>
          <table:table-cell office:value-type="float" office:value="0.0243453684944799" calcext:value-type="float">
            <text:p>0.0243453684944799</text:p>
          </table:table-cell>
          <table:table-cell office:value-type="float" office:value="0.0255538240948727" calcext:value-type="float">
            <text:p>0.0255538240948727</text:p>
          </table:table-cell>
          <table:table-cell office:value-type="float" office:value="0.060310378446942" calcext:value-type="float">
            <text:p>0.060310378446942</text:p>
          </table:table-cell>
          <table:table-cell office:value-type="float" office:value="0.059501400347145" calcext:value-type="float">
            <text:p>0.059501400347145</text:p>
          </table:table-cell>
          <table:table-cell office:value-type="float" office:value="0.061119356546739" calcext:value-type="float">
            <text:p>0.061119356546739</text:p>
          </table:table-cell>
          <table:table-cell office:value-type="float" office:value="0.060310378446942" calcext:value-type="float">
            <text:p>0.060310378446942</text:p>
          </table:table-cell>
          <table:table-cell office:value-type="float" office:value="0.059501400347145" calcext:value-type="float">
            <text:p>0.059501400347145</text:p>
          </table:table-cell>
          <table:table-cell office:value-type="float" office:value="0.061119356546739" calcext:value-type="float">
            <text:p>0.061119356546739</text:p>
          </table:table-cell>
          <table:table-cell office:value-type="float" office:value="0.035700345565267" calcext:value-type="float">
            <text:p>0.035700345565267</text:p>
          </table:table-cell>
          <table:table-cell office:value-type="float" office:value="0.0350237354395751" calcext:value-type="float">
            <text:p>0.0350237354395751</text:p>
          </table:table-cell>
          <table:table-cell office:value-type="float" office:value="0.0363769556909589" calcext:value-type="float">
            <text:p>0.0363769556909589</text:p>
          </table:table-cell>
          <table:table-cell office:value-type="float" office:value="0.01223679208198" calcext:value-type="float">
            <text:p>0.01223679208198</text:p>
          </table:table-cell>
          <table:table-cell office:value-type="float" office:value="0.0117515966712416" calcext:value-type="float">
            <text:p>0.0117515966712416</text:p>
          </table:table-cell>
          <table:table-cell office:value-type="float" office:value="0.0127219874927185" calcext:value-type="float">
            <text:p>0.0127219874927185</text:p>
          </table:table-cell>
          <table:table-cell office:value-type="float" office:value="0.01765188594211" calcext:value-type="float">
            <text:p>0.01765188594211</text:p>
          </table:table-cell>
          <table:table-cell office:value-type="float" office:value="0.0171125454594661" calcext:value-type="float">
            <text:p>0.0171125454594661</text:p>
          </table:table-cell>
          <table:table-cell office:value-type="float" office:value="0.018191226424754" calcext:value-type="float">
            <text:p>0.018191226424754</text:p>
          </table:table-cell>
          <table:table-cell office:value-type="float" office:value="0.0122280543182939" calcext:value-type="float">
            <text:p>0.0122280543182939</text:p>
          </table:table-cell>
          <table:table-cell office:value-type="float" office:value="0.0117427217499648" calcext:value-type="float">
            <text:p>0.0117427217499648</text:p>
          </table:table-cell>
          <table:table-cell office:value-type="float" office:value="0.012713386886623" calcext:value-type="float">
            <text:p>0.012713386886623</text:p>
          </table:table-cell>
          <table:table-cell office:value-type="float" office:value="0.0261762007016159" calcext:value-type="float">
            <text:p>0.0261762007016159</text:p>
          </table:table-cell>
          <table:table-cell office:value-type="float" office:value="0.0259166737514902" calcext:value-type="float">
            <text:p>0.0259166737514902</text:p>
          </table:table-cell>
          <table:table-cell office:value-type="float" office:value="0.0264357276517417" calcext:value-type="float">
            <text:p>0.0264357276517417</text:p>
          </table:table-cell>
          <table:table-cell office:value-type="float" office:value="0.0171491009254147" calcext:value-type="float">
            <text:p>0.0171491009254147</text:p>
          </table:table-cell>
          <table:table-cell office:value-type="float" office:value="0.0169286586231381" calcext:value-type="float">
            <text:p>0.0169286586231381</text:p>
          </table:table-cell>
          <table:table-cell office:value-type="float" office:value="0.0173695432276912" calcext:value-type="float">
            <text:p>0.0173695432276912</text:p>
          </table:table-cell>
          <table:table-cell office:value-type="float" office:value="0.0171491009254147" calcext:value-type="float">
            <text:p>0.0171491009254147</text:p>
          </table:table-cell>
          <table:table-cell office:value-type="float" office:value="0.0169286586231381" calcext:value-type="float">
            <text:p>0.0169286586231381</text:p>
          </table:table-cell>
          <table:table-cell office:value-type="float" office:value="0.0173695432276912" calcext:value-type="float">
            <text:p>0.0173695432276912</text:p>
          </table:table-cell>
          <table:table-cell office:value-type="float" office:value="0.0204933667506999" calcext:value-type="float">
            <text:p>0.0204933667506999</text:p>
          </table:table-cell>
          <table:table-cell office:value-type="float" office:value="0.020255975349173" calcext:value-type="float">
            <text:p>0.020255975349173</text:p>
          </table:table-cell>
          <table:table-cell office:value-type="float" office:value="0.0207307581522268" calcext:value-type="float">
            <text:p>0.0207307581522268</text:p>
          </table:table-cell>
          <table:table-cell office:value-type="float" office:value="0.0138950715267997" calcext:value-type="float">
            <text:p>0.0138950715267997</text:p>
          </table:table-cell>
          <table:table-cell office:value-type="float" office:value="0.0136945481682174" calcext:value-type="float">
            <text:p>0.0136945481682174</text:p>
          </table:table-cell>
          <table:table-cell office:value-type="float" office:value="0.0140955948853821" calcext:value-type="float">
            <text:p>0.0140955948853821</text:p>
          </table:table-cell>
          <table:table-cell office:value-type="float" office:value="0.0108969111144905" calcext:value-type="float">
            <text:p>0.0108969111144905</text:p>
          </table:table-cell>
          <table:table-cell office:value-type="float" office:value="0.0107108422946761" calcext:value-type="float">
            <text:p>0.0107108422946761</text:p>
          </table:table-cell>
          <table:table-cell office:value-type="float" office:value="0.0110829799343048" calcext:value-type="float">
            <text:p>0.0110829799343048</text:p>
          </table:table-cell>
          <table:table-cell office:value-type="float" office:value="0.0138489988074368" calcext:value-type="float">
            <text:p>0.0138489988074368</text:p>
          </table:table-cell>
          <table:table-cell office:value-type="float" office:value="0.0136489918907634" calcext:value-type="float">
            <text:p>0.0136489918907634</text:p>
          </table:table-cell>
          <table:table-cell office:value-type="float" office:value="0.0140490057241103" calcext:value-type="float">
            <text:p>0.0140490057241103</text:p>
          </table:table-cell>
          <table:table-cell office:value-type="float" office:value="3.05446916666667" calcext:value-type="float">
            <text:p>3.05446916666667</text:p>
          </table:table-cell>
        </table:table-row>
        <table:table-row table:style-name="ro1">
          <table:table-cell office:value-type="string" calcext:value-type="string">
            <text:p>bh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667097180153326" calcext:value-type="float">
            <text:p>0.0667097180153326</text:p>
          </table:table-cell>
          <table:table-cell office:value-type="float" office:value="0.0902902819846674" calcext:value-type="float">
            <text:p>0.090290281984667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34022599686349" calcext:value-type="float">
            <text:p>0.0234022599686349</text:p>
          </table:table-cell>
          <table:table-cell office:value-type="float" office:value="0.0385977400313651" calcext:value-type="float">
            <text:p>0.038597740031365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309613556187091" calcext:value-type="float">
            <text:p>0.0309613556187091</text:p>
          </table:table-cell>
          <table:table-cell office:value-type="float" office:value="0.0480386443812909" calcext:value-type="float">
            <text:p>0.04803864438129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8495619325562" calcext:value-type="float">
            <text:p>0.0088495619325562</text:p>
          </table:table-cell>
          <table:table-cell office:value-type="float" office:value="0.0191504380674438" calcext:value-type="float">
            <text:p>0.019150438067443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3.11593533333333" calcext:value-type="float">
            <text:p>3.11593533333333</text:p>
          </table:table-cell>
        </table:table-row>
        <table:table-row table:style-name="ro1">
          <table:table-cell office:value-type="string" calcext:value-type="string">
            <text:p>bh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06685976696961" calcext:value-type="float">
            <text:p>0.0406685976696961</text:p>
          </table:table-cell>
          <table:table-cell office:value-type="float" office:value="0.0369728699870251" calcext:value-type="float">
            <text:p>0.0369728699870251</text:p>
          </table:table-cell>
          <table:table-cell office:value-type="float" office:value="0.0443643253523672" calcext:value-type="float">
            <text:p>0.0443643253523672</text:p>
          </table:table-cell>
          <table:table-cell office:value-type="float" office:value="0.0380714974289345" calcext:value-type="float">
            <text:p>0.0380714974289345</text:p>
          </table:table-cell>
          <table:table-cell office:value-type="float" office:value="0.0352034798324487" calcext:value-type="float">
            <text:p>0.0352034798324487</text:p>
          </table:table-cell>
          <table:table-cell office:value-type="float" office:value="0.0409395150254204" calcext:value-type="float">
            <text:p>0.0409395150254204</text:p>
          </table:table-cell>
          <table:table-cell office:value-type="float" office:value="0.0380714974289345" calcext:value-type="float">
            <text:p>0.0380714974289345</text:p>
          </table:table-cell>
          <table:table-cell office:value-type="float" office:value="0.0352034798324487" calcext:value-type="float">
            <text:p>0.0352034798324487</text:p>
          </table:table-cell>
          <table:table-cell office:value-type="float" office:value="0.0409395150254204" calcext:value-type="float">
            <text:p>0.0409395150254204</text:p>
          </table:table-cell>
          <table:table-cell office:value-type="float" office:value="0.0247821470151312" calcext:value-type="float">
            <text:p>0.0247821470151312</text:p>
          </table:table-cell>
          <table:table-cell office:value-type="float" office:value="0.0225439180679669" calcext:value-type="float">
            <text:p>0.0225439180679669</text:p>
          </table:table-cell>
          <table:table-cell office:value-type="float" office:value="0.0270203759622955" calcext:value-type="float">
            <text:p>0.0270203759622955</text:p>
          </table:table-cell>
          <table:table-cell office:value-type="float" office:value="0.0217157590705191" calcext:value-type="float">
            <text:p>0.0217157590705191</text:p>
          </table:table-cell>
          <table:table-cell office:value-type="float" office:value="0.0188497131880723" calcext:value-type="float">
            <text:p>0.0188497131880723</text:p>
          </table:table-cell>
          <table:table-cell office:value-type="float" office:value="0.024581804952966" calcext:value-type="float">
            <text:p>0.024581804952966</text:p>
          </table:table-cell>
          <table:table-cell office:value-type="float" office:value="0.0127924989641874" calcext:value-type="float">
            <text:p>0.0127924989641874</text:p>
          </table:table-cell>
          <table:table-cell office:value-type="float" office:value="0.0111803441607602" calcext:value-type="float">
            <text:p>0.0111803441607602</text:p>
          </table:table-cell>
          <table:table-cell office:value-type="float" office:value="0.0144046537676147" calcext:value-type="float">
            <text:p>0.0144046537676147</text:p>
          </table:table-cell>
          <table:table-cell office:value-type="float" office:value="0.0216656507024757" calcext:value-type="float">
            <text:p>0.0216656507024757</text:p>
          </table:table-cell>
          <table:table-cell office:value-type="float" office:value="0.0188012168398297" calcext:value-type="float">
            <text:p>0.0188012168398297</text:p>
          </table:table-cell>
          <table:table-cell office:value-type="float" office:value="0.0245300845651217" calcext:value-type="float">
            <text:p>0.0245300845651217</text:p>
          </table:table-cell>
          <table:table-cell office:value-type="float" office:value="0.0348549981143417" calcext:value-type="float">
            <text:p>0.0348549981143417</text:p>
          </table:table-cell>
          <table:table-cell office:value-type="float" office:value="0.0322964523395169" calcext:value-type="float">
            <text:p>0.0322964523395169</text:p>
          </table:table-cell>
          <table:table-cell office:value-type="float" office:value="0.0374135438891664" calcext:value-type="float">
            <text:p>0.0374135438891664</text:p>
          </table:table-cell>
          <table:table-cell office:value-type="float" office:value="0.0175082770524543" calcext:value-type="float">
            <text:p>0.0175082770524543</text:p>
          </table:table-cell>
          <table:table-cell office:value-type="float" office:value="0.0159415516247697" calcext:value-type="float">
            <text:p>0.0159415516247697</text:p>
          </table:table-cell>
          <table:table-cell office:value-type="float" office:value="0.0190750024801388" calcext:value-type="float">
            <text:p>0.0190750024801388</text:p>
          </table:table-cell>
          <table:table-cell office:value-type="float" office:value="0.0175082770524543" calcext:value-type="float">
            <text:p>0.0175082770524543</text:p>
          </table:table-cell>
          <table:table-cell office:value-type="float" office:value="0.0159415516247697" calcext:value-type="float">
            <text:p>0.0159415516247697</text:p>
          </table:table-cell>
          <table:table-cell office:value-type="float" office:value="0.0190750024801388" calcext:value-type="float">
            <text:p>0.0190750024801388</text:p>
          </table:table-cell>
          <table:table-cell office:value-type="float" office:value="0.0225611937474514" calcext:value-type="float">
            <text:p>0.0225611937474514</text:p>
          </table:table-cell>
          <table:table-cell office:value-type="float" office:value="0.0209040756272078" calcext:value-type="float">
            <text:p>0.0209040756272078</text:p>
          </table:table-cell>
          <table:table-cell office:value-type="float" office:value="0.0242183118676951" calcext:value-type="float">
            <text:p>0.0242183118676951</text:p>
          </table:table-cell>
          <table:table-cell office:value-type="float" office:value="0.0175220081939485" calcext:value-type="float">
            <text:p>0.0175220081939485</text:p>
          </table:table-cell>
          <table:table-cell office:value-type="float" office:value="0.0159518305891727" calcext:value-type="float">
            <text:p>0.0159518305891727</text:p>
          </table:table-cell>
          <table:table-cell office:value-type="float" office:value="0.0190921857987242" calcext:value-type="float">
            <text:p>0.0190921857987242</text:p>
          </table:table-cell>
          <table:table-cell office:value-type="float" office:value="0.0110677221631522" calcext:value-type="float">
            <text:p>0.0110677221631522</text:p>
          </table:table-cell>
          <table:table-cell office:value-type="float" office:value="0.0100692683828266" calcext:value-type="float">
            <text:p>0.0100692683828266</text:p>
          </table:table-cell>
          <table:table-cell office:value-type="float" office:value="0.0120661759434777" calcext:value-type="float">
            <text:p>0.0120661759434777</text:p>
          </table:table-cell>
          <table:table-cell office:value-type="float" office:value="0.017471899825905" calcext:value-type="float">
            <text:p>0.017471899825905</text:p>
          </table:table-cell>
          <table:table-cell office:value-type="float" office:value="0.0159049242651489" calcext:value-type="float">
            <text:p>0.0159049242651489</text:p>
          </table:table-cell>
          <table:table-cell office:value-type="float" office:value="0.0190388753866612" calcext:value-type="float">
            <text:p>0.019038875386661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5" calcext:value-type="float">
            <text:p>0.0430563694291325</text:p>
          </table:table-cell>
          <table:table-cell office:value-type="float" office:value="0.699" calcext:value-type="float">
            <text:p>0.699</text:p>
          </table:table-cell>
          <table:table-cell office:value-type="float" office:value="0.67889224756315" calcext:value-type="float">
            <text:p>0.67889224756315</text:p>
          </table:table-cell>
          <table:table-cell office:value-type="float" office:value="0.71910775243685" calcext:value-type="float">
            <text:p>0.71910775243685</text:p>
          </table:table-cell>
          <table:table-cell office:value-type="float" office:value="0.699" calcext:value-type="float">
            <text:p>0.699</text:p>
          </table:table-cell>
          <table:table-cell office:value-type="float" office:value="0.67889224756315" calcext:value-type="float">
            <text:p>0.67889224756315</text:p>
          </table:table-cell>
          <table:table-cell office:value-type="float" office:value="0.71910775243685" calcext:value-type="float">
            <text:p>0.7191077524368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3.00871233333333" calcext:value-type="float">
            <text:p>3.00871233333333</text:p>
          </table:table-cell>
        </table:table-row>
        <table:table-row table:style-name="ro1">
          <table:table-cell office:value-type="string" calcext:value-type="string">
            <text:p>bh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54050358374805" calcext:value-type="float">
            <text:p>0.0454050358374805</text:p>
          </table:table-cell>
          <table:table-cell office:value-type="float" office:value="0.0417031487560101" calcext:value-type="float">
            <text:p>0.0417031487560101</text:p>
          </table:table-cell>
          <table:table-cell office:value-type="float" office:value="0.0491069229189509" calcext:value-type="float">
            <text:p>0.0491069229189509</text:p>
          </table:table-cell>
          <table:table-cell office:value-type="float" office:value="0.0423254279938028" calcext:value-type="float">
            <text:p>0.0423254279938028</text:p>
          </table:table-cell>
          <table:table-cell office:value-type="float" office:value="0.0393438531674586" calcext:value-type="float">
            <text:p>0.0393438531674586</text:p>
          </table:table-cell>
          <table:table-cell office:value-type="float" office:value="0.0453070028201469" calcext:value-type="float">
            <text:p>0.0453070028201469</text:p>
          </table:table-cell>
          <table:table-cell office:value-type="float" office:value="0.0423254279938028" calcext:value-type="float">
            <text:p>0.0423254279938028</text:p>
          </table:table-cell>
          <table:table-cell office:value-type="float" office:value="0.0393438531674586" calcext:value-type="float">
            <text:p>0.0393438531674586</text:p>
          </table:table-cell>
          <table:table-cell office:value-type="float" office:value="0.0453070028201469" calcext:value-type="float">
            <text:p>0.0453070028201469</text:p>
          </table:table-cell>
          <table:table-cell office:value-type="float" office:value="0.0287676837255488" calcext:value-type="float">
            <text:p>0.0287676837255488</text:p>
          </table:table-cell>
          <table:table-cell office:value-type="float" office:value="0.0264913549556787" calcext:value-type="float">
            <text:p>0.0264913549556787</text:p>
          </table:table-cell>
          <table:table-cell office:value-type="float" office:value="0.0310440124954189" calcext:value-type="float">
            <text:p>0.0310440124954189</text:p>
          </table:table-cell>
          <table:table-cell office:value-type="float" office:value="0.0264268309903188" calcext:value-type="float">
            <text:p>0.0264268309903188</text:p>
          </table:table-cell>
          <table:table-cell office:value-type="float" office:value="0.0232270850248288" calcext:value-type="float">
            <text:p>0.0232270850248288</text:p>
          </table:table-cell>
          <table:table-cell office:value-type="float" office:value="0.0296265769558087" calcext:value-type="float">
            <text:p>0.0296265769558087</text:p>
          </table:table-cell>
          <table:table-cell office:value-type="float" office:value="0.0169590931613134" calcext:value-type="float">
            <text:p>0.0169590931613134</text:p>
          </table:table-cell>
          <table:table-cell office:value-type="float" office:value="0.0149061824161736" calcext:value-type="float">
            <text:p>0.0149061824161736</text:p>
          </table:table-cell>
          <table:table-cell office:value-type="float" office:value="0.0190120039064532" calcext:value-type="float">
            <text:p>0.0190120039064532</text:p>
          </table:table-cell>
          <table:table-cell office:value-type="float" office:value="0.0263634307474236" calcext:value-type="float">
            <text:p>0.0263634307474236</text:p>
          </table:table-cell>
          <table:table-cell office:value-type="float" office:value="0.023166364312024" calcext:value-type="float">
            <text:p>0.023166364312024</text:p>
          </table:table-cell>
          <table:table-cell office:value-type="float" office:value="0.0295604971828232" calcext:value-type="float">
            <text:p>0.0295604971828232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74307809898837" calcext:value-type="float">
            <text:p>0.674307809898837</text:p>
          </table:table-cell>
          <table:table-cell office:value-type="float" office:value="0.714692190101163" calcext:value-type="float">
            <text:p>0.714692190101163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74307809898837" calcext:value-type="float">
            <text:p>0.674307809898837</text:p>
          </table:table-cell>
          <table:table-cell office:value-type="float" office:value="0.714692190101163" calcext:value-type="float">
            <text:p>0.71469219010116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00925972583463697" calcext:value-type="float">
            <text:p>0.00925972583463697</text:p>
          </table:table-cell>
          <table:table-cell office:value-type="float" office:value="0.019740274165363" calcext:value-type="float">
            <text:p>0.01974027416536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401491790883299" calcext:value-type="float">
            <text:p>0.0401491790883299</text:p>
          </table:table-cell>
          <table:table-cell office:value-type="float" office:value="0.0373510960394427" calcext:value-type="float">
            <text:p>0.0373510960394427</text:p>
          </table:table-cell>
          <table:table-cell office:value-type="float" office:value="0.0429472621372171" calcext:value-type="float">
            <text:p>0.0429472621372171</text:p>
          </table:table-cell>
          <table:table-cell office:value-type="float" office:value="0.021607080303404" calcext:value-type="float">
            <text:p>0.021607080303404</text:p>
          </table:table-cell>
          <table:table-cell office:value-type="float" office:value="0.0198409033804814" calcext:value-type="float">
            <text:p>0.0198409033804814</text:p>
          </table:table-cell>
          <table:table-cell office:value-type="float" office:value="0.0233732572263266" calcext:value-type="float">
            <text:p>0.0233732572263266</text:p>
          </table:table-cell>
          <table:table-cell office:value-type="float" office:value="0.021607080303404" calcext:value-type="float">
            <text:p>0.021607080303404</text:p>
          </table:table-cell>
          <table:table-cell office:value-type="float" office:value="0.0198409033804814" calcext:value-type="float">
            <text:p>0.0198409033804814</text:p>
          </table:table-cell>
          <table:table-cell office:value-type="float" office:value="0.0233732572263266" calcext:value-type="float">
            <text:p>0.0233732572263266</text:p>
          </table:table-cell>
          <table:table-cell office:value-type="float" office:value="0.0269299504778603" calcext:value-type="float">
            <text:p>0.0269299504778603</text:p>
          </table:table-cell>
          <table:table-cell office:value-type="float" office:value="0.0250771344030377" calcext:value-type="float">
            <text:p>0.0250771344030377</text:p>
          </table:table-cell>
          <table:table-cell office:value-type="float" office:value="0.0287827665526828" calcext:value-type="float">
            <text:p>0.0287827665526828</text:p>
          </table:table-cell>
          <table:table-cell office:value-type="float" office:value="0.0216158229011246" calcext:value-type="float">
            <text:p>0.0216158229011246</text:p>
          </table:table-cell>
          <table:table-cell office:value-type="float" office:value="0.019843693823363" calcext:value-type="float">
            <text:p>0.019843693823363</text:p>
          </table:table-cell>
          <table:table-cell office:value-type="float" office:value="0.0233879519788861" calcext:value-type="float">
            <text:p>0.0233879519788861</text:p>
          </table:table-cell>
          <table:table-cell office:value-type="float" office:value="0.0143034503470946" calcext:value-type="float">
            <text:p>0.0143034503470946</text:p>
          </table:table-cell>
          <table:table-cell office:value-type="float" office:value="0.0131781899291762" calcext:value-type="float">
            <text:p>0.0131781899291762</text:p>
          </table:table-cell>
          <table:table-cell office:value-type="float" office:value="0.0154287107650131" calcext:value-type="float">
            <text:p>0.0154287107650131</text:p>
          </table:table-cell>
          <table:table-cell office:value-type="float" office:value="0.0215524226582294" calcext:value-type="float">
            <text:p>0.0215524226582294</text:p>
          </table:table-cell>
          <table:table-cell office:value-type="float" office:value="0.019785468014628" calcext:value-type="float">
            <text:p>0.019785468014628</text:p>
          </table:table-cell>
          <table:table-cell office:value-type="float" office:value="0.0233193773018308" calcext:value-type="float">
            <text:p>0.0233193773018308</text:p>
          </table:table-cell>
          <table:table-cell office:value-type="float" office:value="3.011106125" calcext:value-type="float">
            <text:p>3.011106125</text:p>
          </table:table-cell>
        </table:table-row>
        <table:table-row table:style-name="ro1">
          <table:table-cell office:value-type="string" calcext:value-type="string">
            <text:p>bh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68282481243658" calcext:value-type="float">
            <text:p>0.0368282481243658</text:p>
          </table:table-cell>
          <table:table-cell office:value-type="float" office:value="0.0346604266056462" calcext:value-type="float">
            <text:p>0.0346604266056462</text:p>
          </table:table-cell>
          <table:table-cell office:value-type="float" office:value="0.0389960696430855" calcext:value-type="float">
            <text:p>0.0389960696430855</text:p>
          </table:table-cell>
          <table:table-cell office:value-type="float" office:value="0.0265210088854589" calcext:value-type="float">
            <text:p>0.0265210088854589</text:p>
          </table:table-cell>
          <table:table-cell office:value-type="float" office:value="0.0251817853015376" calcext:value-type="float">
            <text:p>0.0251817853015376</text:p>
          </table:table-cell>
          <table:table-cell office:value-type="float" office:value="0.0278602324693801" calcext:value-type="float">
            <text:p>0.0278602324693801</text:p>
          </table:table-cell>
          <table:table-cell office:value-type="float" office:value="0.0265210088854589" calcext:value-type="float">
            <text:p>0.0265210088854589</text:p>
          </table:table-cell>
          <table:table-cell office:value-type="float" office:value="0.0251817853015376" calcext:value-type="float">
            <text:p>0.0251817853015376</text:p>
          </table:table-cell>
          <table:table-cell office:value-type="float" office:value="0.0278602324693801" calcext:value-type="float">
            <text:p>0.0278602324693801</text:p>
          </table:table-cell>
          <table:table-cell office:value-type="float" office:value="0.0287669249827484" calcext:value-type="float">
            <text:p>0.0287669249827484</text:p>
          </table:table-cell>
          <table:table-cell office:value-type="float" office:value="0.0271529115005098" calcext:value-type="float">
            <text:p>0.0271529115005098</text:p>
          </table:table-cell>
          <table:table-cell office:value-type="float" office:value="0.030380938464987" calcext:value-type="float">
            <text:p>0.030380938464987</text:p>
          </table:table-cell>
          <table:table-cell office:value-type="float" office:value="0.0208875641778775" calcext:value-type="float">
            <text:p>0.0208875641778775</text:p>
          </table:table-cell>
          <table:table-cell office:value-type="float" office:value="0.0194427787218248" calcext:value-type="float">
            <text:p>0.0194427787218248</text:p>
          </table:table-cell>
          <table:table-cell office:value-type="float" office:value="0.0223323496339302" calcext:value-type="float">
            <text:p>0.0223323496339302</text:p>
          </table:table-cell>
          <table:table-cell office:value-type="float" office:value="0.0160674503995969" calcext:value-type="float">
            <text:p>0.0160674503995969</text:p>
          </table:table-cell>
          <table:table-cell office:value-type="float" office:value="0.0149867381180238" calcext:value-type="float">
            <text:p>0.0149867381180238</text:p>
          </table:table-cell>
          <table:table-cell office:value-type="float" office:value="0.0171481626811701" calcext:value-type="float">
            <text:p>0.0171481626811701</text:p>
          </table:table-cell>
          <table:table-cell office:value-type="float" office:value="0.0208342848636395" calcext:value-type="float">
            <text:p>0.0208342848636395</text:p>
          </table:table-cell>
          <table:table-cell office:value-type="float" office:value="0.0193938204060587" calcext:value-type="float">
            <text:p>0.0193938204060587</text:p>
          </table:table-cell>
          <table:table-cell office:value-type="float" office:value="0.0222747493212202" calcext:value-type="float">
            <text:p>0.0222747493212202</text:p>
          </table:table-cell>
          <table:table-cell office:value-type="float" office:value="0.0238690870517873" calcext:value-type="float">
            <text:p>0.0238690870517873</text:p>
          </table:table-cell>
          <table:table-cell office:value-type="float" office:value="0.0220411939976414" calcext:value-type="float">
            <text:p>0.0220411939976414</text:p>
          </table:table-cell>
          <table:table-cell office:value-type="float" office:value="0.0256969801059332" calcext:value-type="float">
            <text:p>0.0256969801059332</text:p>
          </table:table-cell>
          <table:table-cell office:value-type="float" office:value="0.0190951536268409" calcext:value-type="float">
            <text:p>0.0190951536268409</text:p>
          </table:table-cell>
          <table:table-cell office:value-type="float" office:value="0.0177617159303371" calcext:value-type="float">
            <text:p>0.0177617159303371</text:p>
          </table:table-cell>
          <table:table-cell office:value-type="float" office:value="0.0204285913233446" calcext:value-type="float">
            <text:p>0.0204285913233446</text:p>
          </table:table-cell>
          <table:table-cell office:value-type="float" office:value="0.0190951536268409" calcext:value-type="float">
            <text:p>0.0190951536268409</text:p>
          </table:table-cell>
          <table:table-cell office:value-type="float" office:value="0.0177617159303371" calcext:value-type="float">
            <text:p>0.0177617159303371</text:p>
          </table:table-cell>
          <table:table-cell office:value-type="float" office:value="0.0204285913233446" calcext:value-type="float">
            <text:p>0.0204285913233446</text:p>
          </table:table-cell>
          <table:table-cell office:value-type="float" office:value="0.0199127704511133" calcext:value-type="float">
            <text:p>0.0199127704511133</text:p>
          </table:table-cell>
          <table:table-cell office:value-type="float" office:value="0.0184619071898143" calcext:value-type="float">
            <text:p>0.0184619071898143</text:p>
          </table:table-cell>
          <table:table-cell office:value-type="float" office:value="0.0213636337124123" calcext:value-type="float">
            <text:p>0.0213636337124123</text:p>
          </table:table-cell>
          <table:table-cell office:value-type="float" office:value="0.0119814409855258" calcext:value-type="float">
            <text:p>0.0119814409855258</text:p>
          </table:table-cell>
          <table:table-cell office:value-type="float" office:value="0.0108365891363273" calcext:value-type="float">
            <text:p>0.0108365891363273</text:p>
          </table:table-cell>
          <table:table-cell office:value-type="float" office:value="0.0131262928347244" calcext:value-type="float">
            <text:p>0.0131262928347244</text:p>
          </table:table-cell>
          <table:table-cell office:value-type="float" office:value="0.00963914418666671" calcext:value-type="float">
            <text:p>0.00963914418666671</text:p>
          </table:table-cell>
          <table:table-cell office:value-type="float" office:value="0.00875537562383358" calcext:value-type="float">
            <text:p>0.00875537562383358</text:p>
          </table:table-cell>
          <table:table-cell office:value-type="float" office:value="0.0105229127494998" calcext:value-type="float">
            <text:p>0.0105229127494998</text:p>
          </table:table-cell>
          <table:table-cell office:value-type="float" office:value="0.011954877071879" calcext:value-type="float">
            <text:p>0.011954877071879</text:p>
          </table:table-cell>
          <table:table-cell office:value-type="float" office:value="0.0108126476562619" calcext:value-type="float">
            <text:p>0.0108126476562619</text:p>
          </table:table-cell>
          <table:table-cell office:value-type="float" office:value="0.0130971064874962" calcext:value-type="float">
            <text:p>0.0130971064874962</text:p>
          </table:table-cell>
          <table:table-cell office:value-type="float" office:value="0.0269783608335164" calcext:value-type="float">
            <text:p>0.0269783608335164</text:p>
          </table:table-cell>
          <table:table-cell office:value-type="float" office:value="0.0250729222403217" calcext:value-type="float">
            <text:p>0.0250729222403217</text:p>
          </table:table-cell>
          <table:table-cell office:value-type="float" office:value="0.0288837994267111" calcext:value-type="float">
            <text:p>0.0288837994267111</text:p>
          </table:table-cell>
          <table:table-cell office:value-type="float" office:value="0.0218380723445432" calcext:value-type="float">
            <text:p>0.0218380723445432</text:p>
          </table:table-cell>
          <table:table-cell office:value-type="float" office:value="0.0204858056216269" calcext:value-type="float">
            <text:p>0.0204858056216269</text:p>
          </table:table-cell>
          <table:table-cell office:value-type="float" office:value="0.0231903390674595" calcext:value-type="float">
            <text:p>0.0231903390674595</text:p>
          </table:table-cell>
          <table:table-cell office:value-type="float" office:value="0.0218380723445432" calcext:value-type="float">
            <text:p>0.0218380723445432</text:p>
          </table:table-cell>
          <table:table-cell office:value-type="float" office:value="0.0204858056216269" calcext:value-type="float">
            <text:p>0.0204858056216269</text:p>
          </table:table-cell>
          <table:table-cell office:value-type="float" office:value="0.0231903390674595" calcext:value-type="float">
            <text:p>0.0231903390674595</text:p>
          </table:table-cell>
          <table:table-cell office:value-type="float" office:value="0.0227228150771344" calcext:value-type="float">
            <text:p>0.0227228150771344</text:p>
          </table:table-cell>
          <table:table-cell office:value-type="float" office:value="0.0212421458353918" calcext:value-type="float">
            <text:p>0.0212421458353918</text:p>
          </table:table-cell>
          <table:table-cell office:value-type="float" office:value="0.0242034843188771" calcext:value-type="float">
            <text:p>0.0242034843188771</text:p>
          </table:table-cell>
          <table:table-cell office:value-type="float" office:value="0.0146484276493421" calcext:value-type="float">
            <text:p>0.0146484276493421</text:p>
          </table:table-cell>
          <table:table-cell office:value-type="float" office:value="0.0134930940957858" calcext:value-type="float">
            <text:p>0.0134930940957858</text:p>
          </table:table-cell>
          <table:table-cell office:value-type="float" office:value="0.0158037612028984" calcext:value-type="float">
            <text:p>0.0158037612028984</text:p>
          </table:table-cell>
          <table:table-cell office:value-type="float" office:value="0.0121678522586744" calcext:value-type="float">
            <text:p>0.0121678522586744</text:p>
          </table:table-cell>
          <table:table-cell office:value-type="float" office:value="0.0112839673007924" calcext:value-type="float">
            <text:p>0.0112839673007924</text:p>
          </table:table-cell>
          <table:table-cell office:value-type="float" office:value="0.0130517372165563" calcext:value-type="float">
            <text:p>0.0130517372165563</text:p>
          </table:table-cell>
          <table:table-cell office:value-type="float" office:value="0.0146104134819463" calcext:value-type="float">
            <text:p>0.0146104134819463</text:p>
          </table:table-cell>
          <table:table-cell office:value-type="float" office:value="0.0134591490870083" calcext:value-type="float">
            <text:p>0.0134591490870083</text:p>
          </table:table-cell>
          <table:table-cell office:value-type="float" office:value="0.0157616778768844" calcext:value-type="float">
            <text:p>0.0157616778768844</text:p>
          </table:table-cell>
          <table:table-cell office:value-type="float" office:value="2.96687454166667" calcext:value-type="float">
            <text:p>2.96687454166667</text:p>
          </table:table-cell>
        </table:table-row>
        <table:table-row table:style-name="ro1">
          <table:table-cell office:value-type="string" calcext:value-type="string">
            <text:p>bh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20949165492814" calcext:value-type="float">
            <text:p>0.0320949165492814</text:p>
          </table:table-cell>
          <table:table-cell office:value-type="float" office:value="0.0302025267584365" calcext:value-type="float">
            <text:p>0.0302025267584365</text:p>
          </table:table-cell>
          <table:table-cell office:value-type="float" office:value="0.0339873063401262" calcext:value-type="float">
            <text:p>0.0339873063401262</text:p>
          </table:table-cell>
          <table:table-cell office:value-type="float" office:value="0.0251917990191481" calcext:value-type="float">
            <text:p>0.0251917990191481</text:p>
          </table:table-cell>
          <table:table-cell office:value-type="float" office:value="0.0239676551839444" calcext:value-type="float">
            <text:p>0.0239676551839444</text:p>
          </table:table-cell>
          <table:table-cell office:value-type="float" office:value="0.0264159428543518" calcext:value-type="float">
            <text:p>0.0264159428543518</text:p>
          </table:table-cell>
          <table:table-cell office:value-type="float" office:value="0.0251917990191481" calcext:value-type="float">
            <text:p>0.0251917990191481</text:p>
          </table:table-cell>
          <table:table-cell office:value-type="float" office:value="0.0239676551839444" calcext:value-type="float">
            <text:p>0.0239676551839444</text:p>
          </table:table-cell>
          <table:table-cell office:value-type="float" office:value="0.0264159428543518" calcext:value-type="float">
            <text:p>0.0264159428543518</text:p>
          </table:table-cell>
          <table:table-cell office:value-type="float" office:value="0.0243794236579102" calcext:value-type="float">
            <text:p>0.0243794236579102</text:p>
          </table:table-cell>
          <table:table-cell office:value-type="float" office:value="0.0229003995666662" calcext:value-type="float">
            <text:p>0.0229003995666662</text:p>
          </table:table-cell>
          <table:table-cell office:value-type="float" office:value="0.0258584477491542" calcext:value-type="float">
            <text:p>0.0258584477491542</text:p>
          </table:table-cell>
          <table:table-cell office:value-type="float" office:value="0.0180983114904157" calcext:value-type="float">
            <text:p>0.0180983114904157</text:p>
          </table:table-cell>
          <table:table-cell office:value-type="float" office:value="0.0168108603725349" calcext:value-type="float">
            <text:p>0.0168108603725349</text:p>
          </table:table-cell>
          <table:table-cell office:value-type="float" office:value="0.0193857626082966" calcext:value-type="float">
            <text:p>0.0193857626082966</text:p>
          </table:table-cell>
          <table:table-cell office:value-type="float" office:value="0.013941730575165" calcext:value-type="float">
            <text:p>0.013941730575165</text:p>
          </table:table-cell>
          <table:table-cell office:value-type="float" office:value="0.0128922258428176" calcext:value-type="float">
            <text:p>0.0128922258428176</text:p>
          </table:table-cell>
          <table:table-cell office:value-type="float" office:value="0.0149912353075123" calcext:value-type="float">
            <text:p>0.0149912353075123</text:p>
          </table:table-cell>
          <table:table-cell office:value-type="float" office:value="0.0180423725961661" calcext:value-type="float">
            <text:p>0.0180423725961661</text:p>
          </table:table-cell>
          <table:table-cell office:value-type="float" office:value="0.0167568637348305" calcext:value-type="float">
            <text:p>0.0167568637348305</text:p>
          </table:table-cell>
          <table:table-cell office:value-type="float" office:value="0.0193278814575018" calcext:value-type="float">
            <text:p>0.0193278814575018</text:p>
          </table:table-cell>
          <table:table-cell office:value-type="float" office:value="0.0232095507297789" calcext:value-type="float">
            <text:p>0.0232095507297789</text:p>
          </table:table-cell>
          <table:table-cell office:value-type="float" office:value="0.021077388471887" calcext:value-type="float">
            <text:p>0.021077388471887</text:p>
          </table:table-cell>
          <table:table-cell office:value-type="float" office:value="0.0253417129876708" calcext:value-type="float">
            <text:p>0.0253417129876708</text:p>
          </table:table-cell>
          <table:table-cell office:value-type="float" office:value="0.0371254744989128" calcext:value-type="float">
            <text:p>0.0371254744989128</text:p>
          </table:table-cell>
          <table:table-cell office:value-type="float" office:value="0.0351343495995317" calcext:value-type="float">
            <text:p>0.0351343495995317</text:p>
          </table:table-cell>
          <table:table-cell office:value-type="float" office:value="0.039116599398294" calcext:value-type="float">
            <text:p>0.039116599398294</text:p>
          </table:table-cell>
          <table:table-cell office:value-type="float" office:value="0.0371254744989128" calcext:value-type="float">
            <text:p>0.0371254744989128</text:p>
          </table:table-cell>
          <table:table-cell office:value-type="float" office:value="0.0351343495995317" calcext:value-type="float">
            <text:p>0.0351343495995317</text:p>
          </table:table-cell>
          <table:table-cell office:value-type="float" office:value="0.039116599398294" calcext:value-type="float">
            <text:p>0.039116599398294</text:p>
          </table:table-cell>
          <table:table-cell office:value-type="float" office:value="0.0255471948849272" calcext:value-type="float">
            <text:p>0.0255471948849272</text:p>
          </table:table-cell>
          <table:table-cell office:value-type="float" office:value="0.0235705893036859" calcext:value-type="float">
            <text:p>0.0235705893036859</text:p>
          </table:table-cell>
          <table:table-cell office:value-type="float" office:value="0.0275238004661684" calcext:value-type="float">
            <text:p>0.0275238004661684</text:p>
          </table:table-cell>
          <table:table-cell office:value-type="float" office:value="0.0115283592526833" calcext:value-type="float">
            <text:p>0.0115283592526833</text:p>
          </table:table-cell>
          <table:table-cell office:value-type="float" office:value="0.0102455432515856" calcext:value-type="float">
            <text:p>0.0102455432515856</text:p>
          </table:table-cell>
          <table:table-cell office:value-type="float" office:value="0.012811175253781" calcext:value-type="float">
            <text:p>0.012811175253781</text:p>
          </table:table-cell>
          <table:table-cell office:value-type="float" office:value="0.0122471783874922" calcext:value-type="float">
            <text:p>0.0122471783874922</text:p>
          </table:table-cell>
          <table:table-cell office:value-type="float" office:value="0.0110543380949881" calcext:value-type="float">
            <text:p>0.0110543380949881</text:p>
          </table:table-cell>
          <table:table-cell office:value-type="float" office:value="0.0134400186799963" calcext:value-type="float">
            <text:p>0.0134400186799963</text:p>
          </table:table-cell>
          <table:table-cell office:value-type="float" office:value="0.0115161654950913" calcext:value-type="float">
            <text:p>0.0115161654950913</text:p>
          </table:table-cell>
          <table:table-cell office:value-type="float" office:value="0.0102339424206839" calcext:value-type="float">
            <text:p>0.0102339424206839</text:p>
          </table:table-cell>
          <table:table-cell office:value-type="float" office:value="0.0127983885694986" calcext:value-type="float">
            <text:p>0.0127983885694986</text:p>
          </table:table-cell>
          <table:table-cell office:value-type="float" office:value="0.0241298912600249" calcext:value-type="float">
            <text:p>0.0241298912600249</text:p>
          </table:table-cell>
          <table:table-cell office:value-type="float" office:value="0.0226668388032627" calcext:value-type="float">
            <text:p>0.0226668388032627</text:p>
          </table:table-cell>
          <table:table-cell office:value-type="float" office:value="0.0255929437167871" calcext:value-type="float">
            <text:p>0.0255929437167871</text:p>
          </table:table-cell>
          <table:table-cell office:value-type="float" office:value="0.0143738848086099" calcext:value-type="float">
            <text:p>0.0143738848086099</text:p>
          </table:table-cell>
          <table:table-cell office:value-type="float" office:value="0.0134433730984261" calcext:value-type="float">
            <text:p>0.0134433730984261</text:p>
          </table:table-cell>
          <table:table-cell office:value-type="float" office:value="0.0153043965187937" calcext:value-type="float">
            <text:p>0.0153043965187937</text:p>
          </table:table-cell>
          <table:table-cell office:value-type="float" office:value="0.0143738848086099" calcext:value-type="float">
            <text:p>0.0143738848086099</text:p>
          </table:table-cell>
          <table:table-cell office:value-type="float" office:value="0.0134433730984261" calcext:value-type="float">
            <text:p>0.0134433730984261</text:p>
          </table:table-cell>
          <table:table-cell office:value-type="float" office:value="0.0153043965187937" calcext:value-type="float">
            <text:p>0.0153043965187937</text:p>
          </table:table-cell>
          <table:table-cell office:value-type="float" office:value="0.0164743671042083" calcext:value-type="float">
            <text:p>0.0164743671042083</text:p>
          </table:table-cell>
          <table:table-cell office:value-type="float" office:value="0.0154776187009664" calcext:value-type="float">
            <text:p>0.0154776187009664</text:p>
          </table:table-cell>
          <table:table-cell office:value-type="float" office:value="0.0174711155074502" calcext:value-type="float">
            <text:p>0.0174711155074502</text:p>
          </table:table-cell>
          <table:table-cell office:value-type="float" office:value="0.0125559004923994" calcext:value-type="float">
            <text:p>0.0125559004923994</text:p>
          </table:table-cell>
          <table:table-cell office:value-type="float" office:value="0.0116727290428157" calcext:value-type="float">
            <text:p>0.0116727290428157</text:p>
          </table:table-cell>
          <table:table-cell office:value-type="float" office:value="0.013439071941983" calcext:value-type="float">
            <text:p>0.013439071941983</text:p>
          </table:table-cell>
          <table:table-cell office:value-type="float" office:value="0.00862548290287516" calcext:value-type="float">
            <text:p>0.00862548290287516</text:p>
          </table:table-cell>
          <table:table-cell office:value-type="float" office:value="0.00802869958920861" calcext:value-type="float">
            <text:p>0.00802869958920861</text:p>
          </table:table-cell>
          <table:table-cell office:value-type="float" office:value="0.00922226621654171" calcext:value-type="float">
            <text:p>0.00922226621654171</text:p>
          </table:table-cell>
          <table:table-cell office:value-type="float" office:value="0.012502359324628" calcext:value-type="float">
            <text:p>0.012502359324628</text:p>
          </table:table-cell>
          <table:table-cell office:value-type="float" office:value="0.0116224363829802" calcext:value-type="float">
            <text:p>0.0116224363829802</text:p>
          </table:table-cell>
          <table:table-cell office:value-type="float" office:value="0.0133822822662757" calcext:value-type="float">
            <text:p>0.0133822822662757</text:p>
          </table:table-cell>
          <table:table-cell office:value-type="float" office:value="2.97114391666667" calcext:value-type="float">
            <text:p>2.97114391666667</text:p>
          </table:table-cell>
        </table:table-row>
        <table:table-row table:style-name="ro1">
          <table:table-cell office:value-type="string" calcext:value-type="string">
            <text:p>bky_indep_null_fd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44962800738525" calcext:value-type="float">
            <text:p>0.0844962800738525</text:p>
          </table:table-cell>
          <table:table-cell office:value-type="float" office:value="0.110503719926148" calcext:value-type="float">
            <text:p>0.11050371992614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44962800738525" calcext:value-type="float">
            <text:p>0.0844962800738525</text:p>
          </table:table-cell>
          <table:table-cell office:value-type="float" office:value="0.110503719926148" calcext:value-type="float">
            <text:p>0.11050371992614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96.485539125" calcext:value-type="float">
            <text:p>96.485539125</text:p>
          </table:table-cell>
        </table:table-row>
        <table:table-row table:style-name="ro1">
          <table:table-cell office:value-type="string" calcext:value-type="string">
            <text:p>bky_indep_posonly_fdp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4350849747579" calcext:value-type="float">
            <text:p>0.0464350849747579</text:p>
          </table:table-cell>
          <table:table-cell office:value-type="float" office:value="0.045967129047343" calcext:value-type="float">
            <text:p>0.045967129047343</text:p>
          </table:table-cell>
          <table:table-cell office:value-type="float" office:value="0.0469030409021729" calcext:value-type="float">
            <text:p>0.0469030409021729</text:p>
          </table:table-cell>
          <table:table-cell office:value-type="float" office:value="0.0404899503647419" calcext:value-type="float">
            <text:p>0.0404899503647419</text:p>
          </table:table-cell>
          <table:table-cell office:value-type="float" office:value="0.0400135226512259" calcext:value-type="float">
            <text:p>0.0400135226512259</text:p>
          </table:table-cell>
          <table:table-cell office:value-type="float" office:value="0.0409663780782579" calcext:value-type="float">
            <text:p>0.0409663780782579</text:p>
          </table:table-cell>
          <table:table-cell office:value-type="float" office:value="0.0446975416009555" calcext:value-type="float">
            <text:p>0.0446975416009555</text:p>
          </table:table-cell>
          <table:table-cell office:value-type="float" office:value="0.044201493283815" calcext:value-type="float">
            <text:p>0.044201493283815</text:p>
          </table:table-cell>
          <table:table-cell office:value-type="float" office:value="0.045193589918096" calcext:value-type="float">
            <text:p>0.045193589918096</text:p>
          </table:table-cell>
          <table:table-cell office:value-type="float" office:value="0.0431262737773939" calcext:value-type="float">
            <text:p>0.0431262737773939</text:p>
          </table:table-cell>
          <table:table-cell office:value-type="float" office:value="0.0426712371039553" calcext:value-type="float">
            <text:p>0.0426712371039553</text:p>
          </table:table-cell>
          <table:table-cell office:value-type="float" office:value="0.0435813104508325" calcext:value-type="float">
            <text:p>0.0435813104508325</text:p>
          </table:table-cell>
          <table:table-cell office:value-type="float" office:value="0.0224856826275156" calcext:value-type="float">
            <text:p>0.0224856826275156</text:p>
          </table:table-cell>
          <table:table-cell office:value-type="float" office:value="0.0221260716440435" calcext:value-type="float">
            <text:p>0.0221260716440435</text:p>
          </table:table-cell>
          <table:table-cell office:value-type="float" office:value="0.0228452936109877" calcext:value-type="float">
            <text:p>0.0228452936109877</text:p>
          </table:table-cell>
          <table:table-cell office:value-type="float" office:value="0.0202805630994446" calcext:value-type="float">
            <text:p>0.0202805630994446</text:p>
          </table:table-cell>
          <table:table-cell office:value-type="float" office:value="0.0199354286707642" calcext:value-type="float">
            <text:p>0.0199354286707642</text:p>
          </table:table-cell>
          <table:table-cell office:value-type="float" office:value="0.0206256975281249" calcext:value-type="float">
            <text:p>0.0206256975281249</text:p>
          </table:table-cell>
          <table:table-cell office:value-type="float" office:value="0.0225279740178989" calcext:value-type="float">
            <text:p>0.0225279740178989</text:p>
          </table:table-cell>
          <table:table-cell office:value-type="float" office:value="0.0221688935977082" calcext:value-type="float">
            <text:p>0.0221688935977082</text:p>
          </table:table-cell>
          <table:table-cell office:value-type="float" office:value="0.0228870544380896" calcext:value-type="float">
            <text:p>0.0228870544380896</text:p>
          </table:table-cell>
          <table:table-cell office:value-type="float" office:value="0.0463521037633388" calcext:value-type="float">
            <text:p>0.0463521037633388</text:p>
          </table:table-cell>
          <table:table-cell office:value-type="float" office:value="0.0458842406294545" calcext:value-type="float">
            <text:p>0.0458842406294545</text:p>
          </table:table-cell>
          <table:table-cell office:value-type="float" office:value="0.0468199668972231" calcext:value-type="float">
            <text:p>0.0468199668972231</text:p>
          </table:table-cell>
          <table:table-cell office:value-type="float" office:value="0.0208008510266104" calcext:value-type="float">
            <text:p>0.0208008510266104</text:p>
          </table:table-cell>
          <table:table-cell office:value-type="float" office:value="0.0204532935810351" calcext:value-type="float">
            <text:p>0.0204532935810351</text:p>
          </table:table-cell>
          <table:table-cell office:value-type="float" office:value="0.0211484084721856" calcext:value-type="float">
            <text:p>0.0211484084721856</text:p>
          </table:table-cell>
          <table:table-cell office:value-type="float" office:value="0.0230011386046224" calcext:value-type="float">
            <text:p>0.0230011386046224</text:p>
          </table:table-cell>
          <table:table-cell office:value-type="float" office:value="0.0226407101849825" calcext:value-type="float">
            <text:p>0.0226407101849825</text:p>
          </table:table-cell>
          <table:table-cell office:value-type="float" office:value="0.0233615670242623" calcext:value-type="float">
            <text:p>0.0233615670242623</text:p>
          </table:table-cell>
          <table:table-cell office:value-type="float" office:value="0.0429957597980348" calcext:value-type="float">
            <text:p>0.0429957597980348</text:p>
          </table:table-cell>
          <table:table-cell office:value-type="float" office:value="0.0425403760184284" calcext:value-type="float">
            <text:p>0.0425403760184284</text:p>
          </table:table-cell>
          <table:table-cell office:value-type="float" office:value="0.0434511435776412" calcext:value-type="float">
            <text:p>0.0434511435776412</text:p>
          </table:table-cell>
          <table:table-cell office:value-type="float" office:value="0.0224350478668851" calcext:value-type="float">
            <text:p>0.0224350478668851</text:p>
          </table:table-cell>
          <table:table-cell office:value-type="float" office:value="0.0220753097304265" calcext:value-type="float">
            <text:p>0.0220753097304265</text:p>
          </table:table-cell>
          <table:table-cell office:value-type="float" office:value="0.0227947860033438" calcext:value-type="float">
            <text:p>0.0227947860033438</text:p>
          </table:table-cell>
          <table:table-cell office:value-type="float" office:value="0.0202121945095993" calcext:value-type="float">
            <text:p>0.0202121945095993</text:p>
          </table:table-cell>
          <table:table-cell office:value-type="float" office:value="0.0198672365337527" calcext:value-type="float">
            <text:p>0.0198672365337527</text:p>
          </table:table-cell>
          <table:table-cell office:value-type="float" office:value="0.0205571524854458" calcext:value-type="float">
            <text:p>0.0205571524854458</text:p>
          </table:table-cell>
          <table:table-cell office:value-type="float" office:value="0.0224773657714469" calcext:value-type="float">
            <text:p>0.0224773657714469</text:p>
          </table:table-cell>
          <table:table-cell office:value-type="float" office:value="0.0221181442083856" calcext:value-type="float">
            <text:p>0.0221181442083856</text:p>
          </table:table-cell>
          <table:table-cell office:value-type="float" office:value="0.0228365873345083" calcext:value-type="float">
            <text:p>0.0228365873345083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13331343884613" calcext:value-type="float">
            <text:p>0.0113331343884613</text:p>
          </table:table-cell>
          <table:table-cell office:value-type="float" office:value="0.0226668656115387" calcext:value-type="float">
            <text:p>0.0226668656115387</text:p>
          </table:table-cell>
          <table:table-cell office:value-type="float" office:value="99.697908625" calcext:value-type="float">
            <text:p>99.697908625</text:p>
          </table:table-cell>
        </table:table-row>
        <table:table-row table:style-name="ro1">
          <table:table-cell office:value-type="string" calcext:value-type="string">
            <text:p>bky_indep_negonly_fd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6526618067876" calcext:value-type="float">
            <text:p>0.0486526618067876</text:p>
          </table:table-cell>
          <table:table-cell office:value-type="float" office:value="0.0481740568919658" calcext:value-type="float">
            <text:p>0.0481740568919658</text:p>
          </table:table-cell>
          <table:table-cell office:value-type="float" office:value="0.0491312667216095" calcext:value-type="float">
            <text:p>0.0491312667216095</text:p>
          </table:table-cell>
          <table:table-cell office:value-type="float" office:value="0.0425683201156443" calcext:value-type="float">
            <text:p>0.0425683201156443</text:p>
          </table:table-cell>
          <table:table-cell office:value-type="float" office:value="0.0420855752603548" calcext:value-type="float">
            <text:p>0.0420855752603548</text:p>
          </table:table-cell>
          <table:table-cell office:value-type="float" office:value="0.0430510649709337" calcext:value-type="float">
            <text:p>0.0430510649709337</text:p>
          </table:table-cell>
          <table:table-cell office:value-type="float" office:value="0.0466812752219306" calcext:value-type="float">
            <text:p>0.0466812752219306</text:p>
          </table:table-cell>
          <table:table-cell office:value-type="float" office:value="0.0461781125737887" calcext:value-type="float">
            <text:p>0.0461781125737887</text:p>
          </table:table-cell>
          <table:table-cell office:value-type="float" office:value="0.0471844378700725" calcext:value-type="float">
            <text:p>0.0471844378700725</text:p>
          </table:table-cell>
          <table:table-cell office:value-type="float" office:value="0.0453315463291685" calcext:value-type="float">
            <text:p>0.0453315463291685</text:p>
          </table:table-cell>
          <table:table-cell office:value-type="float" office:value="0.0448600721063919" calcext:value-type="float">
            <text:p>0.0448600721063919</text:p>
          </table:table-cell>
          <table:table-cell office:value-type="float" office:value="0.0458030205519451" calcext:value-type="float">
            <text:p>0.0458030205519451</text:p>
          </table:table-cell>
          <table:table-cell office:value-type="float" office:value="0.0245277040858784" calcext:value-type="float">
            <text:p>0.0245277040858784</text:p>
          </table:table-cell>
          <table:table-cell office:value-type="float" office:value="0.0241722785211201" calcext:value-type="float">
            <text:p>0.0241722785211201</text:p>
          </table:table-cell>
          <table:table-cell office:value-type="float" office:value="0.0248831296506367" calcext:value-type="float">
            <text:p>0.0248831296506367</text:p>
          </table:table-cell>
          <table:table-cell office:value-type="float" office:value="0.0223695711966431" calcext:value-type="float">
            <text:p>0.0223695711966431</text:p>
          </table:table-cell>
          <table:table-cell office:value-type="float" office:value="0.0220233884999447" calcext:value-type="float">
            <text:p>0.0220233884999447</text:p>
          </table:table-cell>
          <table:table-cell office:value-type="float" office:value="0.0227157538933414" calcext:value-type="float">
            <text:p>0.0227157538933414</text:p>
          </table:table-cell>
          <table:table-cell office:value-type="float" office:value="0.0245757417904841" calcext:value-type="float">
            <text:p>0.0245757417904841</text:p>
          </table:table-cell>
          <table:table-cell office:value-type="float" office:value="0.0242204247920479" calcext:value-type="float">
            <text:p>0.0242204247920479</text:p>
          </table:table-cell>
          <table:table-cell office:value-type="float" office:value="0.0249310587889202" calcext:value-type="float">
            <text:p>0.02493105878892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155936880975" calcext:value-type="float">
            <text:p>0.018155936880975</text:p>
          </table:table-cell>
          <table:table-cell office:value-type="float" office:value="0.031844063119025" calcext:value-type="float">
            <text:p>0.031844063119025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0.0485529649132921" calcext:value-type="float">
            <text:p>0.0485529649132921</text:p>
          </table:table-cell>
          <table:table-cell office:value-type="float" office:value="0.0480746707939814" calcext:value-type="float">
            <text:p>0.0480746707939814</text:p>
          </table:table-cell>
          <table:table-cell office:value-type="float" office:value="0.0490312590326027" calcext:value-type="float">
            <text:p>0.0490312590326027</text:p>
          </table:table-cell>
          <table:table-cell office:value-type="float" office:value="0.0228399331799557" calcext:value-type="float">
            <text:p>0.0228399331799557</text:p>
          </table:table-cell>
          <table:table-cell office:value-type="float" office:value="0.0224940338795737" calcext:value-type="float">
            <text:p>0.0224940338795737</text:p>
          </table:table-cell>
          <table:table-cell office:value-type="float" office:value="0.0231858324803377" calcext:value-type="float">
            <text:p>0.0231858324803377</text:p>
          </table:table-cell>
          <table:table-cell office:value-type="float" office:value="0.025039079817364" calcext:value-type="float">
            <text:p>0.025039079817364</text:p>
          </table:table-cell>
          <table:table-cell office:value-type="float" office:value="0.0246811959623366" calcext:value-type="float">
            <text:p>0.0246811959623366</text:p>
          </table:table-cell>
          <table:table-cell office:value-type="float" office:value="0.0253969636723913" calcext:value-type="float">
            <text:p>0.0253969636723913</text:p>
          </table:table-cell>
          <table:table-cell office:value-type="float" office:value="0.0452017129720331" calcext:value-type="float">
            <text:p>0.0452017129720331</text:p>
          </table:table-cell>
          <table:table-cell office:value-type="float" office:value="0.0447312159025575" calcext:value-type="float">
            <text:p>0.0447312159025575</text:p>
          </table:table-cell>
          <table:table-cell office:value-type="float" office:value="0.0456722100415087" calcext:value-type="float">
            <text:p>0.0456722100415087</text:p>
          </table:table-cell>
          <table:table-cell office:value-type="float" office:value="0.0244749833773069" calcext:value-type="float">
            <text:p>0.0244749833773069</text:p>
          </table:table-cell>
          <table:table-cell office:value-type="float" office:value="0.0241202514494278" calcext:value-type="float">
            <text:p>0.0241202514494278</text:p>
          </table:table-cell>
          <table:table-cell office:value-type="float" office:value="0.024829715305186" calcext:value-type="float">
            <text:p>0.024829715305186</text:p>
          </table:table-cell>
          <table:table-cell office:value-type="float" office:value="0.022296221083286" calcext:value-type="float">
            <text:p>0.022296221083286</text:p>
          </table:table-cell>
          <table:table-cell office:value-type="float" office:value="0.0219512334498161" calcext:value-type="float">
            <text:p>0.0219512334498161</text:p>
          </table:table-cell>
          <table:table-cell office:value-type="float" office:value="0.022641208716756" calcext:value-type="float">
            <text:p>0.022641208716756</text:p>
          </table:table-cell>
          <table:table-cell office:value-type="float" office:value="0.0245230411507996" calcext:value-type="float">
            <text:p>0.0245230411507996</text:p>
          </table:table-cell>
          <table:table-cell office:value-type="float" office:value="0.0241684009083849" calcext:value-type="float">
            <text:p>0.0241684009083849</text:p>
          </table:table-cell>
          <table:table-cell office:value-type="float" office:value="0.0248776813932142" calcext:value-type="float">
            <text:p>0.0248776813932142</text:p>
          </table:table-cell>
          <table:table-cell office:value-type="float" office:value="100.046519083333" calcext:value-type="float">
            <text:p>100.046519083333</text:p>
          </table:table-cell>
        </table:table-row>
        <table:table-row table:style-name="ro1">
          <table:table-cell office:value-type="string" calcext:value-type="string">
            <text:p>bky_indep_balanced_fd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6597833531256" calcext:value-type="float">
            <text:p>0.0316597833531256</text:p>
          </table:table-cell>
          <table:table-cell office:value-type="float" office:value="0.0313810263835215" calcext:value-type="float">
            <text:p>0.0313810263835215</text:p>
          </table:table-cell>
          <table:table-cell office:value-type="float" office:value="0.0319385403227298" calcext:value-type="float">
            <text:p>0.0319385403227298</text:p>
          </table:table-cell>
          <table:table-cell office:value-type="float" office:value="0.031610748504381" calcext:value-type="float">
            <text:p>0.031610748504381</text:p>
          </table:table-cell>
          <table:table-cell office:value-type="float" office:value="0.0313322498307381" calcext:value-type="float">
            <text:p>0.0313322498307381</text:p>
          </table:table-cell>
          <table:table-cell office:value-type="float" office:value="0.031889247178024" calcext:value-type="float">
            <text:p>0.031889247178024</text:p>
          </table:table-cell>
          <table:table-cell office:value-type="float" office:value="0.0425900252029593" calcext:value-type="float">
            <text:p>0.0425900252029593</text:p>
          </table:table-cell>
          <table:table-cell office:value-type="float" office:value="0.0422668564472448" calcext:value-type="float">
            <text:p>0.0422668564472448</text:p>
          </table:table-cell>
          <table:table-cell office:value-type="float" office:value="0.0429131939586738" calcext:value-type="float">
            <text:p>0.0429131939586738</text:p>
          </table:table-cell>
          <table:table-cell office:value-type="float" office:value="0.0426371704403928" calcext:value-type="float">
            <text:p>0.0426371704403928</text:p>
          </table:table-cell>
          <table:table-cell office:value-type="float" office:value="0.0423161502538563" calcext:value-type="float">
            <text:p>0.0423161502538563</text:p>
          </table:table-cell>
          <table:table-cell office:value-type="float" office:value="0.0429581906269293" calcext:value-type="float">
            <text:p>0.0429581906269293</text:p>
          </table:table-cell>
          <table:table-cell office:value-type="float" office:value="0.015856103873156" calcext:value-type="float">
            <text:p>0.015856103873156</text:p>
          </table:table-cell>
          <table:table-cell office:value-type="float" office:value="0.0156483808083066" calcext:value-type="float">
            <text:p>0.0156483808083066</text:p>
          </table:table-cell>
          <table:table-cell office:value-type="float" office:value="0.0160638269380053" calcext:value-type="float">
            <text:p>0.0160638269380053</text:p>
          </table:table-cell>
          <table:table-cell office:value-type="float" office:value="0.0201933071006945" calcext:value-type="float">
            <text:p>0.0201933071006945</text:p>
          </table:table-cell>
          <table:table-cell office:value-type="float" office:value="0.0199651953823002" calcext:value-type="float">
            <text:p>0.0199651953823002</text:p>
          </table:table-cell>
          <table:table-cell office:value-type="float" office:value="0.0204214188190888" calcext:value-type="float">
            <text:p>0.0204214188190888</text:p>
          </table:table-cell>
          <table:table-cell office:value-type="float" office:value="0.0158861592364794" calcext:value-type="float">
            <text:p>0.0158861592364794</text:p>
          </table:table-cell>
          <table:table-cell office:value-type="float" office:value="0.0156778653873995" calcext:value-type="float">
            <text:p>0.0156778653873995</text:p>
          </table:table-cell>
          <table:table-cell office:value-type="float" office:value="0.0160944530855594" calcext:value-type="float">
            <text:p>0.0160944530855594</text:p>
          </table:table-cell>
          <table:table-cell office:value-type="float" office:value="0.0306920830177419" calcext:value-type="float">
            <text:p>0.0306920830177419</text:p>
          </table:table-cell>
          <table:table-cell office:value-type="float" office:value="0.0302950345488035" calcext:value-type="float">
            <text:p>0.0302950345488035</text:p>
          </table:table-cell>
          <table:table-cell office:value-type="float" office:value="0.0310891314866803" calcext:value-type="float">
            <text:p>0.0310891314866803</text:p>
          </table:table-cell>
          <table:table-cell office:value-type="float" office:value="0.0307204697186238" calcext:value-type="float">
            <text:p>0.0307204697186238</text:p>
          </table:table-cell>
          <table:table-cell office:value-type="float" office:value="0.0303311672241675" calcext:value-type="float">
            <text:p>0.0303311672241675</text:p>
          </table:table-cell>
          <table:table-cell office:value-type="float" office:value="0.0311097722130801" calcext:value-type="float">
            <text:p>0.0311097722130801</text:p>
          </table:table-cell>
          <table:table-cell office:value-type="float" office:value="0.0417395911959105" calcext:value-type="float">
            <text:p>0.0417395911959105</text:p>
          </table:table-cell>
          <table:table-cell office:value-type="float" office:value="0.0412895846310229" calcext:value-type="float">
            <text:p>0.0412895846310229</text:p>
          </table:table-cell>
          <table:table-cell office:value-type="float" office:value="0.0421895977607981" calcext:value-type="float">
            <text:p>0.0421895977607981</text:p>
          </table:table-cell>
          <table:table-cell office:value-type="float" office:value="0.0417008972009241" calcext:value-type="float">
            <text:p>0.0417008972009241</text:p>
          </table:table-cell>
          <table:table-cell office:value-type="float" office:value="0.0412387423381757" calcext:value-type="float">
            <text:p>0.0412387423381757</text:p>
          </table:table-cell>
          <table:table-cell office:value-type="float" office:value="0.0421630520636726" calcext:value-type="float">
            <text:p>0.0421630520636726</text:p>
          </table:table-cell>
          <table:table-cell office:value-type="float" office:value="0.0149620590612174" calcext:value-type="float">
            <text:p>0.0149620590612174</text:p>
          </table:table-cell>
          <table:table-cell office:value-type="float" office:value="0.0146630606793455" calcext:value-type="float">
            <text:p>0.0146630606793455</text:p>
          </table:table-cell>
          <table:table-cell office:value-type="float" office:value="0.0152610574430892" calcext:value-type="float">
            <text:p>0.0152610574430892</text:p>
          </table:table-cell>
          <table:table-cell office:value-type="float" office:value="0.0192503173983378" calcext:value-type="float">
            <text:p>0.0192503173983378</text:p>
          </table:table-cell>
          <table:table-cell office:value-type="float" office:value="0.018924243401708" calcext:value-type="float">
            <text:p>0.018924243401708</text:p>
          </table:table-cell>
          <table:table-cell office:value-type="float" office:value="0.0195763913949675" calcext:value-type="float">
            <text:p>0.0195763913949675</text:p>
          </table:table-cell>
          <table:table-cell office:value-type="float" office:value="0.0149947312648676" calcext:value-type="float">
            <text:p>0.0149947312648676</text:p>
          </table:table-cell>
          <table:table-cell office:value-type="float" office:value="0.0146949382358152" calcext:value-type="float">
            <text:p>0.0146949382358152</text:p>
          </table:table-cell>
          <table:table-cell office:value-type="float" office:value="0.01529452429392" calcext:value-type="float">
            <text:p>0.01529452429392</text:p>
          </table:table-cell>
          <table:table-cell office:value-type="float" office:value="0.0325115442862751" calcext:value-type="float">
            <text:p>0.0325115442862751</text:p>
          </table:table-cell>
          <table:table-cell office:value-type="float" office:value="0.0321232907868706" calcext:value-type="float">
            <text:p>0.0321232907868706</text:p>
          </table:table-cell>
          <table:table-cell office:value-type="float" office:value="0.0328997977856795" calcext:value-type="float">
            <text:p>0.0328997977856795</text:p>
          </table:table-cell>
          <table:table-cell office:value-type="float" office:value="0.0324331394918805" calcext:value-type="float">
            <text:p>0.0324331394918805</text:p>
          </table:table-cell>
          <table:table-cell office:value-type="float" office:value="0.0320511420714084" calcext:value-type="float">
            <text:p>0.0320511420714084</text:p>
          </table:table-cell>
          <table:table-cell office:value-type="float" office:value="0.0328151369123527" calcext:value-type="float">
            <text:p>0.0328151369123527</text:p>
          </table:table-cell>
          <table:table-cell office:value-type="float" office:value="0.0433591980169593" calcext:value-type="float">
            <text:p>0.0433591980169593</text:p>
          </table:table-cell>
          <table:table-cell office:value-type="float" office:value="0.0429236560270937" calcext:value-type="float">
            <text:p>0.0429236560270937</text:p>
          </table:table-cell>
          <table:table-cell office:value-type="float" office:value="0.0437947400068248" calcext:value-type="float">
            <text:p>0.0437947400068248</text:p>
          </table:table-cell>
          <table:table-cell office:value-type="float" office:value="0.0434129172063525" calcext:value-type="float">
            <text:p>0.0434129172063525</text:p>
          </table:table-cell>
          <table:table-cell office:value-type="float" office:value="0.0429678025627577" calcext:value-type="float">
            <text:p>0.0429678025627577</text:p>
          </table:table-cell>
          <table:table-cell office:value-type="float" office:value="0.0438580318499473" calcext:value-type="float">
            <text:p>0.0438580318499473</text:p>
          </table:table-cell>
          <table:table-cell office:value-type="float" office:value="0.0166757684072525" calcext:value-type="float">
            <text:p>0.0166757684072525</text:p>
          </table:table-cell>
          <table:table-cell office:value-type="float" office:value="0.0163811392348856" calcext:value-type="float">
            <text:p>0.0163811392348856</text:p>
          </table:table-cell>
          <table:table-cell office:value-type="float" office:value="0.0169703975796194" calcext:value-type="float">
            <text:p>0.0169703975796194</text:p>
          </table:table-cell>
          <table:table-cell office:value-type="float" office:value="0.0210274292740548" calcext:value-type="float">
            <text:p>0.0210274292740548</text:p>
          </table:table-cell>
          <table:table-cell office:value-type="float" office:value="0.0206991526480672" calcext:value-type="float">
            <text:p>0.0206991526480672</text:p>
          </table:table-cell>
          <table:table-cell office:value-type="float" office:value="0.0213557059000424" calcext:value-type="float">
            <text:p>0.0213557059000424</text:p>
          </table:table-cell>
          <table:table-cell office:value-type="float" office:value="0.0167022274475102" calcext:value-type="float">
            <text:p>0.0167022274475102</text:p>
          </table:table-cell>
          <table:table-cell office:value-type="float" office:value="0.0164075323057363" calcext:value-type="float">
            <text:p>0.0164075323057363</text:p>
          </table:table-cell>
          <table:table-cell office:value-type="float" office:value="0.0169969225892841" calcext:value-type="float">
            <text:p>0.0169969225892841</text:p>
          </table:table-cell>
          <table:table-cell office:value-type="float" office:value="128.977569083333" calcext:value-type="float">
            <text:p>128.977569083333</text:p>
          </table:table-cell>
        </table:table-row>
        <table:table-row table:style-name="ro1">
          <table:table-cell office:value-type="string" calcext:value-type="string">
            <text:p>bky_indep_unbalanced_fdp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201707070591" calcext:value-type="float">
            <text:p>0.0373201707070591</text:p>
          </table:table-cell>
          <table:table-cell office:value-type="float" office:value="0.0370256843323863" calcext:value-type="float">
            <text:p>0.0370256843323863</text:p>
          </table:table-cell>
          <table:table-cell office:value-type="float" office:value="0.0376146570817319" calcext:value-type="float">
            <text:p>0.0376146570817319</text:p>
          </table:table-cell>
          <table:table-cell office:value-type="float" office:value="0.0318464277532957" calcext:value-type="float">
            <text:p>0.0318464277532957</text:p>
          </table:table-cell>
          <table:table-cell office:value-type="float" office:value="0.0315786363015253" calcext:value-type="float">
            <text:p>0.0315786363015253</text:p>
          </table:table-cell>
          <table:table-cell office:value-type="float" office:value="0.0321142192050662" calcext:value-type="float">
            <text:p>0.0321142192050662</text:p>
          </table:table-cell>
          <table:table-cell office:value-type="float" office:value="0.0429772234855886" calcext:value-type="float">
            <text:p>0.0429772234855886</text:p>
          </table:table-cell>
          <table:table-cell office:value-type="float" office:value="0.0426619567690209" calcext:value-type="float">
            <text:p>0.0426619567690209</text:p>
          </table:table-cell>
          <table:table-cell office:value-type="float" office:value="0.0432924902021564" calcext:value-type="float">
            <text:p>0.0432924902021564</text:p>
          </table:table-cell>
          <table:table-cell office:value-type="float" office:value="0.0425390260043653" calcext:value-type="float">
            <text:p>0.0425390260043653</text:p>
          </table:table-cell>
          <table:table-cell office:value-type="float" office:value="0.0422244721042149" calcext:value-type="float">
            <text:p>0.0422244721042149</text:p>
          </table:table-cell>
          <table:table-cell office:value-type="float" office:value="0.0428535799045156" calcext:value-type="float">
            <text:p>0.0428535799045156</text:p>
          </table:table-cell>
          <table:table-cell office:value-type="float" office:value="0.0183157490282671" calcext:value-type="float">
            <text:p>0.0183157490282671</text:p>
          </table:table-cell>
          <table:table-cell office:value-type="float" office:value="0.0181000800340577" calcext:value-type="float">
            <text:p>0.0181000800340577</text:p>
          </table:table-cell>
          <table:table-cell office:value-type="float" office:value="0.0185314180224765" calcext:value-type="float">
            <text:p>0.0185314180224765</text:p>
          </table:table-cell>
          <table:table-cell office:value-type="float" office:value="0.0197228659106703" calcext:value-type="float">
            <text:p>0.0197228659106703</text:p>
          </table:table-cell>
          <table:table-cell office:value-type="float" office:value="0.0195005602085395" calcext:value-type="float">
            <text:p>0.0195005602085395</text:p>
          </table:table-cell>
          <table:table-cell office:value-type="float" office:value="0.019945171612801" calcext:value-type="float">
            <text:p>0.019945171612801</text:p>
          </table:table-cell>
          <table:table-cell office:value-type="float" office:value="0.0184041231536559" calcext:value-type="float">
            <text:p>0.0184041231536559</text:p>
          </table:table-cell>
          <table:table-cell office:value-type="float" office:value="0.0181880723990123" calcext:value-type="float">
            <text:p>0.0181880723990123</text:p>
          </table:table-cell>
          <table:table-cell office:value-type="float" office:value="0.0186201739082994" calcext:value-type="float">
            <text:p>0.0186201739082994</text:p>
          </table:table-cell>
          <table:table-cell office:value-type="float" office:value="0.0266862267669608" calcext:value-type="float">
            <text:p>0.0266862267669608</text:p>
          </table:table-cell>
          <table:table-cell office:value-type="float" office:value="0.0260383109688802" calcext:value-type="float">
            <text:p>0.0260383109688802</text:p>
          </table:table-cell>
          <table:table-cell office:value-type="float" office:value="0.0273341425650413" calcext:value-type="float">
            <text:p>0.0273341425650413</text:p>
          </table:table-cell>
          <table:table-cell office:value-type="float" office:value="0.0733200238247338" calcext:value-type="float">
            <text:p>0.0733200238247338</text:p>
          </table:table-cell>
          <table:table-cell office:value-type="float" office:value="0.0724814887227316" calcext:value-type="float">
            <text:p>0.0724814887227316</text:p>
          </table:table-cell>
          <table:table-cell office:value-type="float" office:value="0.0741585589267361" calcext:value-type="float">
            <text:p>0.0741585589267361</text:p>
          </table:table-cell>
          <table:table-cell office:value-type="float" office:value="0.0985024031620416" calcext:value-type="float">
            <text:p>0.0985024031620416</text:p>
          </table:table-cell>
          <table:table-cell office:value-type="float" office:value="0.0975655809487515" calcext:value-type="float">
            <text:p>0.0975655809487515</text:p>
          </table:table-cell>
          <table:table-cell office:value-type="float" office:value="0.0994392253753317" calcext:value-type="float">
            <text:p>0.0994392253753317</text:p>
          </table:table-cell>
          <table:table-cell office:value-type="float" office:value="0.0445380821025721" calcext:value-type="float">
            <text:p>0.0445380821025721</text:p>
          </table:table-cell>
          <table:table-cell office:value-type="float" office:value="0.0437640104324436" calcext:value-type="float">
            <text:p>0.0437640104324436</text:p>
          </table:table-cell>
          <table:table-cell office:value-type="float" office:value="0.0453121537727006" calcext:value-type="float">
            <text:p>0.0453121537727006</text:p>
          </table:table-cell>
          <table:table-cell office:value-type="float" office:value="0.0130971480989183" calcext:value-type="float">
            <text:p>0.0130971480989183</text:p>
          </table:table-cell>
          <table:table-cell office:value-type="float" office:value="0.0125924412461397" calcext:value-type="float">
            <text:p>0.0125924412461397</text:p>
          </table:table-cell>
          <table:table-cell office:value-type="float" office:value="0.013601854951697" calcext:value-type="float">
            <text:p>0.013601854951697</text:p>
          </table:table-cell>
          <table:table-cell office:value-type="float" office:value="0.0214345988749113" calcext:value-type="float">
            <text:p>0.0214345988749113</text:p>
          </table:table-cell>
          <table:table-cell office:value-type="float" office:value="0.0208417891061369" calcext:value-type="float">
            <text:p>0.0208417891061369</text:p>
          </table:table-cell>
          <table:table-cell office:value-type="float" office:value="0.0220274086436857" calcext:value-type="float">
            <text:p>0.0220274086436857</text:p>
          </table:table-cell>
          <table:table-cell office:value-type="float" office:value="0.0130945941884386" calcext:value-type="float">
            <text:p>0.0130945941884386</text:p>
          </table:table-cell>
          <table:table-cell office:value-type="float" office:value="0.0125899661310688" calcext:value-type="float">
            <text:p>0.0125899661310688</text:p>
          </table:table-cell>
          <table:table-cell office:value-type="float" office:value="0.0135992222458085" calcext:value-type="float">
            <text:p>0.0135992222458085</text:p>
          </table:table-cell>
          <table:table-cell office:value-type="float" office:value="0.0391412094429828" calcext:value-type="float">
            <text:p>0.0391412094429828</text:p>
          </table:table-cell>
          <table:table-cell office:value-type="float" office:value="0.0388139531627088" calcext:value-type="float">
            <text:p>0.0388139531627088</text:p>
          </table:table-cell>
          <table:table-cell office:value-type="float" office:value="0.0394684657232567" calcext:value-type="float">
            <text:p>0.0394684657232567</text:p>
          </table:table-cell>
          <table:table-cell office:value-type="float" office:value="0.0208209654646431" calcext:value-type="float">
            <text:p>0.0208209654646431</text:p>
          </table:table-cell>
          <table:table-cell office:value-type="float" office:value="0.020579717983925" calcext:value-type="float">
            <text:p>0.020579717983925</text:p>
          </table:table-cell>
          <table:table-cell office:value-type="float" office:value="0.0210622129453612" calcext:value-type="float">
            <text:p>0.0210622129453612</text:p>
          </table:table-cell>
          <table:table-cell office:value-type="float" office:value="0.0279113482817958" calcext:value-type="float">
            <text:p>0.0279113482817958</text:p>
          </table:table-cell>
          <table:table-cell office:value-type="float" office:value="0.0276280226473097" calcext:value-type="float">
            <text:p>0.0276280226473097</text:p>
          </table:table-cell>
          <table:table-cell office:value-type="float" office:value="0.0281946739162819" calcext:value-type="float">
            <text:p>0.0281946739162819</text:p>
          </table:table-cell>
          <table:table-cell office:value-type="float" office:value="0.0420351859733786" calcext:value-type="float">
            <text:p>0.0420351859733786</text:p>
          </table:table-cell>
          <table:table-cell office:value-type="float" office:value="0.0416912127468289" calcext:value-type="float">
            <text:p>0.0416912127468289</text:p>
          </table:table-cell>
          <table:table-cell office:value-type="float" office:value="0.0423791591999284" calcext:value-type="float">
            <text:p>0.0423791591999284</text:p>
          </table:table-cell>
          <table:table-cell office:value-type="float" office:value="0.0191328320082348" calcext:value-type="float">
            <text:p>0.0191328320082348</text:p>
          </table:table-cell>
          <table:table-cell office:value-type="float" office:value="0.0188967909669884" calcext:value-type="float">
            <text:p>0.0188967909669884</text:p>
          </table:table-cell>
          <table:table-cell office:value-type="float" office:value="0.0193688730494813" calcext:value-type="float">
            <text:p>0.0193688730494813</text:p>
          </table:table-cell>
          <table:table-cell office:value-type="float" office:value="0.0193485266786185" calcext:value-type="float">
            <text:p>0.0193485266786185</text:p>
          </table:table-cell>
          <table:table-cell office:value-type="float" office:value="0.0191092130523853" calcext:value-type="float">
            <text:p>0.0191092130523853</text:p>
          </table:table-cell>
          <table:table-cell office:value-type="float" office:value="0.0195878403048517" calcext:value-type="float">
            <text:p>0.0195878403048517</text:p>
          </table:table-cell>
          <table:table-cell office:value-type="float" office:value="0.0192348939937407" calcext:value-type="float">
            <text:p>0.0192348939937407</text:p>
          </table:table-cell>
          <table:table-cell office:value-type="float" office:value="0.018998332293836" calcext:value-type="float">
            <text:p>0.018998332293836</text:p>
          </table:table-cell>
          <table:table-cell office:value-type="float" office:value="0.0194714556936454" calcext:value-type="float">
            <text:p>0.0194714556936454</text:p>
          </table:table-cell>
          <table:table-cell office:value-type="float" office:value="126.752421666667" calcext:value-type="float">
            <text:p>126.752421666667</text:p>
          </table:table-cell>
        </table:table-row>
        <table:table-row table:style-name="ro1">
          <table:table-cell office:value-type="string" calcext:value-type="string">
            <text:p>bky_posdep_null_fd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84" calcext:value-type="float">
            <text:p>0.084</text:p>
          </table:table-cell>
          <table:table-cell office:value-type="float" office:value="0.0718401260279043" calcext:value-type="float">
            <text:p>0.0718401260279043</text:p>
          </table:table-cell>
          <table:table-cell office:value-type="float" office:value="0.0961598739720958" calcext:value-type="float">
            <text:p>0.0961598739720958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23075354959014" calcext:value-type="float">
            <text:p>0.0323075354959014</text:p>
          </table:table-cell>
          <table:table-cell office:value-type="float" office:value="0.0496924645040986" calcext:value-type="float">
            <text:p>0.049692464504098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84956193255621" calcext:value-type="float">
            <text:p>0.00884956193255621</text:p>
          </table:table-cell>
          <table:table-cell office:value-type="float" office:value="0.0191504380674438" calcext:value-type="float">
            <text:p>0.0191504380674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341073358489683" calcext:value-type="float">
            <text:p>0.0341073358489683</text:p>
          </table:table-cell>
          <table:table-cell office:value-type="float" office:value="0.0518926641510317" calcext:value-type="float">
            <text:p>0.0518926641510317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17722986152937" calcext:value-type="float">
            <text:p>0.017722986152937</text:p>
          </table:table-cell>
          <table:table-cell office:value-type="float" office:value="0.031277013847063" calcext:value-type="float">
            <text:p>0.031277013847063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88495619325562" calcext:value-type="float">
            <text:p>0.0088495619325562</text:p>
          </table:table-cell>
          <table:table-cell office:value-type="float" office:value="0.0191504380674438" calcext:value-type="float">
            <text:p>0.019150438067443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91.8921696666667" calcext:value-type="float">
            <text:p>91.8921696666667</text:p>
          </table:table-cell>
        </table:table-row>
        <table:table-row table:style-name="ro1">
          <table:table-cell office:value-type="string" calcext:value-type="string">
            <text:p>bky_posdep_posonly_fdp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562190800321349" calcext:value-type="float">
            <text:p>0.0562190800321349</text:p>
          </table:table-cell>
          <table:table-cell office:value-type="float" office:value="0.051803897449958" calcext:value-type="float">
            <text:p>0.051803897449958</text:p>
          </table:table-cell>
          <table:table-cell office:value-type="float" office:value="0.0606342626143117" calcext:value-type="float">
            <text:p>0.0606342626143117</text:p>
          </table:table-cell>
          <table:table-cell office:value-type="float" office:value="0.0429965522330981" calcext:value-type="float">
            <text:p>0.0429965522330981</text:p>
          </table:table-cell>
          <table:table-cell office:value-type="float" office:value="0.040004527415417" calcext:value-type="float">
            <text:p>0.040004527415417</text:p>
          </table:table-cell>
          <table:table-cell office:value-type="float" office:value="0.0459885770507791" calcext:value-type="float">
            <text:p>0.0459885770507791</text:p>
          </table:table-cell>
          <table:table-cell office:value-type="float" office:value="0.0472588160476971" calcext:value-type="float">
            <text:p>0.0472588160476971</text:p>
          </table:table-cell>
          <table:table-cell office:value-type="float" office:value="0.0441114911701773" calcext:value-type="float">
            <text:p>0.0441114911701773</text:p>
          </table:table-cell>
          <table:table-cell office:value-type="float" office:value="0.050406140925217" calcext:value-type="float">
            <text:p>0.050406140925217</text:p>
          </table:table-cell>
          <table:table-cell office:value-type="float" office:value="0.0382093289560978" calcext:value-type="float">
            <text:p>0.0382093289560978</text:p>
          </table:table-cell>
          <table:table-cell office:value-type="float" office:value="0.0352745940711987" calcext:value-type="float">
            <text:p>0.0352745940711987</text:p>
          </table:table-cell>
          <table:table-cell office:value-type="float" office:value="0.0411440638409969" calcext:value-type="float">
            <text:p>0.0411440638409969</text:p>
          </table:table-cell>
          <table:table-cell office:value-type="float" office:value="0.0296144812475716" calcext:value-type="float">
            <text:p>0.0296144812475716</text:p>
          </table:table-cell>
          <table:table-cell office:value-type="float" office:value="0.0263406312107744" calcext:value-type="float">
            <text:p>0.0263406312107744</text:p>
          </table:table-cell>
          <table:table-cell office:value-type="float" office:value="0.0328883312843687" calcext:value-type="float">
            <text:p>0.0328883312843687</text:p>
          </table:table-cell>
          <table:table-cell office:value-type="float" office:value="0.019229195623932" calcext:value-type="float">
            <text:p>0.019229195623932</text:p>
          </table:table-cell>
          <table:table-cell office:value-type="float" office:value="0.0170216129526255" calcext:value-type="float">
            <text:p>0.0170216129526255</text:p>
          </table:table-cell>
          <table:table-cell office:value-type="float" office:value="0.0214367782952385" calcext:value-type="float">
            <text:p>0.0214367782952385</text:p>
          </table:table-cell>
          <table:table-cell office:value-type="float" office:value="0.0297376186166539" calcext:value-type="float">
            <text:p>0.0297376186166539</text:p>
          </table:table-cell>
          <table:table-cell office:value-type="float" office:value="0.0264552571696286" calcext:value-type="float">
            <text:p>0.0264552571696286</text:p>
          </table:table-cell>
          <table:table-cell office:value-type="float" office:value="0.0330199800636791" calcext:value-type="float">
            <text:p>0.0330199800636791</text:p>
          </table:table-cell>
          <table:table-cell office:value-type="float" office:value="0.0514227043367814" calcext:value-type="float">
            <text:p>0.0514227043367814</text:p>
          </table:table-cell>
          <table:table-cell office:value-type="float" office:value="0.0477371864307394" calcext:value-type="float">
            <text:p>0.0477371864307394</text:p>
          </table:table-cell>
          <table:table-cell office:value-type="float" office:value="0.0551082222428233" calcext:value-type="float">
            <text:p>0.0551082222428233</text:p>
          </table:table-cell>
          <table:table-cell office:value-type="float" office:value="0.0217524079104891" calcext:value-type="float">
            <text:p>0.0217524079104891</text:p>
          </table:table-cell>
          <table:table-cell office:value-type="float" office:value="0.0198803050372641" calcext:value-type="float">
            <text:p>0.0198803050372641</text:p>
          </table:table-cell>
          <table:table-cell office:value-type="float" office:value="0.0236245107837142" calcext:value-type="float">
            <text:p>0.0236245107837142</text:p>
          </table:table-cell>
          <table:table-cell office:value-type="float" office:value="0.0251842723226738" calcext:value-type="float">
            <text:p>0.0251842723226738</text:p>
          </table:table-cell>
          <table:table-cell office:value-type="float" office:value="0.0230067134376038" calcext:value-type="float">
            <text:p>0.0230067134376038</text:p>
          </table:table-cell>
          <table:table-cell office:value-type="float" office:value="0.0273618312077438" calcext:value-type="float">
            <text:p>0.0273618312077438</text:p>
          </table:table-cell>
          <table:table-cell office:value-type="float" office:value="0.0356317037401611" calcext:value-type="float">
            <text:p>0.0356317037401611</text:p>
          </table:table-cell>
          <table:table-cell office:value-type="float" office:value="0.0332732751271156" calcext:value-type="float">
            <text:p>0.0332732751271156</text:p>
          </table:table-cell>
          <table:table-cell office:value-type="float" office:value="0.0379901323532066" calcext:value-type="float">
            <text:p>0.0379901323532066</text:p>
          </table:table-cell>
          <table:table-cell office:value-type="float" office:value="0.0252159758053581" calcext:value-type="float">
            <text:p>0.0252159758053581</text:p>
          </table:table-cell>
          <table:table-cell office:value-type="float" office:value="0.0230280674840513" calcext:value-type="float">
            <text:p>0.0230280674840513</text:p>
          </table:table-cell>
          <table:table-cell office:value-type="float" office:value="0.0274038841266649" calcext:value-type="float">
            <text:p>0.0274038841266649</text:p>
          </table:table-cell>
          <table:table-cell office:value-type="float" office:value="0.0168296507714673" calcext:value-type="float">
            <text:p>0.0168296507714673</text:p>
          </table:table-cell>
          <table:table-cell office:value-type="float" office:value="0.0154133837058341" calcext:value-type="float">
            <text:p>0.0154133837058341</text:p>
          </table:table-cell>
          <table:table-cell office:value-type="float" office:value="0.0182459178371006" calcext:value-type="float">
            <text:p>0.0182459178371006</text:p>
          </table:table-cell>
          <table:table-cell office:value-type="float" office:value="0.0253391131744404" calcext:value-type="float">
            <text:p>0.0253391131744404</text:p>
          </table:table-cell>
          <table:table-cell office:value-type="float" office:value="0.0231380163839362" calcext:value-type="float">
            <text:p>0.0231380163839362</text:p>
          </table:table-cell>
          <table:table-cell office:value-type="float" office:value="0.0275402099649446" calcext:value-type="float">
            <text:p>0.027540209964944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712" calcext:value-type="float">
            <text:p>0.712</text:p>
          </table:table-cell>
          <table:table-cell office:value-type="float" office:value="0.69214920361732" calcext:value-type="float">
            <text:p>0.69214920361732</text:p>
          </table:table-cell>
          <table:table-cell office:value-type="float" office:value="0.73185079638268" calcext:value-type="float">
            <text:p>0.73185079638268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8967634766115" calcext:value-type="float">
            <text:p>0.728967634766115</text:p>
          </table:table-cell>
          <table:table-cell office:value-type="float" office:value="0.767032365233885" calcext:value-type="float">
            <text:p>0.76703236523388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5" calcext:value-type="float">
            <text:p>0.0185896076503585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03439755236114" calcext:value-type="float">
            <text:p>0.00803439755236114</text:p>
          </table:table-cell>
          <table:table-cell office:value-type="float" office:value="0.0179656024476389" calcext:value-type="float">
            <text:p>0.0179656024476389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101.774330375" calcext:value-type="float">
            <text:p>101.774330375</text:p>
          </table:table-cell>
        </table:table-row>
        <table:table-row table:style-name="ro1">
          <table:table-cell office:value-type="string" calcext:value-type="string">
            <text:p>bky_posdep_negonly_fdp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606927531979099" calcext:value-type="float">
            <text:p>0.0606927531979099</text:p>
          </table:table-cell>
          <table:table-cell office:value-type="float" office:value="0.0557479081283598" calcext:value-type="float">
            <text:p>0.0557479081283598</text:p>
          </table:table-cell>
          <table:table-cell office:value-type="float" office:value="0.0656375982674599" calcext:value-type="float">
            <text:p>0.0656375982674599</text:p>
          </table:table-cell>
          <table:table-cell office:value-type="float" office:value="0.0466249919507657" calcext:value-type="float">
            <text:p>0.0466249919507657</text:p>
          </table:table-cell>
          <table:table-cell office:value-type="float" office:value="0.043105609512797" calcext:value-type="float">
            <text:p>0.043105609512797</text:p>
          </table:table-cell>
          <table:table-cell office:value-type="float" office:value="0.0501443743887344" calcext:value-type="float">
            <text:p>0.0501443743887344</text:p>
          </table:table-cell>
          <table:table-cell office:value-type="float" office:value="0.051026500115899" calcext:value-type="float">
            <text:p>0.051026500115899</text:p>
          </table:table-cell>
          <table:table-cell office:value-type="float" office:value="0.0473376738498537" calcext:value-type="float">
            <text:p>0.0473376738498537</text:p>
          </table:table-cell>
          <table:table-cell office:value-type="float" office:value="0.0547153263819444" calcext:value-type="float">
            <text:p>0.0547153263819444</text:p>
          </table:table-cell>
          <table:table-cell office:value-type="float" office:value="0.0417575074327298" calcext:value-type="float">
            <text:p>0.0417575074327298</text:p>
          </table:table-cell>
          <table:table-cell office:value-type="float" office:value="0.0384106762379963" calcext:value-type="float">
            <text:p>0.0384106762379963</text:p>
          </table:table-cell>
          <table:table-cell office:value-type="float" office:value="0.0451043386274632" calcext:value-type="float">
            <text:p>0.0451043386274632</text:p>
          </table:table-cell>
          <table:table-cell office:value-type="float" office:value="0.0328284925041922" calcext:value-type="float">
            <text:p>0.0328284925041922</text:p>
          </table:table-cell>
          <table:table-cell office:value-type="float" office:value="0.0292682501137824" calcext:value-type="float">
            <text:p>0.0292682501137824</text:p>
          </table:table-cell>
          <table:table-cell office:value-type="float" office:value="0.036388734894602" calcext:value-type="float">
            <text:p>0.036388734894602</text:p>
          </table:table-cell>
          <table:table-cell office:value-type="float" office:value="0.0223371312204332" calcext:value-type="float">
            <text:p>0.0223371312204332</text:p>
          </table:table-cell>
          <table:table-cell office:value-type="float" office:value="0.0196864869550738" calcext:value-type="float">
            <text:p>0.0196864869550738</text:p>
          </table:table-cell>
          <table:table-cell office:value-type="float" office:value="0.0249877754857926" calcext:value-type="float">
            <text:p>0.0249877754857926</text:p>
          </table:table-cell>
          <table:table-cell office:value-type="float" office:value="0.0329349632980762" calcext:value-type="float">
            <text:p>0.0329349632980762</text:p>
          </table:table-cell>
          <table:table-cell office:value-type="float" office:value="0.0293688222485124" calcext:value-type="float">
            <text:p>0.0293688222485124</text:p>
          </table:table-cell>
          <table:table-cell office:value-type="float" office:value="0.03650110434764" calcext:value-type="float">
            <text:p>0.0365011043476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7155" calcext:value-type="float">
            <text:p>0.7155</text:p>
          </table:table-cell>
          <table:table-cell office:value-type="float" office:value="0.695721759734954" calcext:value-type="float">
            <text:p>0.695721759734954</text:p>
          </table:table-cell>
          <table:table-cell office:value-type="float" office:value="0.735278240265046" calcext:value-type="float">
            <text:p>0.735278240265046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29480171746568" calcext:value-type="float">
            <text:p>0.729480171746568</text:p>
          </table:table-cell>
          <table:table-cell office:value-type="float" office:value="0.767519828253432" calcext:value-type="float">
            <text:p>0.7675198282534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00847887505674" calcext:value-type="float">
            <text:p>0.0100847887505674</text:p>
          </table:table-cell>
          <table:table-cell office:value-type="float" office:value="0.0209152112494326" calcext:value-type="float">
            <text:p>0.020915211249432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537491212146724" calcext:value-type="float">
            <text:p>0.0537491212146724</text:p>
          </table:table-cell>
          <table:table-cell office:value-type="float" office:value="0.0498217025270478" calcext:value-type="float">
            <text:p>0.0498217025270478</text:p>
          </table:table-cell>
          <table:table-cell office:value-type="float" office:value="0.0576765399022971" calcext:value-type="float">
            <text:p>0.0576765399022971</text:p>
          </table:table-cell>
          <table:table-cell office:value-type="float" office:value="0.0239187878131899" calcext:value-type="float">
            <text:p>0.0239187878131899</text:p>
          </table:table-cell>
          <table:table-cell office:value-type="float" office:value="0.0219172975773355" calcext:value-type="float">
            <text:p>0.0219172975773355</text:p>
          </table:table-cell>
          <table:table-cell office:value-type="float" office:value="0.0259202780490442" calcext:value-type="float">
            <text:p>0.0259202780490442</text:p>
          </table:table-cell>
          <table:table-cell office:value-type="float" office:value="0.0274250988077621" calcext:value-type="float">
            <text:p>0.0274250988077621</text:p>
          </table:table-cell>
          <table:table-cell office:value-type="float" office:value="0.0250877847225046" calcext:value-type="float">
            <text:p>0.0250877847225046</text:p>
          </table:table-cell>
          <table:table-cell office:value-type="float" office:value="0.0297624128930195" calcext:value-type="float">
            <text:p>0.0297624128930195</text:p>
          </table:table-cell>
          <table:table-cell office:value-type="float" office:value="0.0379300198194353" calcext:value-type="float">
            <text:p>0.0379300198194353</text:p>
          </table:table-cell>
          <table:table-cell office:value-type="float" office:value="0.0354164925674027" calcext:value-type="float">
            <text:p>0.0354164925674027</text:p>
          </table:table-cell>
          <table:table-cell office:value-type="float" office:value="0.0404435470714679" calcext:value-type="float">
            <text:p>0.0404435470714679</text:p>
          </table:table-cell>
          <table:table-cell office:value-type="float" office:value="0.0275075864680273" calcext:value-type="float">
            <text:p>0.0275075864680273</text:p>
          </table:table-cell>
          <table:table-cell office:value-type="float" office:value="0.0251531873596217" calcext:value-type="float">
            <text:p>0.0251531873596217</text:p>
          </table:table-cell>
          <table:table-cell office:value-type="float" office:value="0.0298619855764329" calcext:value-type="float">
            <text:p>0.0298619855764329</text:p>
          </table:table-cell>
          <table:table-cell office:value-type="float" office:value="0.0190041150216622" calcext:value-type="float">
            <text:p>0.0190041150216622</text:p>
          </table:table-cell>
          <table:table-cell office:value-type="float" office:value="0.0174962746114967" calcext:value-type="float">
            <text:p>0.0174962746114967</text:p>
          </table:table-cell>
          <table:table-cell office:value-type="float" office:value="0.0205119554318277" calcext:value-type="float">
            <text:p>0.0205119554318277</text:p>
          </table:table-cell>
          <table:table-cell office:value-type="float" office:value="0.0276140795123174" calcext:value-type="float">
            <text:p>0.0276140795123174</text:p>
          </table:table-cell>
          <table:table-cell office:value-type="float" office:value="0.0252503099240085" calcext:value-type="float">
            <text:p>0.0252503099240085</text:p>
          </table:table-cell>
          <table:table-cell office:value-type="float" office:value="0.0299778491006262" calcext:value-type="float">
            <text:p>0.0299778491006262</text:p>
          </table:table-cell>
          <table:table-cell office:value-type="float" office:value="101.625490708333" calcext:value-type="float">
            <text:p>101.625490708333</text:p>
          </table:table-cell>
        </table:table-row>
        <table:table-row table:style-name="ro1">
          <table:table-cell office:value-type="string" calcext:value-type="string">
            <text:p>bky_posdep_balanced_fdp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51887076111714" calcext:value-type="float">
            <text:p>0.0451887076111714</text:p>
          </table:table-cell>
          <table:table-cell office:value-type="float" office:value="0.042718597924849" calcext:value-type="float">
            <text:p>0.042718597924849</text:p>
          </table:table-cell>
          <table:table-cell office:value-type="float" office:value="0.0476588172974939" calcext:value-type="float">
            <text:p>0.0476588172974939</text:p>
          </table:table-cell>
          <table:table-cell office:value-type="float" office:value="0.0306986188994294" calcext:value-type="float">
            <text:p>0.0306986188994294</text:p>
          </table:table-cell>
          <table:table-cell office:value-type="float" office:value="0.0293292562831404" calcext:value-type="float">
            <text:p>0.0293292562831404</text:p>
          </table:table-cell>
          <table:table-cell office:value-type="float" office:value="0.0320679815157184" calcext:value-type="float">
            <text:p>0.0320679815157184</text:p>
          </table:table-cell>
          <table:table-cell office:value-type="float" office:value="0.0414688994570882" calcext:value-type="float">
            <text:p>0.0414688994570882</text:p>
          </table:table-cell>
          <table:table-cell office:value-type="float" office:value="0.0398498221334479" calcext:value-type="float">
            <text:p>0.0398498221334479</text:p>
          </table:table-cell>
          <table:table-cell office:value-type="float" office:value="0.0430879767807286" calcext:value-type="float">
            <text:p>0.0430879767807286</text:p>
          </table:table-cell>
          <table:table-cell office:value-type="float" office:value="0.0432665309096781" calcext:value-type="float">
            <text:p>0.0432665309096781</text:p>
          </table:table-cell>
          <table:table-cell office:value-type="float" office:value="0.0412243112459955" calcext:value-type="float">
            <text:p>0.0412243112459955</text:p>
          </table:table-cell>
          <table:table-cell office:value-type="float" office:value="0.0453087505733607" calcext:value-type="float">
            <text:p>0.0453087505733607</text:p>
          </table:table-cell>
          <table:table-cell office:value-type="float" office:value="0.0248160185783229" calcext:value-type="float">
            <text:p>0.0248160185783229</text:p>
          </table:table-cell>
          <table:table-cell office:value-type="float" office:value="0.0231752986954824" calcext:value-type="float">
            <text:p>0.0231752986954824</text:p>
          </table:table-cell>
          <table:table-cell office:value-type="float" office:value="0.0264567384611635" calcext:value-type="float">
            <text:p>0.0264567384611635</text:p>
          </table:table-cell>
          <table:table-cell office:value-type="float" office:value="0.0229362388866702" calcext:value-type="float">
            <text:p>0.0229362388866702</text:p>
          </table:table-cell>
          <table:table-cell office:value-type="float" office:value="0.0215370661917192" calcext:value-type="float">
            <text:p>0.0215370661917192</text:p>
          </table:table-cell>
          <table:table-cell office:value-type="float" office:value="0.0243354115816211" calcext:value-type="float">
            <text:p>0.0243354115816211</text:p>
          </table:table-cell>
          <table:table-cell office:value-type="float" office:value="0.0249279069932415" calcext:value-type="float">
            <text:p>0.0249279069932415</text:p>
          </table:table-cell>
          <table:table-cell office:value-type="float" office:value="0.0232780377722639" calcext:value-type="float">
            <text:p>0.0232780377722639</text:p>
          </table:table-cell>
          <table:table-cell office:value-type="float" office:value="0.0265777762142192" calcext:value-type="float">
            <text:p>0.0265777762142192</text:p>
          </table:table-cell>
          <table:table-cell office:value-type="float" office:value="0.0293854103485187" calcext:value-type="float">
            <text:p>0.0293854103485187</text:p>
          </table:table-cell>
          <table:table-cell office:value-type="float" office:value="0.0272288162011967" calcext:value-type="float">
            <text:p>0.0272288162011967</text:p>
          </table:table-cell>
          <table:table-cell office:value-type="float" office:value="0.0315420044958406" calcext:value-type="float">
            <text:p>0.0315420044958406</text:p>
          </table:table-cell>
          <table:table-cell office:value-type="float" office:value="0.0226055205053981" calcext:value-type="float">
            <text:p>0.0226055205053981</text:p>
          </table:table-cell>
          <table:table-cell office:value-type="float" office:value="0.0211568556692951" calcext:value-type="float">
            <text:p>0.0211568556692951</text:p>
          </table:table-cell>
          <table:table-cell office:value-type="float" office:value="0.0240541853415012" calcext:value-type="float">
            <text:p>0.0240541853415012</text:p>
          </table:table-cell>
          <table:table-cell office:value-type="float" office:value="0.0318491604838881" calcext:value-type="float">
            <text:p>0.0318491604838881</text:p>
          </table:table-cell>
          <table:table-cell office:value-type="float" office:value="0.0300208306815658" calcext:value-type="float">
            <text:p>0.0300208306815658</text:p>
          </table:table-cell>
          <table:table-cell office:value-type="float" office:value="0.0336774902862103" calcext:value-type="float">
            <text:p>0.0336774902862103</text:p>
          </table:table-cell>
          <table:table-cell office:value-type="float" office:value="0.0322223351259236" calcext:value-type="float">
            <text:p>0.0322223351259236</text:p>
          </table:table-cell>
          <table:table-cell office:value-type="float" office:value="0.0302422300210467" calcext:value-type="float">
            <text:p>0.0302422300210467</text:p>
          </table:table-cell>
          <table:table-cell office:value-type="float" office:value="0.0342024402308004" calcext:value-type="float">
            <text:p>0.0342024402308004</text:p>
          </table:table-cell>
          <table:table-cell office:value-type="float" office:value="0.0142964494976722" calcext:value-type="float">
            <text:p>0.0142964494976722</text:p>
          </table:table-cell>
          <table:table-cell office:value-type="float" office:value="0.0129741177865979" calcext:value-type="float">
            <text:p>0.0129741177865979</text:p>
          </table:table-cell>
          <table:table-cell office:value-type="float" office:value="0.0156187812087466" calcext:value-type="float">
            <text:p>0.0156187812087466</text:p>
          </table:table-cell>
          <table:table-cell office:value-type="float" office:value="0.014608459867855" calcext:value-type="float">
            <text:p>0.014608459867855</text:p>
          </table:table-cell>
          <table:table-cell office:value-type="float" office:value="0.013413154139888" calcext:value-type="float">
            <text:p>0.013413154139888</text:p>
          </table:table-cell>
          <table:table-cell office:value-type="float" office:value="0.015803765595822" calcext:value-type="float">
            <text:p>0.015803765595822</text:p>
          </table:table-cell>
          <table:table-cell office:value-type="float" office:value="0.0143552646965974" calcext:value-type="float">
            <text:p>0.0143552646965974</text:p>
          </table:table-cell>
          <table:table-cell office:value-type="float" office:value="0.013025210562328" calcext:value-type="float">
            <text:p>0.013025210562328</text:p>
          </table:table-cell>
          <table:table-cell office:value-type="float" office:value="0.0156853188308668" calcext:value-type="float">
            <text:p>0.0156853188308668</text:p>
          </table:table-cell>
          <table:table-cell office:value-type="float" office:value="0.0343995046945531" calcext:value-type="float">
            <text:p>0.0343995046945531</text:p>
          </table:table-cell>
          <table:table-cell office:value-type="float" office:value="0.0321196127333882" calcext:value-type="float">
            <text:p>0.0321196127333882</text:p>
          </table:table-cell>
          <table:table-cell office:value-type="float" office:value="0.036679396655718" calcext:value-type="float">
            <text:p>0.036679396655718</text:p>
          </table:table-cell>
          <table:table-cell office:value-type="float" office:value="0.0263597153852151" calcext:value-type="float">
            <text:p>0.0263597153852151</text:p>
          </table:table-cell>
          <table:table-cell office:value-type="float" office:value="0.0248844380566367" calcext:value-type="float">
            <text:p>0.0248844380566367</text:p>
          </table:table-cell>
          <table:table-cell office:value-type="float" office:value="0.0278349927137934" calcext:value-type="float">
            <text:p>0.0278349927137934</text:p>
          </table:table-cell>
          <table:table-cell office:value-type="float" office:value="0.0361797669658762" calcext:value-type="float">
            <text:p>0.0361797669658762</text:p>
          </table:table-cell>
          <table:table-cell office:value-type="float" office:value="0.0342737353931511" calcext:value-type="float">
            <text:p>0.0342737353931511</text:p>
          </table:table-cell>
          <table:table-cell office:value-type="float" office:value="0.0380857985386013" calcext:value-type="float">
            <text:p>0.0380857985386013</text:p>
          </table:table-cell>
          <table:table-cell office:value-type="float" office:value="0.0367664230302294" calcext:value-type="float">
            <text:p>0.0367664230302294</text:p>
          </table:table-cell>
          <table:table-cell office:value-type="float" office:value="0.0346999872365085" calcext:value-type="float">
            <text:p>0.0346999872365085</text:p>
          </table:table-cell>
          <table:table-cell office:value-type="float" office:value="0.0388328588239503" calcext:value-type="float">
            <text:p>0.0388328588239503</text:p>
          </table:table-cell>
          <table:table-cell office:value-type="float" office:value="0.0177438433995586" calcext:value-type="float">
            <text:p>0.0177438433995586</text:p>
          </table:table-cell>
          <table:table-cell office:value-type="float" office:value="0.0164058480014425" calcext:value-type="float">
            <text:p>0.0164058480014425</text:p>
          </table:table-cell>
          <table:table-cell office:value-type="float" office:value="0.0190818387976746" calcext:value-type="float">
            <text:p>0.0190818387976746</text:p>
          </table:table-cell>
          <table:table-cell office:value-type="float" office:value="0.01798181852286" calcext:value-type="float">
            <text:p>0.01798181852286</text:p>
          </table:table-cell>
          <table:table-cell office:value-type="float" office:value="0.0167983704802851" calcext:value-type="float">
            <text:p>0.0167983704802851</text:p>
          </table:table-cell>
          <table:table-cell office:value-type="float" office:value="0.0191652665654349" calcext:value-type="float">
            <text:p>0.0191652665654349</text:p>
          </table:table-cell>
          <table:table-cell office:value-type="float" office:value="0.0178245526790732" calcext:value-type="float">
            <text:p>0.0178245526790732</text:p>
          </table:table-cell>
          <table:table-cell office:value-type="float" office:value="0.0164800617203272" calcext:value-type="float">
            <text:p>0.0164800617203272</text:p>
          </table:table-cell>
          <table:table-cell office:value-type="float" office:value="0.0191690436378192" calcext:value-type="float">
            <text:p>0.0191690436378192</text:p>
          </table:table-cell>
          <table:table-cell office:value-type="float" office:value="127.684185833333" calcext:value-type="float">
            <text:p>127.684185833333</text:p>
          </table:table-cell>
        </table:table-row>
        <table:table-row table:style-name="ro1">
          <table:table-cell office:value-type="string" calcext:value-type="string">
            <text:p>bky_posdep_unbalanced_fdp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9183887816088" calcext:value-type="float">
            <text:p>0.0489183887816088</text:p>
          </table:table-cell>
          <table:table-cell office:value-type="float" office:value="0.0462252052205139" calcext:value-type="float">
            <text:p>0.0462252052205139</text:p>
          </table:table-cell>
          <table:table-cell office:value-type="float" office:value="0.0516115723427036" calcext:value-type="float">
            <text:p>0.0516115723427036</text:p>
          </table:table-cell>
          <table:table-cell office:value-type="float" office:value="0.0311567786440515" calcext:value-type="float">
            <text:p>0.0311567786440515</text:p>
          </table:table-cell>
          <table:table-cell office:value-type="float" office:value="0.0297710623470518" calcext:value-type="float">
            <text:p>0.0297710623470518</text:p>
          </table:table-cell>
          <table:table-cell office:value-type="float" office:value="0.0325424949410513" calcext:value-type="float">
            <text:p>0.0325424949410513</text:p>
          </table:table-cell>
          <table:table-cell office:value-type="float" office:value="0.0419650374933668" calcext:value-type="float">
            <text:p>0.0419650374933668</text:p>
          </table:table-cell>
          <table:table-cell office:value-type="float" office:value="0.0403196357453217" calcext:value-type="float">
            <text:p>0.0403196357453217</text:p>
          </table:table-cell>
          <table:table-cell office:value-type="float" office:value="0.0436104392414119" calcext:value-type="float">
            <text:p>0.0436104392414119</text:p>
          </table:table-cell>
          <table:table-cell office:value-type="float" office:value="0.0427890321851654" calcext:value-type="float">
            <text:p>0.0427890321851654</text:p>
          </table:table-cell>
          <table:table-cell office:value-type="float" office:value="0.0407154449404717" calcext:value-type="float">
            <text:p>0.0407154449404717</text:p>
          </table:table-cell>
          <table:table-cell office:value-type="float" office:value="0.044862619429859" calcext:value-type="float">
            <text:p>0.044862619429859</text:p>
          </table:table-cell>
          <table:table-cell office:value-type="float" office:value="0.0260122750648675" calcext:value-type="float">
            <text:p>0.0260122750648675</text:p>
          </table:table-cell>
          <table:table-cell office:value-type="float" office:value="0.0243102947679269" calcext:value-type="float">
            <text:p>0.0243102947679269</text:p>
          </table:table-cell>
          <table:table-cell office:value-type="float" office:value="0.0277142553618081" calcext:value-type="float">
            <text:p>0.0277142553618081</text:p>
          </table:table-cell>
          <table:table-cell office:value-type="float" office:value="0.0223383533221747" calcext:value-type="float">
            <text:p>0.0223383533221747</text:p>
          </table:table-cell>
          <table:table-cell office:value-type="float" office:value="0.0209450046967277" calcext:value-type="float">
            <text:p>0.0209450046967277</text:p>
          </table:table-cell>
          <table:table-cell office:value-type="float" office:value="0.0237317019476218" calcext:value-type="float">
            <text:p>0.0237317019476218</text:p>
          </table:table-cell>
          <table:table-cell office:value-type="float" office:value="0.0261854111574177" calcext:value-type="float">
            <text:p>0.0261854111574177</text:p>
          </table:table-cell>
          <table:table-cell office:value-type="float" office:value="0.0244700254182153" calcext:value-type="float">
            <text:p>0.0244700254182153</text:p>
          </table:table-cell>
          <table:table-cell office:value-type="float" office:value="0.02790079689662" calcext:value-type="float">
            <text:p>0.02790079689662</text:p>
          </table:table-cell>
          <table:table-cell office:value-type="float" office:value="0.0256977476400466" calcext:value-type="float">
            <text:p>0.0256977476400466</text:p>
          </table:table-cell>
          <table:table-cell office:value-type="float" office:value="0.0233632443778224" calcext:value-type="float">
            <text:p>0.0233632443778224</text:p>
          </table:table-cell>
          <table:table-cell office:value-type="float" office:value="0.0280322509022708" calcext:value-type="float">
            <text:p>0.0280322509022708</text:p>
          </table:table-cell>
          <table:table-cell office:value-type="float" office:value="0.0449934927030367" calcext:value-type="float">
            <text:p>0.0449934927030367</text:p>
          </table:table-cell>
          <table:table-cell office:value-type="float" office:value="0.0427271043511302" calcext:value-type="float">
            <text:p>0.0427271043511302</text:p>
          </table:table-cell>
          <table:table-cell office:value-type="float" office:value="0.0472598810549432" calcext:value-type="float">
            <text:p>0.0472598810549432</text:p>
          </table:table-cell>
          <table:table-cell office:value-type="float" office:value="0.0613299353077656" calcext:value-type="float">
            <text:p>0.0613299353077656</text:p>
          </table:table-cell>
          <table:table-cell office:value-type="float" office:value="0.0586627564909369" calcext:value-type="float">
            <text:p>0.0586627564909369</text:p>
          </table:table-cell>
          <table:table-cell office:value-type="float" office:value="0.0639971141245943" calcext:value-type="float">
            <text:p>0.0639971141245943</text:p>
          </table:table-cell>
          <table:table-cell office:value-type="float" office:value="0.0321417770752995" calcext:value-type="float">
            <text:p>0.0321417770752995</text:p>
          </table:table-cell>
          <table:table-cell office:value-type="float" office:value="0.0297603527630182" calcext:value-type="float">
            <text:p>0.0297603527630182</text:p>
          </table:table-cell>
          <table:table-cell office:value-type="float" office:value="0.0345232013875807" calcext:value-type="float">
            <text:p>0.0345232013875807</text:p>
          </table:table-cell>
          <table:table-cell office:value-type="float" office:value="0.0126674286497286" calcext:value-type="float">
            <text:p>0.0126674286497286</text:p>
          </table:table-cell>
          <table:table-cell office:value-type="float" office:value="0.01128644370226" calcext:value-type="float">
            <text:p>0.01128644370226</text:p>
          </table:table-cell>
          <table:table-cell office:value-type="float" office:value="0.0140484135971973" calcext:value-type="float">
            <text:p>0.0140484135971973</text:p>
          </table:table-cell>
          <table:table-cell office:value-type="float" office:value="0.0150794304999753" calcext:value-type="float">
            <text:p>0.0150794304999753</text:p>
          </table:table-cell>
          <table:table-cell office:value-type="float" office:value="0.0136949951067957" calcext:value-type="float">
            <text:p>0.0136949951067957</text:p>
          </table:table-cell>
          <table:table-cell office:value-type="float" office:value="0.0164638658931549" calcext:value-type="float">
            <text:p>0.0164638658931549</text:p>
          </table:table-cell>
          <table:table-cell office:value-type="float" office:value="0.0126756672404097" calcext:value-type="float">
            <text:p>0.0126756672404097</text:p>
          </table:table-cell>
          <table:table-cell office:value-type="float" office:value="0.0112919534881604" calcext:value-type="float">
            <text:p>0.0112919534881604</text:p>
          </table:table-cell>
          <table:table-cell office:value-type="float" office:value="0.0140593809926589" calcext:value-type="float">
            <text:p>0.0140593809926589</text:p>
          </table:table-cell>
          <table:table-cell office:value-type="float" office:value="0.0415017060746921" calcext:value-type="float">
            <text:p>0.0415017060746921</text:p>
          </table:table-cell>
          <table:table-cell office:value-type="float" office:value="0.0390123715735925" calcext:value-type="float">
            <text:p>0.0390123715735925</text:p>
          </table:table-cell>
          <table:table-cell office:value-type="float" office:value="0.0439910405757918" calcext:value-type="float">
            <text:p>0.0439910405757918</text:p>
          </table:table-cell>
          <table:table-cell office:value-type="float" office:value="0.0189540528184287" calcext:value-type="float">
            <text:p>0.0189540528184287</text:p>
          </table:table-cell>
          <table:table-cell office:value-type="float" office:value="0.0177443709102657" calcext:value-type="float">
            <text:p>0.0177443709102657</text:p>
          </table:table-cell>
          <table:table-cell office:value-type="float" office:value="0.0201637347265917" calcext:value-type="float">
            <text:p>0.0201637347265917</text:p>
          </table:table-cell>
          <table:table-cell office:value-type="float" office:value="0.0269377803787157" calcext:value-type="float">
            <text:p>0.0269377803787157</text:p>
          </table:table-cell>
          <table:table-cell office:value-type="float" office:value="0.0252767871962764" calcext:value-type="float">
            <text:p>0.0252767871962764</text:p>
          </table:table-cell>
          <table:table-cell office:value-type="float" office:value="0.0285987735611549" calcext:value-type="float">
            <text:p>0.0285987735611549</text:p>
          </table:table-cell>
          <table:table-cell office:value-type="float" office:value="0.0362866227777812" calcext:value-type="float">
            <text:p>0.0362866227777812</text:p>
          </table:table-cell>
          <table:table-cell office:value-type="float" office:value="0.0344149406810597" calcext:value-type="float">
            <text:p>0.0344149406810597</text:p>
          </table:table-cell>
          <table:table-cell office:value-type="float" office:value="0.0381583048745026" calcext:value-type="float">
            <text:p>0.0381583048745026</text:p>
          </table:table-cell>
          <table:table-cell office:value-type="float" office:value="0.0204243189870169" calcext:value-type="float">
            <text:p>0.0204243189870169</text:p>
          </table:table-cell>
          <table:table-cell office:value-type="float" office:value="0.0189848255491236" calcext:value-type="float">
            <text:p>0.0189848255491236</text:p>
          </table:table-cell>
          <table:table-cell office:value-type="float" office:value="0.0218638124249102" calcext:value-type="float">
            <text:p>0.0218638124249102</text:p>
          </table:table-cell>
          <table:table-cell office:value-type="float" office:value="0.0169080836545564" calcext:value-type="float">
            <text:p>0.0169080836545564</text:p>
          </table:table-cell>
          <table:table-cell office:value-type="float" office:value="0.0158249372222466" calcext:value-type="float">
            <text:p>0.0158249372222466</text:p>
          </table:table-cell>
          <table:table-cell office:value-type="float" office:value="0.0179912300868663" calcext:value-type="float">
            <text:p>0.0179912300868663</text:p>
          </table:table-cell>
          <table:table-cell office:value-type="float" office:value="0.0205996732419526" calcext:value-type="float">
            <text:p>0.0205996732419526</text:p>
          </table:table-cell>
          <table:table-cell office:value-type="float" office:value="0.0191451768113824" calcext:value-type="float">
            <text:p>0.0191451768113824</text:p>
          </table:table-cell>
          <table:table-cell office:value-type="float" office:value="0.0220541696725228" calcext:value-type="float">
            <text:p>0.0220541696725228</text:p>
          </table:table-cell>
          <table:table-cell office:value-type="float" office:value="125.222008708333" calcext:value-type="float">
            <text:p>125.222008708333</text:p>
          </table:table-cell>
        </table:table-row>
      </table:table>
      <table:named-expressions/>
      <table:database-ranges>
        <table:database-range table:name="__Anonymous_Sheet_DB__0" table:target-range-address="formatted.O1:formatted.O22"/>
        <table:database-range table:name="__Anonymous_Sheet_DB__1" table:target-range-address="raw.A17:raw.XF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7T00:42:50.441021366</dc:date>
    <meta:editing-duration>PT17H5M59S</meta:editing-duration>
    <meta:editing-cycles>27</meta:editing-cycles>
    <meta:generator>LibreOffice/7.4.1.2$MacOSX_AARCH64 LibreOffice_project/3c58a8f3a960df8bc8fd77b461821e42c061c5f0</meta:generator>
    <meta:document-statistic meta:table-count="2" meta:cell-count="2187" meta:object-count="0"/>
  </office:meta>
</office:document-meta>
</file>